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Menlo" svg:font-family="Menlo, 'Courier New'"/>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Ubuntu" style:text-underline-style="none" fo:font-weight="normal" officeooo:rsid="00dc7443" officeooo:paragraph-rsid="00dc7443" style:font-weight-asian="normal" style:font-weight-complex="normal"/>
    </style:style>
    <style:style style:name="P2" style:family="paragraph" style:parent-style-name="Standard">
      <style:text-properties style:font-name="Ubuntu" style:text-underline-style="none" fo:font-weight="normal" officeooo:rsid="00de5105" officeooo:paragraph-rsid="00de5105" style:font-weight-asian="normal" style:font-weight-complex="normal"/>
    </style:style>
    <style:style style:name="P3" style:family="paragraph" style:parent-style-name="Standard">
      <style:text-properties style:font-name="Ubuntu" style:text-underline-style="none" fo:font-weight="normal" officeooo:rsid="011897c4" officeooo:paragraph-rsid="011897c4" style:font-weight-asian="normal" style:font-weight-complex="normal"/>
    </style:style>
    <style:style style:name="P4" style:family="paragraph" style:parent-style-name="Standard">
      <style:text-properties style:font-name="Ubuntu" style:text-underline-style="none" fo:font-weight="normal" officeooo:rsid="011d8210" officeooo:paragraph-rsid="011d8210" style:font-weight-asian="normal" style:font-weight-complex="normal"/>
    </style:style>
    <style:style style:name="P5" style:family="paragraph" style:parent-style-name="Standard">
      <style:text-properties style:font-name="Ubuntu" style:text-underline-style="none" fo:font-weight="normal" officeooo:rsid="011da856" officeooo:paragraph-rsid="011da856" style:font-weight-asian="normal" style:font-weight-complex="normal"/>
    </style:style>
    <style:style style:name="P6" style:family="paragraph" style:parent-style-name="Standard">
      <style:text-properties style:font-name="Ubuntu" style:text-underline-style="none" fo:font-weight="normal" officeooo:rsid="0124aff4" officeooo:paragraph-rsid="0124aff4" style:font-weight-asian="normal" style:font-weight-complex="normal"/>
    </style:style>
    <style:style style:name="P7" style:family="paragraph" style:parent-style-name="Standard">
      <style:text-properties style:font-name="Ubuntu" style:text-underline-style="none" fo:font-weight="normal" officeooo:rsid="00dfba9d" officeooo:paragraph-rsid="00dfba9d" style:font-weight-asian="normal" style:font-weight-complex="normal"/>
    </style:style>
    <style:style style:name="P8" style:family="paragraph" style:parent-style-name="Standard">
      <style:text-properties style:font-name="Ubuntu" style:text-underline-style="none" fo:font-weight="normal" officeooo:rsid="0130951b" officeooo:paragraph-rsid="0130951b" style:font-weight-asian="normal" style:font-weight-complex="normal"/>
    </style:style>
    <style:style style:name="P9" style:family="paragraph" style:parent-style-name="Standard">
      <style:text-properties style:font-name="Ubuntu" style:text-underline-style="none" fo:font-weight="normal" officeooo:rsid="013165dd" officeooo:paragraph-rsid="013165dd" style:font-weight-asian="normal" style:font-weight-complex="normal"/>
    </style:style>
    <style:style style:name="P10" style:family="paragraph" style:parent-style-name="Standard">
      <style:text-properties style:font-name="Ubuntu" style:text-underline-style="none" fo:font-weight="normal" officeooo:rsid="013165dd" officeooo:paragraph-rsid="0142f58a" style:font-weight-asian="normal" style:font-weight-complex="normal"/>
    </style:style>
    <style:style style:name="P11" style:family="paragraph" style:parent-style-name="Standard">
      <style:text-properties style:font-name="Ubuntu" style:text-underline-style="none" fo:font-weight="normal" officeooo:rsid="0135485b" officeooo:paragraph-rsid="013798ca" style:font-weight-asian="normal" style:font-weight-complex="normal"/>
    </style:style>
    <style:style style:name="P12" style:family="paragraph" style:parent-style-name="Standard">
      <style:text-properties style:font-name="Ubuntu" style:text-underline-style="none" fo:font-weight="normal" officeooo:rsid="0137aa69" officeooo:paragraph-rsid="01451954" style:font-weight-asian="normal" style:font-weight-complex="normal"/>
    </style:style>
    <style:style style:name="P13" style:family="paragraph" style:parent-style-name="Standard">
      <style:text-properties style:font-name="Ubuntu" style:text-underline-style="none" fo:font-weight="normal" officeooo:rsid="013d1e9a" officeooo:paragraph-rsid="013d1e9a" style:font-weight-asian="normal" style:font-weight-complex="normal"/>
    </style:style>
    <style:style style:name="P14" style:family="paragraph" style:parent-style-name="Standard">
      <style:text-properties style:font-name="Ubuntu" style:text-underline-style="none" fo:font-weight="normal" officeooo:rsid="01463403" officeooo:paragraph-rsid="01463403" style:font-weight-asian="normal" style:font-weight-complex="normal"/>
    </style:style>
    <style:style style:name="P15" style:family="paragraph" style:parent-style-name="Standard">
      <style:text-properties style:font-name="Ubuntu" style:text-underline-style="none" fo:font-weight="normal" officeooo:rsid="0147b6b2" officeooo:paragraph-rsid="0149b163" style:font-weight-asian="normal" style:font-weight-complex="normal"/>
    </style:style>
    <style:style style:name="P16" style:family="paragraph" style:parent-style-name="Standard">
      <style:text-properties style:font-name="Ubuntu" style:text-underline-style="none" fo:font-weight="normal" officeooo:rsid="014e9124" officeooo:paragraph-rsid="014e9124" style:font-weight-asian="normal" style:font-weight-complex="normal"/>
    </style:style>
    <style:style style:name="P17" style:family="paragraph" style:parent-style-name="Standard">
      <style:text-properties style:font-name="Ubuntu" style:text-underline-style="none" fo:font-weight="normal" officeooo:rsid="01cbf763" officeooo:paragraph-rsid="01cbf763" style:font-weight-asian="normal" style:font-weight-complex="normal"/>
    </style:style>
    <style:style style:name="P18" style:family="paragraph" style:parent-style-name="Standard">
      <style:text-properties style:font-name="Ubuntu" fo:font-weight="normal" officeooo:paragraph-rsid="0130951b"/>
    </style:style>
    <style:style style:name="P19" style:family="paragraph" style:parent-style-name="Standard">
      <style:text-properties style:font-name="Ubuntu" fo:font-style="normal" style:text-underline-style="none" fo:font-weight="bold" officeooo:rsid="00e96e78" officeooo:paragraph-rsid="00e96e78" style:font-style-asian="normal" style:font-weight-asian="bold" style:font-style-complex="normal" style:font-weight-complex="bold"/>
    </style:style>
    <style:style style:name="P20" style:family="paragraph" style:parent-style-name="Standard">
      <style:text-properties style:font-name="Ubuntu" fo:font-style="normal" style:text-underline-style="none" fo:font-weight="bold" officeooo:rsid="00e09bcc" officeooo:paragraph-rsid="00e09bcc" style:font-style-asian="normal" style:font-weight-asian="bold" style:font-style-complex="normal" style:font-weight-complex="bold"/>
    </style:style>
    <style:style style:name="P21" style:family="paragraph" style:parent-style-name="Standard">
      <style:text-properties style:font-name="Ubuntu" fo:font-style="normal" style:text-underline-style="none" fo:font-weight="normal" officeooo:rsid="00e3c8b3" officeooo:paragraph-rsid="01b184fd" style:font-style-asian="normal" style:font-weight-asian="normal" style:font-style-complex="normal" style:font-weight-complex="normal"/>
    </style:style>
    <style:style style:name="P22" style:family="paragraph" style:parent-style-name="Standard">
      <style:text-properties fo:color="#0066cc" style:font-name="Ubuntu" style:text-underline-style="none" fo:font-weight="normal" officeooo:rsid="00e22cea" officeooo:paragraph-rsid="00e22cea" style:font-weight-asian="normal" style:font-weight-complex="normal"/>
    </style:style>
    <style:style style:name="P23" style:family="paragraph" style:parent-style-name="Standard">
      <style:text-properties fo:color="#0066cc" style:font-name="Ubuntu" style:text-underline-style="none" fo:font-weight="normal" officeooo:rsid="011da856" officeooo:paragraph-rsid="011da856" style:font-weight-asian="normal" style:font-weight-complex="normal"/>
    </style:style>
    <style:style style:name="P24" style:family="paragraph" style:parent-style-name="Standard">
      <style:text-properties fo:color="#0066cc" style:font-name="Ubuntu" style:text-underline-style="none" fo:font-weight="normal" officeooo:rsid="01205e65" officeooo:paragraph-rsid="01205e65" style:font-weight-asian="normal" style:font-weight-complex="normal"/>
    </style:style>
    <style:style style:name="P25" style:family="paragraph" style:parent-style-name="Standard">
      <style:text-properties fo:color="#0066cc" style:font-name="Ubuntu" style:text-underline-style="none" fo:font-weight="normal" officeooo:rsid="0132ba2c" officeooo:paragraph-rsid="0132ba2c" style:font-weight-asian="normal" style:font-weight-complex="normal"/>
    </style:style>
    <style:style style:name="P26" style:family="paragraph" style:parent-style-name="Standard">
      <style:text-properties fo:color="#0066cc" style:font-name="Ubuntu" style:text-underline-style="none" fo:font-weight="normal" officeooo:rsid="0137aa69" officeooo:paragraph-rsid="0137aa69" style:font-weight-asian="normal" style:font-weight-complex="normal"/>
    </style:style>
    <style:style style:name="P27" style:family="paragraph" style:parent-style-name="Standard">
      <style:text-properties fo:color="#0066cc" style:font-name="Ubuntu" style:text-underline-style="none" fo:font-weight="normal" officeooo:rsid="013991f2" officeooo:paragraph-rsid="013991f2" style:font-weight-asian="normal" style:font-weight-complex="normal"/>
    </style:style>
    <style:style style:name="P28" style:family="paragraph" style:parent-style-name="Standard">
      <style:text-properties fo:color="#0066cc" style:font-name="Ubuntu" style:text-underline-style="none" fo:font-weight="normal" officeooo:rsid="01463403" officeooo:paragraph-rsid="01463403" style:font-weight-asian="normal" style:font-weight-complex="normal"/>
    </style:style>
    <style:style style:name="P29" style:family="paragraph" style:parent-style-name="Standard">
      <style:text-properties fo:color="#0066cc" style:font-name="Ubuntu" style:text-underline-style="none" fo:font-weight="normal" officeooo:rsid="014f80d5" officeooo:paragraph-rsid="014f80d5" style:font-weight-asian="normal" style:font-weight-complex="normal"/>
    </style:style>
    <style:style style:name="P30" style:family="paragraph" style:parent-style-name="Standard">
      <style:text-properties fo:color="#0066cc" style:font-name="Ubuntu" style:text-underline-style="none" fo:font-weight="normal" officeooo:rsid="01b394a5" officeooo:paragraph-rsid="01b394a5" style:font-weight-asian="normal" style:font-weight-complex="normal"/>
    </style:style>
    <style:style style:name="P31" style:family="paragraph" style:parent-style-name="Standard">
      <style:text-properties fo:color="#0066cc" style:font-name="Ubuntu" style:text-underline-style="none" fo:font-weight="normal" officeooo:rsid="01cbf763" officeooo:paragraph-rsid="01cbf763" style:font-weight-asian="normal" style:font-weight-complex="normal"/>
    </style:style>
    <style:style style:name="P32" style:family="paragraph" style:parent-style-name="Standard">
      <style:text-properties fo:color="#0066cc" style:font-name="Ubuntu" fo:font-style="normal" style:text-underline-style="none" fo:font-weight="normal" officeooo:rsid="01205e65" officeooo:paragraph-rsid="01205e65" style:font-style-asian="normal" style:font-weight-asian="normal" style:font-style-complex="normal" style:font-weight-complex="normal"/>
    </style:style>
    <style:style style:name="P33" style:family="paragraph" style:parent-style-name="Standard">
      <style:text-properties fo:color="#0066cc" style:font-name="Ubuntu" fo:font-style="normal" style:text-underline-style="none" fo:font-weight="normal" officeooo:rsid="014f80d5" officeooo:paragraph-rsid="014f80d5" style:font-style-asian="normal" style:font-weight-asian="normal" style:font-style-complex="normal" style:font-weight-complex="normal"/>
    </style:style>
    <style:style style:name="P34" style:family="paragraph" style:parent-style-name="Standard">
      <style:text-properties fo:color="#0066cc" style:font-name="Ubuntu" fo:font-style="normal" style:text-underline-style="none" fo:font-weight="normal" officeooo:rsid="01d3839a" officeooo:paragraph-rsid="01d3839a" style:font-style-asian="normal" style:font-weight-asian="normal" style:font-style-complex="normal" style:font-weight-complex="normal"/>
    </style:style>
    <style:style style:name="P35" style:family="paragraph" style:parent-style-name="Standard">
      <style:text-properties fo:color="#0066cc" style:font-name="Ubuntu" fo:font-style="normal" style:text-underline-style="none" fo:font-weight="normal" officeooo:rsid="01d3839a" officeooo:paragraph-rsid="01d526f8" style:font-style-asian="normal" style:font-weight-asian="normal" style:font-style-complex="normal" style:font-weight-complex="normal"/>
    </style:style>
    <style:style style:name="P36" style:family="paragraph" style:parent-style-name="Standard">
      <style:text-properties fo:color="#0066cc" style:font-name="Ubuntu" fo:font-style="normal" style:text-underline-style="none" fo:font-weight="normal" officeooo:rsid="01da487a" officeooo:paragraph-rsid="01dbd88b" style:font-style-asian="normal" style:font-weight-asian="normal" style:font-style-complex="normal" style:font-weight-complex="normal"/>
    </style:style>
    <style:style style:name="P37" style:family="paragraph" style:parent-style-name="Standard">
      <style:text-properties fo:color="#0066cc" style:font-name="Ubuntu" fo:font-style="normal" style:text-underline-style="none" fo:font-weight="normal" officeooo:rsid="01dbd88b" officeooo:paragraph-rsid="01dbd88b" style:font-style-asian="normal" style:font-weight-asian="normal" style:font-style-complex="normal" style:font-weight-complex="normal"/>
    </style:style>
    <style:style style:name="P38" style:family="paragraph" style:parent-style-name="Standard">
      <style:text-properties fo:color="#0066cc" style:font-name="Ubuntu" fo:font-style="normal" style:text-underline-style="none" fo:font-weight="normal" officeooo:rsid="0209a658" officeooo:paragraph-rsid="0209a658" style:font-style-asian="normal" style:font-weight-asian="normal" style:font-style-complex="normal" style:font-weight-complex="normal"/>
    </style:style>
    <style:style style:name="P39" style:family="paragraph" style:parent-style-name="Standard">
      <style:text-properties fo:color="#0066cc" style:font-name="Ubuntu" fo:font-size="12pt" style:text-underline-style="none" fo:font-weight="normal" officeooo:rsid="01b48fb0" officeooo:paragraph-rsid="01b48fb0" style:font-size-asian="12pt" style:font-weight-asian="normal" style:font-size-complex="12pt" style:font-weight-complex="normal"/>
    </style:style>
    <style:style style:name="P40" style:family="paragraph" style:parent-style-name="Standard">
      <style:text-properties style:use-window-font-color="true" style:font-name="Ubuntu" style:text-underline-style="none" fo:font-weight="normal" officeooo:rsid="00e3c8b3" officeooo:paragraph-rsid="00e96e78" style:font-weight-asian="normal" style:font-weight-complex="normal"/>
    </style:style>
    <style:style style:name="P41" style:family="paragraph" style:parent-style-name="Standard">
      <style:text-properties style:use-window-font-color="true" style:font-name="Ubuntu" style:text-underline-style="none" fo:font-weight="normal" officeooo:rsid="00e96e78" officeooo:paragraph-rsid="00e96e78" style:font-weight-asian="normal" style:font-weight-complex="normal"/>
    </style:style>
    <style:style style:name="P42" style:family="paragraph" style:parent-style-name="Standard">
      <style:text-properties style:use-window-font-color="true" style:font-name="Ubuntu" style:text-underline-style="none" fo:font-weight="normal" officeooo:rsid="00eada0c" officeooo:paragraph-rsid="00eada0c" style:font-weight-asian="normal" style:font-weight-complex="normal"/>
    </style:style>
    <style:style style:name="P43" style:family="paragraph" style:parent-style-name="Standard">
      <style:text-properties style:use-window-font-color="true" style:font-name="Ubuntu" style:text-underline-style="none" fo:font-weight="normal" officeooo:rsid="00eb602c" officeooo:paragraph-rsid="00eb602c" style:font-weight-asian="normal" style:font-weight-complex="normal"/>
    </style:style>
    <style:style style:name="P44" style:family="paragraph" style:parent-style-name="Standard">
      <style:text-properties style:use-window-font-color="true" style:font-name="Ubuntu" style:text-underline-style="none" fo:font-weight="normal" officeooo:rsid="00fa3de5" officeooo:paragraph-rsid="00fa3de5" style:font-weight-asian="normal" style:font-weight-complex="normal"/>
    </style:style>
    <style:style style:name="P45" style:family="paragraph" style:parent-style-name="Standard">
      <style:text-properties style:use-window-font-color="true" style:font-name="Ubuntu" style:text-underline-style="none" fo:font-weight="normal" officeooo:rsid="01082888" officeooo:paragraph-rsid="01082888" style:font-weight-asian="normal" style:font-weight-complex="normal"/>
    </style:style>
    <style:style style:name="P46" style:family="paragraph" style:parent-style-name="Standard">
      <style:text-properties style:use-window-font-color="true" style:font-name="Ubuntu" style:text-underline-style="none" fo:font-weight="normal" officeooo:rsid="01091feb" officeooo:paragraph-rsid="0111585b" style:font-weight-asian="normal" style:font-weight-complex="normal"/>
    </style:style>
    <style:style style:name="P47" style:family="paragraph" style:parent-style-name="Standard">
      <style:text-properties style:use-window-font-color="true" style:font-name="Ubuntu" style:text-underline-style="none" fo:font-weight="normal" officeooo:rsid="010bc9ef" officeooo:paragraph-rsid="010bc9ef" style:font-weight-asian="normal" style:font-weight-complex="normal"/>
    </style:style>
    <style:style style:name="P48" style:family="paragraph" style:parent-style-name="Standard">
      <style:text-properties style:use-window-font-color="true" style:font-name="Ubuntu" style:text-underline-style="none" fo:font-weight="normal" officeooo:rsid="012358eb" officeooo:paragraph-rsid="012358eb" style:font-weight-asian="normal" style:font-weight-complex="normal"/>
    </style:style>
    <style:style style:name="P49" style:family="paragraph" style:parent-style-name="Standard">
      <style:text-properties style:use-window-font-color="true" style:font-name="Ubuntu" style:text-underline-style="none" fo:font-weight="normal" officeooo:rsid="012367a5" officeooo:paragraph-rsid="012367a5" style:font-weight-asian="normal" style:font-weight-complex="normal"/>
    </style:style>
    <style:style style:name="P50" style:family="paragraph" style:parent-style-name="Standard">
      <style:text-properties style:use-window-font-color="true" style:font-name="Ubuntu" style:text-underline-style="none" fo:font-weight="normal" officeooo:rsid="014f80d5" officeooo:paragraph-rsid="0152d402" style:font-weight-asian="normal" style:font-weight-complex="normal"/>
    </style:style>
    <style:style style:name="P51" style:family="paragraph" style:parent-style-name="Standard">
      <style:text-properties style:use-window-font-color="true" style:font-name="Ubuntu" fo:font-style="italic" style:text-underline-style="none" fo:font-weight="normal" officeooo:rsid="00f6532d" officeooo:paragraph-rsid="00f6532d" style:font-style-asian="italic" style:font-weight-asian="normal" style:font-style-complex="italic" style:font-weight-complex="normal"/>
    </style:style>
    <style:style style:name="P52" style:family="paragraph" style:parent-style-name="Standard">
      <style:text-properties style:use-window-font-color="true" style:font-name="Ubuntu" fo:font-style="normal" style:text-underline-style="none" fo:font-weight="normal" officeooo:rsid="010a76bd" officeooo:paragraph-rsid="010a76bd" style:font-style-asian="normal" style:font-weight-asian="normal" style:font-style-complex="normal" style:font-weight-complex="normal"/>
    </style:style>
    <style:style style:name="P53" style:family="paragraph" style:parent-style-name="Standard">
      <style:text-properties fo:color="#000000" style:font-name="Ubuntu" style:text-underline-style="none" fo:font-weight="normal" officeooo:rsid="0129890a" officeooo:paragraph-rsid="01aa7083" style:font-weight-asian="normal" style:font-weight-complex="normal"/>
    </style:style>
    <style:style style:name="P54" style:family="paragraph" style:parent-style-name="Standard">
      <style:text-properties fo:color="#000000" style:font-name="Ubuntu" style:text-underline-style="none" fo:font-weight="normal" officeooo:rsid="01ad7387" officeooo:paragraph-rsid="01ad7387" style:font-weight-asian="normal" style:font-weight-complex="normal"/>
    </style:style>
    <style:style style:name="P55" style:family="paragraph" style:parent-style-name="Standard">
      <style:text-properties fo:color="#000000" style:font-name="Ubuntu" style:text-underline-style="none" fo:font-weight="normal" officeooo:rsid="01b394a5" officeooo:paragraph-rsid="01b394a5" style:font-weight-asian="normal" style:font-weight-complex="normal"/>
    </style:style>
    <style:style style:name="P56" style:family="paragraph" style:parent-style-name="Standard">
      <style:text-properties fo:color="#000000" style:font-name="Ubuntu" style:text-underline-style="none" fo:font-weight="normal" officeooo:rsid="01b48fb0" officeooo:paragraph-rsid="01b48fb0" style:font-weight-asian="normal" style:font-weight-complex="normal"/>
    </style:style>
    <style:style style:name="P57" style:family="paragraph" style:parent-style-name="Standard">
      <style:text-properties fo:color="#000000" style:font-name="Ubuntu" style:text-underline-style="none" fo:font-weight="normal" officeooo:rsid="01b60134" officeooo:paragraph-rsid="01b60134" style:font-weight-asian="normal" style:font-weight-complex="normal"/>
    </style:style>
    <style:style style:name="P58" style:family="paragraph" style:parent-style-name="Standard">
      <style:text-properties fo:color="#000000" style:font-name="Ubuntu" style:text-underline-style="none" fo:font-weight="normal" officeooo:rsid="01c07292" officeooo:paragraph-rsid="01c07292" style:font-weight-asian="normal" style:font-weight-complex="normal"/>
    </style:style>
    <style:style style:name="P59" style:family="paragraph" style:parent-style-name="Standard">
      <style:text-properties fo:color="#000000" style:font-name="Ubuntu" style:text-underline-style="none" fo:font-weight="normal" officeooo:rsid="01c1f90e" officeooo:paragraph-rsid="01c1f90e" style:font-weight-asian="normal" style:font-weight-complex="normal"/>
    </style:style>
    <style:style style:name="P60" style:family="paragraph" style:parent-style-name="Standard">
      <style:text-properties fo:color="#000000" style:font-name="Ubuntu" style:text-underline-style="none" fo:font-weight="normal" officeooo:rsid="01c448c3" officeooo:paragraph-rsid="01c448c3" style:font-weight-asian="normal" style:font-weight-complex="normal"/>
    </style:style>
    <style:style style:name="P61" style:family="paragraph" style:parent-style-name="Standard">
      <style:text-properties fo:color="#000000" style:font-name="Ubuntu" style:text-underline-style="none" fo:font-weight="normal" officeooo:rsid="01d07d09" officeooo:paragraph-rsid="01d07d09" style:font-weight-asian="normal" style:font-weight-complex="normal"/>
    </style:style>
    <style:style style:name="P62" style:family="paragraph" style:parent-style-name="Standard">
      <style:text-properties fo:color="#000000" style:font-name="Ubuntu" fo:font-style="normal" style:text-underline-style="none" fo:font-weight="normal" officeooo:rsid="01d07d09" officeooo:paragraph-rsid="01d07d09" style:font-style-asian="normal" style:font-weight-asian="normal" style:font-style-complex="normal" style:font-weight-complex="normal"/>
    </style:style>
    <style:style style:name="P63" style:family="paragraph" style:parent-style-name="Standard">
      <style:text-properties fo:color="#000000" style:font-name="Ubuntu" fo:font-style="normal" style:text-underline-style="none" fo:font-weight="normal" officeooo:rsid="01d3839a" officeooo:paragraph-rsid="01d526f8" style:font-style-asian="normal" style:font-weight-asian="normal" style:font-style-complex="normal" style:font-weight-complex="normal"/>
    </style:style>
    <style:style style:name="P64" style:family="paragraph" style:parent-style-name="Standard">
      <style:text-properties fo:color="#000000" style:font-name="Ubuntu" fo:font-style="normal" style:text-underline-style="none" fo:font-weight="normal" officeooo:rsid="01da487a" officeooo:paragraph-rsid="01da487a" style:font-style-asian="normal" style:font-weight-asian="normal" style:font-style-complex="normal" style:font-weight-complex="normal"/>
    </style:style>
    <style:style style:name="P65" style:family="paragraph" style:parent-style-name="Standard">
      <style:text-properties fo:color="#000000" style:font-name="Ubuntu" fo:font-style="normal" style:text-underline-style="none" fo:font-weight="normal" officeooo:rsid="01dbd88b" officeooo:paragraph-rsid="01dbd88b" style:font-style-asian="normal" style:font-weight-asian="normal" style:font-style-complex="normal" style:font-weight-complex="normal"/>
    </style:style>
    <style:style style:name="P66" style:family="paragraph" style:parent-style-name="Standard">
      <style:text-properties fo:color="#000000" style:font-name="Ubuntu" fo:font-style="normal" style:text-underline-style="none" fo:font-weight="normal" officeooo:rsid="01dc0ce9" officeooo:paragraph-rsid="01dc0ce9" style:font-style-asian="normal" style:font-weight-asian="normal" style:font-style-complex="normal" style:font-weight-complex="normal"/>
    </style:style>
    <style:style style:name="P67" style:family="paragraph" style:parent-style-name="Standard">
      <style:text-properties fo:color="#000000" style:font-name="Ubuntu" fo:font-style="normal" style:text-underline-style="none" fo:font-weight="normal" officeooo:rsid="0201c21a" officeooo:paragraph-rsid="0201c21a" style:font-style-asian="normal" style:font-weight-asian="normal" style:font-style-complex="normal" style:font-weight-complex="normal"/>
    </style:style>
    <style:style style:name="P68" style:family="paragraph" style:parent-style-name="Standard">
      <style:text-properties fo:color="#000000" style:font-name="Ubuntu" fo:font-style="normal" style:text-underline-style="none" fo:font-weight="normal" officeooo:rsid="0202cb55" officeooo:paragraph-rsid="0202cb55" style:font-style-asian="normal" style:font-weight-asian="normal" style:font-style-complex="normal" style:font-weight-complex="normal"/>
    </style:style>
    <style:style style:name="P69" style:family="paragraph" style:parent-style-name="Standard">
      <style:text-properties fo:color="#000000" style:font-name="Ubuntu" fo:font-style="normal" style:text-underline-style="none" fo:font-weight="normal" officeooo:rsid="0206ef1c" officeooo:paragraph-rsid="0206ef1c" style:font-style-asian="normal" style:font-weight-asian="normal" style:font-style-complex="normal" style:font-weight-complex="normal"/>
    </style:style>
    <style:style style:name="P70" style:family="paragraph" style:parent-style-name="Standard">
      <style:text-properties fo:color="#000000" style:font-name="Ubuntu" fo:font-style="normal" style:text-underline-style="none" fo:font-weight="normal" officeooo:rsid="020887bb" officeooo:paragraph-rsid="020887bb" style:font-style-asian="normal" style:font-weight-asian="normal" style:font-style-complex="normal" style:font-weight-complex="normal"/>
    </style:style>
    <style:style style:name="P71" style:family="paragraph" style:parent-style-name="Standard">
      <style:text-properties fo:color="#000000" style:font-name="Ubuntu" fo:font-style="normal" style:text-underline-style="none" fo:font-weight="normal" officeooo:rsid="0209a658" officeooo:paragraph-rsid="0209a658" style:font-style-asian="normal" style:font-weight-asian="normal" style:font-style-complex="normal" style:font-weight-complex="normal"/>
    </style:style>
    <style:style style:name="P72" style:family="paragraph" style:parent-style-name="Standard">
      <style:text-properties fo:color="#000000" style:font-name="Ubuntu" fo:font-style="normal" style:text-underline-style="none" fo:font-weight="normal" officeooo:rsid="013d1e9a" officeooo:paragraph-rsid="013d1e9a" fo:background-color="transparent" style:font-style-asian="normal" style:font-weight-asian="normal" style:font-style-complex="normal" style:font-weight-complex="normal"/>
    </style:style>
    <style:style style:name="P73" style:family="paragraph" style:parent-style-name="Standard">
      <style:text-properties fo:font-variant="normal" fo:text-transform="none" fo:color="#242729" style:font-name="Arial" fo:font-size="11.25pt" fo:letter-spacing="normal" fo:font-style="normal" style:text-underline-style="none" fo:font-weight="normal" officeooo:rsid="01c1f90e" officeooo:paragraph-rsid="01c1f90e" style:font-weight-asian="normal" style:font-weight-complex="normal"/>
    </style:style>
    <style:style style:name="P74" style:family="paragraph" style:parent-style-name="Text_20_body">
      <style:text-properties style:font-name="Ubuntu" officeooo:rsid="00220e79" officeooo:paragraph-rsid="00220e79"/>
    </style:style>
    <style:style style:name="P75" style:family="paragraph" style:parent-style-name="Text_20_body">
      <style:text-properties style:font-name="Ubuntu" officeooo:rsid="0022b547" officeooo:paragraph-rsid="0022b547"/>
    </style:style>
    <style:style style:name="P76" style:family="paragraph" style:parent-style-name="Text_20_body">
      <style:text-properties style:font-name="Ubuntu" officeooo:rsid="0022b547" officeooo:paragraph-rsid="00b10d61"/>
    </style:style>
    <style:style style:name="P77" style:family="paragraph" style:parent-style-name="Text_20_body">
      <style:text-properties style:font-name="Ubuntu" officeooo:rsid="0022b547" officeooo:paragraph-rsid="015b4258"/>
    </style:style>
    <style:style style:name="P78" style:family="paragraph" style:parent-style-name="Text_20_body">
      <style:text-properties style:font-name="Ubuntu" officeooo:rsid="0028c3e2" officeooo:paragraph-rsid="0028c3e2"/>
    </style:style>
    <style:style style:name="P79" style:family="paragraph" style:parent-style-name="Text_20_body">
      <style:text-properties style:font-name="Ubuntu" fo:font-weight="normal" officeooo:rsid="012228fc" officeooo:paragraph-rsid="012228fc" style:font-weight-asian="normal" style:font-weight-complex="normal"/>
    </style:style>
    <style:style style:name="P80" style:family="paragraph" style:parent-style-name="Text_20_body">
      <style:text-properties style:font-name="Ubuntu" fo:font-weight="normal" officeooo:rsid="012ed2e9" officeooo:paragraph-rsid="012ed2e9" style:font-weight-asian="normal" style:font-weight-complex="normal"/>
    </style:style>
    <style:style style:name="P81" style:family="paragraph" style:parent-style-name="Text_20_body">
      <style:text-properties style:font-name="Ubuntu" fo:font-weight="normal" officeooo:rsid="01372207" officeooo:paragraph-rsid="01372207" style:font-weight-asian="normal" style:font-weight-complex="normal"/>
    </style:style>
    <style:style style:name="P82" style:family="paragraph" style:parent-style-name="Text_20_body">
      <style:text-properties style:font-name="Ubuntu" fo:font-weight="normal" officeooo:rsid="0147b6b2" officeooo:paragraph-rsid="0147b6b2" style:font-weight-asian="normal" style:font-weight-complex="normal"/>
    </style:style>
    <style:style style:name="P83" style:family="paragraph" style:parent-style-name="Text_20_body">
      <style:text-properties style:font-name="Ubuntu" fo:font-weight="normal" officeooo:rsid="01721252" officeooo:paragraph-rsid="01721252" style:font-weight-asian="normal" style:font-weight-complex="normal"/>
    </style:style>
    <style:style style:name="P84" style:family="paragraph" style:parent-style-name="Text_20_body">
      <style:text-properties style:font-name="Ubuntu" fo:font-weight="normal" officeooo:rsid="0030f963" officeooo:paragraph-rsid="01ed8f9e" style:font-weight-asian="normal" style:font-weight-complex="normal"/>
    </style:style>
    <style:style style:name="P85" style:family="paragraph" style:parent-style-name="Text_20_body">
      <style:text-properties style:font-name="Ubuntu" officeooo:rsid="0082e8eb" officeooo:paragraph-rsid="0082e8eb"/>
    </style:style>
    <style:style style:name="P86" style:family="paragraph" style:parent-style-name="Text_20_body">
      <style:text-properties style:font-name="Ubuntu" officeooo:rsid="008b1f5a" officeooo:paragraph-rsid="008b1f5a"/>
    </style:style>
    <style:style style:name="P87" style:family="paragraph" style:parent-style-name="Text_20_body">
      <style:text-properties style:font-name="Ubuntu" officeooo:rsid="008d3d79" officeooo:paragraph-rsid="008b1f5a"/>
    </style:style>
    <style:style style:name="P88" style:family="paragraph" style:parent-style-name="Text_20_body">
      <style:text-properties style:font-name="Ubuntu" officeooo:rsid="008d3d79" officeooo:paragraph-rsid="008d3d79"/>
    </style:style>
    <style:style style:name="P89" style:family="paragraph" style:parent-style-name="Text_20_body">
      <style:text-properties style:font-name="Ubuntu" officeooo:rsid="008db8c8" officeooo:paragraph-rsid="008db8c8"/>
    </style:style>
    <style:style style:name="P90" style:family="paragraph" style:parent-style-name="Text_20_body">
      <style:text-properties style:font-name="Ubuntu" style:text-underline-style="none" fo:font-weight="normal" officeooo:rsid="00964b9b" officeooo:paragraph-rsid="00964b9b" style:font-weight-asian="normal" style:font-weight-complex="normal"/>
    </style:style>
    <style:style style:name="P91" style:family="paragraph" style:parent-style-name="Text_20_body">
      <style:text-properties style:font-name="Ubuntu" style:text-underline-style="none" fo:font-weight="normal" officeooo:rsid="009f5351" officeooo:paragraph-rsid="00964b9b" style:font-weight-asian="normal" style:font-weight-complex="normal"/>
    </style:style>
    <style:style style:name="P92" style:family="paragraph" style:parent-style-name="Text_20_body">
      <style:text-properties style:font-name="Ubuntu" style:text-underline-style="none" fo:font-weight="normal" officeooo:rsid="00a0e1a9" officeooo:paragraph-rsid="00a0e1a9" style:font-weight-asian="normal" style:font-weight-complex="normal"/>
    </style:style>
    <style:style style:name="P93" style:family="paragraph" style:parent-style-name="Text_20_body">
      <style:text-properties style:font-name="Ubuntu" style:text-underline-style="none" fo:font-weight="normal" officeooo:rsid="00c233ba" officeooo:paragraph-rsid="015b4258" style:font-weight-asian="normal" style:font-weight-complex="normal"/>
    </style:style>
    <style:style style:name="P94" style:family="paragraph" style:parent-style-name="Text_20_body">
      <style:text-properties style:font-name="Ubuntu" style:text-underline-style="none" fo:font-weight="normal" officeooo:rsid="0178e1e4" officeooo:paragraph-rsid="0178e1e4" style:font-weight-asian="normal" style:font-weight-complex="normal"/>
    </style:style>
    <style:style style:name="P95" style:family="paragraph" style:parent-style-name="Text_20_body">
      <style:text-properties style:font-name="Ubuntu" style:text-underline-style="none" fo:font-weight="normal" officeooo:rsid="0179b9ca" officeooo:paragraph-rsid="0179b9ca" style:font-weight-asian="normal" style:font-weight-complex="normal"/>
    </style:style>
    <style:style style:name="P96" style:family="paragraph" style:parent-style-name="Text_20_body">
      <style:text-properties style:font-name="Ubuntu" style:text-underline-style="none" fo:font-weight="normal" officeooo:rsid="017cd226" officeooo:paragraph-rsid="017cd226" style:font-weight-asian="normal" style:font-weight-complex="normal"/>
    </style:style>
    <style:style style:name="P97" style:family="paragraph" style:parent-style-name="Text_20_body">
      <style:text-properties style:font-name="Ubuntu" style:text-underline-style="none" fo:font-weight="normal" officeooo:rsid="003df418" officeooo:paragraph-rsid="00b10d61" style:font-weight-asian="normal" style:font-weight-complex="normal"/>
    </style:style>
    <style:style style:name="P98" style:family="paragraph" style:parent-style-name="Text_20_body">
      <style:text-properties style:font-name="Ubuntu" style:text-underline-style="none" fo:font-weight="normal" officeooo:rsid="003df418" officeooo:paragraph-rsid="015b4258" style:font-weight-asian="normal" style:font-weight-complex="normal"/>
    </style:style>
    <style:style style:name="P99" style:family="paragraph" style:parent-style-name="Text_20_body">
      <style:text-properties style:font-name="Ubuntu" style:text-underline-style="none" fo:font-weight="normal" officeooo:rsid="01f25051" officeooo:paragraph-rsid="01f25051" style:font-weight-asian="normal" style:font-weight-complex="normal"/>
    </style:style>
    <style:style style:name="P100" style:family="paragraph" style:parent-style-name="Text_20_body">
      <style:text-properties style:font-name="Ubuntu" officeooo:rsid="016b07c3" officeooo:paragraph-rsid="016b07c3"/>
    </style:style>
    <style:style style:name="P101" style:family="paragraph" style:parent-style-name="Text_20_body">
      <style:text-properties style:font-name="Ubuntu" officeooo:rsid="00862f34" officeooo:paragraph-rsid="00862f34"/>
    </style:style>
    <style:style style:name="P102" style:family="paragraph" style:parent-style-name="Text_20_body">
      <style:text-properties style:font-name="Ubuntu" fo:font-style="normal" officeooo:rsid="008d3d79" officeooo:paragraph-rsid="008d3d79" style:font-style-asian="normal" style:font-style-complex="normal"/>
    </style:style>
    <style:style style:name="P103" style:family="paragraph" style:parent-style-name="Text_20_body">
      <style:text-properties style:font-name="Ubuntu" fo:font-style="normal" officeooo:rsid="003ce4f2" officeooo:paragraph-rsid="01ee4fa9" style:font-style-asian="normal" style:font-style-complex="normal"/>
    </style:style>
    <style:style style:name="P104" style:family="paragraph" style:parent-style-name="Text_20_body">
      <style:text-properties style:font-name="Ubuntu" fo:font-style="normal" officeooo:rsid="00400dbb" officeooo:paragraph-rsid="01ee4fa9" style:font-style-asian="normal" style:font-style-complex="normal"/>
    </style:style>
    <style:style style:name="P105" style:family="paragraph" style:parent-style-name="Text_20_body">
      <style:text-properties style:font-name="Ubuntu" fo:font-style="normal" officeooo:rsid="0041c811" officeooo:paragraph-rsid="01ee4fa9" style:font-style-asian="normal" style:font-style-complex="normal"/>
    </style:style>
    <style:style style:name="P106" style:family="paragraph" style:parent-style-name="Text_20_body">
      <style:text-properties style:font-name="Ubuntu" fo:font-style="normal" fo:font-weight="normal" officeooo:rsid="01c98156" officeooo:paragraph-rsid="01c98156" style:font-style-asian="normal" style:font-weight-asian="normal" style:font-style-complex="normal" style:font-weight-complex="normal"/>
    </style:style>
    <style:style style:name="P107" style:family="paragraph" style:parent-style-name="Text_20_body">
      <style:text-properties style:font-name="Ubuntu" fo:font-style="normal" fo:font-weight="normal" officeooo:rsid="00351088" officeooo:paragraph-rsid="01ee4fa9" style:font-style-asian="normal" style:font-weight-asian="normal" style:font-style-complex="normal" style:font-weight-complex="normal"/>
    </style:style>
    <style:style style:name="P108" style:family="paragraph" style:parent-style-name="Text_20_body">
      <style:text-properties style:font-name="Ubuntu" fo:font-style="normal" fo:font-weight="normal" officeooo:rsid="004404a9" officeooo:paragraph-rsid="01ee4fa9" style:font-style-asian="normal" style:font-weight-asian="normal" style:font-style-complex="normal" style:font-weight-complex="normal"/>
    </style:style>
    <style:style style:name="P109" style:family="paragraph" style:parent-style-name="Text_20_body">
      <style:text-properties style:font-name="Ubuntu" fo:font-style="normal" fo:font-weight="normal" officeooo:rsid="01f4a56d" officeooo:paragraph-rsid="01f4a56d" style:font-style-asian="normal" style:font-weight-asian="normal" style:font-style-complex="normal" style:font-weight-complex="normal"/>
    </style:style>
    <style:style style:name="P110" style:family="paragraph" style:parent-style-name="Text_20_body">
      <style:text-properties style:font-name="Ubuntu" fo:font-style="normal" fo:font-weight="normal" officeooo:rsid="01f72ba1" officeooo:paragraph-rsid="01f72ba1" style:font-style-asian="normal" style:font-weight-asian="normal" style:font-style-complex="normal" style:font-weight-complex="normal"/>
    </style:style>
    <style:style style:name="P111" style:family="paragraph" style:parent-style-name="Text_20_body">
      <style:text-properties style:font-name="Ubuntu" fo:font-style="normal" fo:font-weight="normal" officeooo:rsid="01fc49ff" officeooo:paragraph-rsid="01fd45ea" style:font-style-asian="normal" style:font-weight-asian="normal" style:font-style-complex="normal" style:font-weight-complex="normal"/>
    </style:style>
    <style:style style:name="P112" style:family="paragraph" style:parent-style-name="Text_20_body">
      <style:text-properties style:font-name="Ubuntu" fo:font-style="normal" fo:font-weight="normal" officeooo:rsid="01fd45ea" officeooo:paragraph-rsid="01fd45ea" style:font-style-asian="normal" style:font-weight-asian="normal" style:font-style-complex="normal" style:font-weight-complex="normal"/>
    </style:style>
    <style:style style:name="P113" style:family="paragraph" style:parent-style-name="Text_20_body">
      <style:text-properties style:font-name="Ubuntu" officeooo:rsid="01f14d02" officeooo:paragraph-rsid="008db8c8"/>
    </style:style>
    <style:style style:name="P114" style:family="paragraph" style:parent-style-name="Text_20_body">
      <style:text-properties fo:color="#000000" style:font-name="Ubuntu" fo:font-style="normal" officeooo:rsid="005833ed" officeooo:paragraph-rsid="005833ed" style:font-style-asian="normal" style:font-style-complex="normal"/>
    </style:style>
    <style:style style:name="P115" style:family="paragraph" style:parent-style-name="Text_20_body">
      <style:text-properties fo:color="#000000" style:font-name="Ubuntu" fo:font-style="normal" style:text-underline-style="none" fo:font-weight="normal" officeooo:rsid="019003b1" officeooo:paragraph-rsid="019003b1" style:font-style-asian="normal" style:font-weight-asian="normal" style:font-style-complex="normal" style:font-weight-complex="normal"/>
    </style:style>
    <style:style style:name="P116" style:family="paragraph" style:parent-style-name="Text_20_body">
      <style:text-properties fo:color="#000000" style:font-name="Ubuntu" fo:font-style="normal" style:text-underline-style="none" fo:font-weight="normal" officeooo:rsid="01ea8e1e" officeooo:paragraph-rsid="01ea8e1e" style:font-style-asian="normal" style:font-weight-asian="normal" style:font-style-complex="normal" style:font-weight-complex="normal"/>
    </style:style>
    <style:style style:name="P117" style:family="paragraph" style:parent-style-name="Text_20_body">
      <style:text-properties fo:color="#000000" style:font-name="Ubuntu" style:text-underline-style="none" fo:font-weight="normal" officeooo:rsid="0189137f" officeooo:paragraph-rsid="0189137f" style:font-weight-asian="normal" style:font-weight-complex="normal"/>
    </style:style>
    <style:style style:name="P118" style:family="paragraph" style:parent-style-name="Text_20_body">
      <style:text-properties fo:color="#000000" style:font-name="Ubuntu" style:text-underline-style="none" fo:font-weight="normal" officeooo:rsid="018b2acd" officeooo:paragraph-rsid="018b2acd" style:font-weight-asian="normal" style:font-weight-complex="normal"/>
    </style:style>
    <style:style style:name="P119" style:family="paragraph" style:parent-style-name="Text_20_body">
      <style:text-properties fo:color="#000000" style:font-name="Ubuntu" style:text-underline-style="none" fo:font-weight="normal" officeooo:rsid="018cd59a" officeooo:paragraph-rsid="018df4d2" style:font-weight-asian="normal" style:font-weight-complex="normal"/>
    </style:style>
    <style:style style:name="P120" style:family="paragraph" style:parent-style-name="Text_20_body">
      <style:text-properties fo:color="#000000" style:font-name="Ubuntu" style:text-underline-style="none" fo:font-weight="normal" officeooo:rsid="019003b1" officeooo:paragraph-rsid="019003b1" style:font-weight-asian="normal" style:font-weight-complex="normal"/>
    </style:style>
    <style:style style:name="P121" style:family="paragraph" style:parent-style-name="Text_20_body">
      <style:text-properties fo:color="#000000" style:font-name="Ubuntu" style:text-underline-style="none" fo:font-weight="normal" officeooo:rsid="0182e050" officeooo:paragraph-rsid="01ea8e1e" style:font-weight-asian="normal" style:font-weight-complex="normal"/>
    </style:style>
    <style:style style:name="P122" style:family="paragraph" style:parent-style-name="Text_20_body">
      <style:text-properties fo:color="#000000" style:font-name="Ubuntu" style:text-underline-style="none" fo:font-weight="normal" officeooo:rsid="0197316a" officeooo:paragraph-rsid="0197316a" style:font-weight-asian="normal" style:font-weight-complex="normal"/>
    </style:style>
    <style:style style:name="P123" style:family="paragraph" style:parent-style-name="Text_20_body">
      <style:text-properties fo:color="#0084d1" style:font-name="Ubuntu" fo:font-style="normal" officeooo:rsid="005833ed" officeooo:paragraph-rsid="005833ed" style:font-style-asian="normal" style:font-style-complex="normal"/>
    </style:style>
    <style:style style:name="P124" style:family="paragraph" style:parent-style-name="Text_20_body">
      <style:text-properties fo:color="#0084d1" style:font-name="Ubuntu" fo:font-style="normal" officeooo:rsid="005833ed" officeooo:paragraph-rsid="0060ec55" style:font-style-asian="normal" style:font-style-complex="normal"/>
    </style:style>
    <style:style style:name="P125" style:family="paragraph" style:parent-style-name="Text_20_body">
      <style:text-properties fo:color="#0084d1" style:font-name="Ubuntu" officeooo:rsid="00426d05" officeooo:paragraph-rsid="019bd673"/>
    </style:style>
    <style:style style:name="P126" style:family="paragraph" style:parent-style-name="Text_20_body">
      <style:text-properties fo:color="#0084d1" style:font-name="Ubuntu" officeooo:rsid="00445fef" officeooo:paragraph-rsid="019bd673"/>
    </style:style>
    <style:style style:name="P127" style:family="paragraph" style:parent-style-name="Text_20_body">
      <style:text-properties fo:color="#0084d1" style:font-name="Ubuntu" officeooo:rsid="0045b690" officeooo:paragraph-rsid="019bd673"/>
    </style:style>
    <style:style style:name="P128" style:family="paragraph" style:parent-style-name="Text_20_body">
      <style:text-properties fo:color="#0084d1" officeooo:rsid="0047fc7b" officeooo:paragraph-rsid="019bd673"/>
    </style:style>
    <style:style style:name="P129" style:family="paragraph" style:parent-style-name="Text_20_body">
      <style:text-properties fo:color="#0084d1" officeooo:rsid="00494676" officeooo:paragraph-rsid="019bd673"/>
    </style:style>
    <style:style style:name="P130" style:family="paragraph" style:parent-style-name="Text_20_body">
      <style:text-properties fo:color="#0084d1" officeooo:paragraph-rsid="019bd673"/>
    </style:style>
    <style:style style:name="P131" style:family="paragraph" style:parent-style-name="Text_20_body">
      <style:text-properties style:use-window-font-color="true" style:font-name="Ubuntu" fo:font-style="normal" officeooo:rsid="005eb33a" officeooo:paragraph-rsid="005eb33a" style:font-style-asian="normal" style:font-style-complex="normal"/>
    </style:style>
    <style:style style:name="P132" style:family="paragraph" style:parent-style-name="Text_20_body">
      <style:text-properties style:use-window-font-color="true" style:font-name="Ubuntu" fo:font-style="normal" officeooo:rsid="005eb33a" officeooo:paragraph-rsid="0060ec55" style:font-style-asian="normal" style:font-style-complex="normal"/>
    </style:style>
    <style:style style:name="P133" style:family="paragraph" style:parent-style-name="Text_20_body">
      <style:text-properties style:use-window-font-color="true" style:font-name="Ubuntu" fo:font-style="normal" officeooo:rsid="005eb33a" officeooo:paragraph-rsid="007fc318" style:font-style-asian="normal" style:font-style-complex="normal"/>
    </style:style>
    <style:style style:name="P134" style:family="paragraph" style:parent-style-name="Text_20_body">
      <style:text-properties style:use-window-font-color="true" style:font-name="Ubuntu" fo:font-style="normal" officeooo:rsid="0080fdbe" officeooo:paragraph-rsid="0080fdbe" style:font-style-asian="normal" style:font-style-complex="normal"/>
    </style:style>
    <style:style style:name="P135" style:family="paragraph" style:parent-style-name="Text_20_body">
      <style:text-properties style:use-window-font-color="true" style:font-name="Ubuntu" fo:font-style="italic" style:text-underline-style="none" fo:font-weight="bold" officeooo:rsid="01a7c4c4" officeooo:paragraph-rsid="01a7c4c4" style:font-style-asian="italic" style:font-weight-asian="bold" style:font-style-complex="italic" style:font-weight-complex="bold"/>
    </style:style>
    <style:style style:name="P136" style:family="paragraph" style:parent-style-name="Text_20_body">
      <style:text-properties style:use-window-font-color="true" style:font-name="Ubuntu" officeooo:rsid="0086f550" officeooo:paragraph-rsid="01f07b71"/>
    </style:style>
    <style:style style:name="P137" style:family="paragraph" style:parent-style-name="Text_20_body">
      <style:text-properties style:use-window-font-color="true" officeooo:paragraph-rsid="00626dc0"/>
    </style:style>
    <style:style style:name="P138" style:family="paragraph" style:parent-style-name="Text_20_body">
      <style:text-properties fo:color="#0066cc" style:font-name="Ubuntu" officeooo:rsid="0086f550" officeooo:paragraph-rsid="0086f550"/>
    </style:style>
    <style:style style:name="P139" style:family="paragraph" style:parent-style-name="Text_20_body">
      <style:text-properties fo:color="#0066cc" style:font-name="Ubuntu" style:text-underline-style="none" fo:font-weight="normal" officeooo:rsid="017b8d22" officeooo:paragraph-rsid="017b8d22" style:font-weight-asian="normal" style:font-weight-complex="normal"/>
    </style:style>
    <style:style style:name="P140" style:family="paragraph" style:parent-style-name="Text_20_body">
      <style:text-properties fo:color="#0066cc" style:font-name="Ubuntu" style:text-underline-style="none" fo:font-weight="bold" officeooo:rsid="01770888" officeooo:paragraph-rsid="01770888" style:font-weight-asian="bold" style:font-weight-complex="bold"/>
    </style:style>
    <style:style style:name="P141" style:family="paragraph" style:parent-style-name="Text_20_body">
      <style:text-properties fo:color="#0066cc" style:font-name="Ubuntu" fo:font-style="normal" officeooo:rsid="008d3d79" officeooo:paragraph-rsid="008d3d79" style:font-style-asian="normal" style:font-style-complex="normal"/>
    </style:style>
    <style:style style:name="P142" style:family="paragraph" style:parent-style-name="Text_20_body">
      <style:text-properties fo:color="#0066cc" style:font-name="Ubuntu" fo:font-style="normal" officeooo:rsid="003dfb2f" officeooo:paragraph-rsid="01ee4fa9" style:font-style-asian="normal" style:font-style-complex="normal"/>
    </style:style>
    <style:style style:name="P143" style:family="paragraph" style:parent-style-name="Text_20_body">
      <style:text-properties fo:color="#0066cc" style:font-name="Ubuntu" fo:font-style="normal" style:text-underline-style="none" fo:font-weight="normal" officeooo:rsid="00933196" officeooo:paragraph-rsid="00964b9b" style:font-style-asian="normal" style:font-weight-asian="normal" style:font-style-complex="normal" style:font-weight-complex="normal"/>
    </style:style>
    <style:style style:name="P144" style:family="paragraph" style:parent-style-name="Text_20_body">
      <style:text-properties fo:color="#0066cc" style:font-name="Ubuntu" fo:font-style="normal" style:text-underline-style="none" fo:font-weight="normal" officeooo:rsid="009ad65f" officeooo:paragraph-rsid="009f5351" style:font-style-asian="normal" style:font-weight-asian="normal" style:font-style-complex="normal" style:font-weight-complex="normal"/>
    </style:style>
    <style:style style:name="P145" style:family="paragraph" style:parent-style-name="Text_20_body">
      <style:text-properties fo:color="#0066cc" style:font-name="Ubuntu" fo:font-style="normal" style:text-underline-style="none" fo:font-weight="normal" officeooo:rsid="0179b9ca" officeooo:paragraph-rsid="0179b9ca" style:font-style-asian="normal" style:font-weight-asian="normal" style:font-style-complex="normal" style:font-weight-complex="normal"/>
    </style:style>
    <style:style style:name="P146" style:family="paragraph" style:parent-style-name="Text_20_body">
      <style:text-properties fo:color="#0066cc" style:font-name="Ubuntu" fo:font-style="normal" style:text-underline-style="none" fo:font-weight="normal" officeooo:rsid="017b8d22" officeooo:paragraph-rsid="017b8d22" style:font-style-asian="normal" style:font-weight-asian="normal" style:font-style-complex="normal" style:font-weight-complex="normal"/>
    </style:style>
    <style:style style:name="P147" style:family="paragraph" style:parent-style-name="Text_20_body">
      <style:text-properties fo:color="#0066cc" style:font-name="Ubuntu" fo:font-style="normal" fo:font-weight="normal" officeooo:rsid="01fc49ff" officeooo:paragraph-rsid="01fc49ff" style:font-style-asian="normal" style:font-weight-asian="normal" style:font-style-complex="normal" style:font-weight-complex="normal"/>
    </style:style>
    <style:style style:name="P148" style:family="paragraph" style:parent-style-name="Text_20_body">
      <style:text-properties fo:font-variant="normal" fo:text-transform="none" fo:color="#0066cc" style:font-name="Menlo" fo:font-size="9.75pt" fo:letter-spacing="normal" fo:font-style="normal" style:text-underline-style="none" fo:font-weight="normal" officeooo:rsid="00fefccb" officeooo:paragraph-rsid="01a7c4c4" style:font-weight-asian="normal" style:font-weight-complex="normal"/>
    </style:style>
    <style:style style:name="P149" style:family="paragraph" style:parent-style-name="Text_20_body">
      <style:text-properties fo:font-variant="normal" fo:text-transform="none" fo:color="#0066cc" style:font-name="Menlo" fo:font-size="9.75pt" fo:letter-spacing="normal" fo:font-style="normal" style:text-underline-style="none" fo:font-weight="normal" officeooo:rsid="00f500e8" officeooo:paragraph-rsid="01a7c4c4" style:font-style-asian="italic" style:font-weight-asian="normal" style:font-style-complex="italic" style:font-weight-complex="normal"/>
    </style:style>
    <style:style style:name="P150" style:family="paragraph" style:parent-style-name="Text_20_body">
      <style:text-properties fo:font-variant="normal" fo:text-transform="none" fo:color="#0066cc" style:font-name="Ubuntu" fo:font-size="12pt" fo:letter-spacing="normal" fo:font-style="normal" style:text-underline-style="none" fo:font-weight="normal" officeooo:rsid="017103f3" officeooo:paragraph-rsid="01dc543b" style:font-size-asian="12pt" style:font-style-asian="italic" style:font-weight-asian="normal" style:font-size-complex="12pt" style:font-style-complex="italic" style:font-weight-complex="normal"/>
    </style:style>
    <style:style style:name="P151" style:family="paragraph" style:parent-style-name="Text_20_body">
      <style:text-properties fo:font-variant="normal" fo:text-transform="none" fo:color="#000000" style:font-name="Menlo" fo:font-size="12pt" fo:letter-spacing="normal" fo:font-style="italic" style:text-underline-style="none" fo:font-weight="bold" officeooo:rsid="01dc543b" officeooo:paragraph-rsid="01dc543b" style:font-size-asian="12pt" style:font-style-asian="italic" style:font-weight-asian="bold" style:font-size-complex="12pt" style:font-style-complex="italic" style:font-weight-complex="bold"/>
    </style:style>
    <style:style style:name="P152" style:family="paragraph" style:parent-style-name="Text_20_body">
      <style:text-properties fo:color="#ff6600" style:font-name="Ubuntu" fo:font-style="italic" officeooo:rsid="00bd8e13" officeooo:paragraph-rsid="019fbbe2" style:font-style-asian="italic" style:font-style-complex="italic"/>
    </style:style>
    <style:style style:name="P153" style:family="paragraph" style:parent-style-name="Text_20_body">
      <style:text-properties fo:color="#ff6600" style:font-name="Ubuntu" fo:font-style="italic" fo:font-weight="normal" officeooo:rsid="00bfb442" officeooo:paragraph-rsid="019fbbe2" style:font-style-asian="italic" style:font-weight-asian="normal" style:font-style-complex="italic" style:font-weight-complex="normal"/>
    </style:style>
    <style:style style:name="P154" style:family="paragraph" style:parent-style-name="Text_20_body">
      <style:text-properties fo:color="#ff6600" style:font-name="Ubuntu" fo:font-style="italic" style:text-underline-style="none" fo:font-weight="bold" officeooo:rsid="00aeecfe" officeooo:paragraph-rsid="01a66175" style:font-style-asian="italic" style:font-weight-asian="bold" style:font-style-complex="italic" style:font-weight-complex="bold"/>
    </style:style>
    <style:style style:name="P155" style:family="paragraph" style:parent-style-name="Text_20_body">
      <style:text-properties officeooo:paragraph-rsid="008fc7ce"/>
    </style:style>
    <style:style style:name="P156" style:family="paragraph" style:parent-style-name="Table_20_Contents">
      <style:text-properties style:font-name="Ubuntu" fo:font-style="italic" officeooo:rsid="002eeb3d" officeooo:paragraph-rsid="002eeb3d" style:font-style-asian="italic" style:font-style-complex="italic"/>
    </style:style>
    <style:style style:name="P157" style:family="paragraph" style:parent-style-name="Table_20_Contents">
      <style:text-properties style:font-name="Ubuntu" fo:font-style="italic" officeooo:rsid="002eeb3d" officeooo:paragraph-rsid="00c6d09a" style:font-style-asian="italic" style:font-style-complex="italic"/>
    </style:style>
    <style:style style:name="P158" style:family="paragraph" style:parent-style-name="Table_20_Contents">
      <style:text-properties style:font-name="Ubuntu" fo:font-style="italic" officeooo:rsid="002eeb3d" officeooo:paragraph-rsid="015b4258" style:font-style-asian="italic" style:font-style-complex="italic"/>
    </style:style>
    <style:style style:name="P159" style:family="paragraph" style:parent-style-name="Table_20_Contents">
      <style:text-properties style:font-name="Ubuntu" officeooo:rsid="0031b8c4" officeooo:paragraph-rsid="0031b8c4"/>
    </style:style>
    <style:style style:name="P160" style:family="paragraph" style:parent-style-name="Table_20_Contents">
      <style:text-properties style:font-name="Ubuntu" officeooo:rsid="0031cfef" officeooo:paragraph-rsid="0031cfef"/>
    </style:style>
    <style:style style:name="P161" style:family="paragraph" style:parent-style-name="Table_20_Contents">
      <style:text-properties style:font-name="Ubuntu" officeooo:rsid="0031cfef" officeooo:paragraph-rsid="00c6d09a"/>
    </style:style>
    <style:style style:name="P162" style:family="paragraph" style:parent-style-name="Table_20_Contents">
      <style:text-properties style:font-name="Ubuntu" officeooo:rsid="003362d2" officeooo:paragraph-rsid="003362d2"/>
    </style:style>
    <style:style style:name="P163" style:family="paragraph" style:parent-style-name="Table_20_Contents">
      <style:text-properties style:font-name="Ubuntu" officeooo:rsid="003362d2" officeooo:paragraph-rsid="00c6d09a"/>
    </style:style>
    <style:style style:name="P164" style:family="paragraph" style:parent-style-name="Table_20_Contents">
      <style:text-properties style:font-name="Ubuntu" officeooo:rsid="0034d28a" officeooo:paragraph-rsid="0034d28a"/>
    </style:style>
    <style:style style:name="P165" style:family="paragraph" style:parent-style-name="Table_20_Contents">
      <style:text-properties style:font-name="Ubuntu" officeooo:rsid="0034d28a" officeooo:paragraph-rsid="00c6d09a"/>
    </style:style>
    <style:style style:name="P166" style:family="paragraph" style:parent-style-name="Table_20_Contents">
      <style:text-properties style:font-name="Ubuntu" officeooo:rsid="00cb51b9" officeooo:paragraph-rsid="00cb51b9"/>
    </style:style>
    <style:style style:name="P167" style:family="paragraph" style:parent-style-name="Table_20_Contents">
      <style:text-properties style:font-name="Ubuntu" officeooo:rsid="00d06232" officeooo:paragraph-rsid="00d06232"/>
    </style:style>
    <style:style style:name="P168" style:family="paragraph" style:parent-style-name="Table_20_Contents">
      <style:text-properties style:font-name="Ubuntu" officeooo:rsid="00d1c583" officeooo:paragraph-rsid="00d1c583"/>
    </style:style>
    <style:style style:name="P169" style:family="paragraph" style:parent-style-name="Table_20_Contents">
      <style:text-properties style:font-name="Ubuntu" officeooo:rsid="00d421cb" officeooo:paragraph-rsid="00d5a49c"/>
    </style:style>
    <style:style style:name="P170" style:family="paragraph" style:parent-style-name="Table_20_Contents">
      <style:text-properties style:font-name="Ubuntu" officeooo:rsid="00d5a49c" officeooo:paragraph-rsid="00d5a49c"/>
    </style:style>
    <style:style style:name="P171" style:family="paragraph" style:parent-style-name="Table_20_Contents">
      <style:text-properties style:font-name="Ubuntu" officeooo:rsid="00d76f36" officeooo:paragraph-rsid="00d76f36"/>
    </style:style>
    <style:style style:name="P172" style:family="paragraph" style:parent-style-name="Table_20_Contents">
      <style:text-properties style:font-name="Ubuntu" officeooo:rsid="00d8f29b" officeooo:paragraph-rsid="00d8f29b"/>
    </style:style>
    <style:style style:name="P173" style:family="paragraph" style:parent-style-name="Table_20_Contents">
      <style:text-properties style:font-name="Ubuntu" officeooo:rsid="0161971d" officeooo:paragraph-rsid="0161971d"/>
    </style:style>
    <style:style style:name="P174" style:family="paragraph" style:parent-style-name="Table_20_Contents">
      <style:text-properties style:font-name="Ubuntu" officeooo:rsid="01635a2e" officeooo:paragraph-rsid="01635a2e"/>
    </style:style>
    <style:style style:name="P175" style:family="paragraph" style:parent-style-name="Table_20_Contents">
      <style:text-properties style:font-name="Ubuntu" officeooo:rsid="01675097" officeooo:paragraph-rsid="01675097"/>
    </style:style>
    <style:style style:name="P176" style:family="paragraph" style:parent-style-name="Table_20_Contents">
      <style:text-properties style:font-name="Ubuntu" officeooo:rsid="016794f0" officeooo:paragraph-rsid="016794f0"/>
    </style:style>
    <style:style style:name="P177" style:family="paragraph" style:parent-style-name="Table_20_Contents">
      <style:paragraph-properties style:line-height-at-least="0.529cm"/>
      <style:text-properties fo:color="#0066cc" style:font-name="Ubuntu" fo:font-size="12pt" style:text-underline-style="none" fo:font-weight="normal" officeooo:rsid="01b48fb0" officeooo:paragraph-rsid="01b5b0ea" style:font-size-asian="12pt" style:font-weight-asian="normal" style:font-size-complex="12pt" style:font-weight-complex="normal"/>
    </style:style>
    <style:style style:name="P178" style:family="paragraph" style:parent-style-name="Table_20_Contents">
      <style:paragraph-properties style:line-height-at-least="0.529cm"/>
      <style:text-properties fo:color="#0066cc" style:font-name="Ubuntu" fo:font-size="12pt" style:text-underline-style="none" fo:font-weight="normal" officeooo:rsid="01b5b0ea" officeooo:paragraph-rsid="01b5b0ea" style:font-size-asian="12pt" style:font-weight-asian="normal" style:font-size-complex="12pt" style:font-weight-complex="normal"/>
    </style:style>
    <style:style style:name="P179" style:family="paragraph" style:parent-style-name="Text_20_body">
      <style:paragraph-properties fo:line-height="120%" fo:break-before="page"/>
      <style:text-properties style:font-name="Ubuntu" fo:font-style="italic" fo:font-weight="bold" officeooo:rsid="019cc868" officeooo:paragraph-rsid="019cc868" style:font-style-asian="italic" style:font-weight-asian="bold" style:font-style-complex="italic" style:font-weight-complex="bold"/>
    </style:style>
    <style:style style:name="P180" style:family="paragraph" style:parent-style-name="Text_20_body">
      <style:paragraph-properties fo:break-before="page"/>
      <style:text-properties style:font-name="Ubuntu" fo:font-style="normal" fo:font-weight="bold" officeooo:rsid="0066631e" officeooo:paragraph-rsid="0066631e" style:font-style-asian="normal" style:font-weight-asian="bold" style:font-style-complex="normal" style:font-weight-complex="bold"/>
    </style:style>
    <style:style style:name="P181" style:family="paragraph" style:parent-style-name="Title">
      <style:text-properties officeooo:rsid="001ab3a6" officeooo:paragraph-rsid="001ab3a6"/>
    </style:style>
    <style:style style:name="P182" style:family="paragraph" style:parent-style-name="Heading_20_2">
      <style:text-properties officeooo:rsid="00201aa7" officeooo:paragraph-rsid="00201aa7"/>
    </style:style>
    <style:style style:name="P183" style:family="paragraph" style:parent-style-name="Heading_20_2">
      <style:paragraph-properties fo:break-before="page"/>
      <style:text-properties officeooo:rsid="00b10d61" officeooo:paragraph-rsid="00b10d61"/>
    </style:style>
    <style:style style:name="P184" style:family="paragraph" style:parent-style-name="Heading_20_2">
      <style:paragraph-properties fo:break-before="page"/>
      <style:text-properties style:font-name="Ubuntu" style:text-underline-style="none" fo:font-weight="bold" officeooo:rsid="00e3c8b3" officeooo:paragraph-rsid="01568b46" style:font-weight-asian="bold" style:font-weight-complex="bold"/>
    </style:style>
    <style:style style:name="P185" style:family="paragraph" style:parent-style-name="Preformatted_20_Text" style:list-style-name="">
      <style:paragraph-properties fo:margin-left="0cm" fo:margin-right="0cm" fo:margin-top="0cm" fo:margin-bottom="0cm" style:contextual-spacing="false" fo:line-height="145%" fo:orphans="2" fo:widows="2" fo:text-indent="0cm" style:auto-text-indent="false" fo:background-color="#f6f8fa" fo:padding="0cm" fo:border="none">
        <style:background-image/>
      </style:paragraph-properties>
      <style:text-properties fo:font-variant="normal" fo:text-transform="none" fo:color="#ff6600" style:font-name="SFMono-Regular" fo:font-size="9.75pt" fo:letter-spacing="normal" fo:font-style="normal" fo:font-weight="normal" officeooo:paragraph-rsid="019a0f94"/>
    </style:style>
    <style:style style:name="P186" style:family="paragraph" style:parent-style-name="Preformatted_20_Text" style:list-style-name="">
      <style:paragraph-properties fo:margin-top="0cm" fo:margin-bottom="0cm" style:contextual-spacing="false" fo:line-height="145%" fo:orphans="2" fo:widows="2" fo:background-color="#f6f8fa" fo:padding="0cm" fo:border="none">
        <style:background-image/>
      </style:paragraph-properties>
      <style:text-properties fo:font-variant="normal" fo:text-transform="none" fo:color="#ff6600" fo:letter-spacing="normal" officeooo:paragraph-rsid="019a0f94"/>
    </style:style>
    <style:style style:name="P187" style:family="paragraph" style:parent-style-name="Preformatted_20_Text" style:list-style-name="">
      <style:paragraph-properties fo:margin-top="0cm" fo:margin-bottom="0cm" style:contextual-spacing="false" fo:line-height="145%" fo:orphans="2" fo:widows="2" fo:background-color="#f6f8fa" fo:padding="0cm" fo:border="none">
        <style:background-image/>
      </style:paragraph-properties>
      <style:text-properties fo:font-variant="normal" fo:text-transform="none" fo:color="#ff6600" style:font-name="SFMono-Regular" fo:font-size="9.75pt" fo:letter-spacing="normal" fo:font-style="normal" fo:font-weight="normal" officeooo:paragraph-rsid="019a0f94"/>
    </style:style>
    <style:style style:name="P188" style:family="paragraph" style:parent-style-name="Standard" style:list-style-name="L8">
      <style:text-properties style:font-name="Ubuntu" style:text-underline-style="none" fo:font-weight="bold" officeooo:rsid="00dc7443" officeooo:paragraph-rsid="00dc7443" style:font-weight-asian="bold" style:font-weight-complex="bold"/>
    </style:style>
    <style:style style:name="P189" style:family="paragraph" style:parent-style-name="Standard" style:list-style-name="L8">
      <style:text-properties style:font-name="Ubuntu" style:text-underline-style="none" fo:font-weight="bold" officeooo:rsid="00e09bcc" officeooo:paragraph-rsid="00e09bcc" style:font-weight-asian="bold" style:font-weight-complex="bold"/>
    </style:style>
    <style:style style:name="P190" style:family="paragraph" style:parent-style-name="Standard" style:list-style-name="L8">
      <style:text-properties style:font-name="Ubuntu" style:text-underline-style="none" fo:font-weight="bold" officeooo:rsid="00dfba9d" officeooo:paragraph-rsid="016b55fd" style:font-weight-asian="bold" style:font-weight-complex="bold"/>
    </style:style>
    <style:style style:name="P191" style:family="paragraph" style:parent-style-name="Standard" style:list-style-name="L8">
      <style:text-properties style:font-name="Ubuntu" fo:font-style="normal" style:text-underline-style="none" fo:font-weight="bold" officeooo:rsid="00de5105" officeooo:paragraph-rsid="00de5105" style:font-style-asian="normal" style:font-weight-asian="bold" style:font-style-complex="normal" style:font-weight-complex="bold"/>
    </style:style>
    <style:style style:name="P192" style:family="paragraph" style:parent-style-name="Standard" style:list-style-name="L8">
      <style:text-properties fo:color="#000000" style:font-name="Ubuntu" style:text-underline-style="none" fo:font-weight="bold" officeooo:rsid="00e3c8b3" officeooo:paragraph-rsid="01271f18" style:font-weight-asian="bold" style:font-weight-complex="bold"/>
    </style:style>
    <style:style style:name="P193" style:family="paragraph" style:parent-style-name="Standard" style:list-style-name="L9">
      <style:text-properties fo:color="#000000" style:font-name="Ubuntu" style:text-underline-style="none" fo:font-weight="normal" officeooo:rsid="01c54ed1" officeooo:paragraph-rsid="01c54ed1" style:font-weight-asian="normal" style:font-weight-complex="normal"/>
    </style:style>
    <style:style style:name="P194" style:family="paragraph" style:parent-style-name="Standard" style:list-style-name="L9">
      <style:text-properties fo:color="#000000" style:font-name="Ubuntu" style:text-underline-style="none" fo:font-weight="normal" officeooo:rsid="01c5af58" officeooo:paragraph-rsid="01c5af58" style:font-weight-asian="normal" style:font-weight-complex="normal"/>
    </style:style>
    <style:style style:name="P195" style:family="paragraph" style:parent-style-name="Standard" style:list-style-name="L8">
      <style:text-properties fo:color="#000000" style:font-name="Ubuntu" fo:font-style="normal" style:text-underline-style="none" fo:font-weight="bold" officeooo:rsid="00dfba9d" officeooo:paragraph-rsid="00dfba9d" fo:background-color="transparent" style:font-style-asian="normal" style:font-weight-asian="bold" style:font-style-complex="normal" style:font-weight-complex="bold"/>
    </style:style>
    <style:style style:name="P196" style:family="paragraph" style:parent-style-name="Standard" style:list-style-name="L10">
      <style:text-properties fo:color="#000000" style:font-name="Ubuntu" fo:font-style="normal" style:text-underline-style="none" fo:font-weight="bold" officeooo:rsid="0201c21a" officeooo:paragraph-rsid="0201c21a" style:font-style-asian="normal" style:font-weight-asian="bold" style:font-style-complex="normal" style:font-weight-complex="bold"/>
    </style:style>
    <style:style style:name="P197" style:family="paragraph" style:parent-style-name="Standard" style:list-style-name="L11">
      <style:text-properties fo:color="#000000" style:font-name="Ubuntu" fo:font-style="normal" style:text-underline-style="none" fo:font-weight="normal" officeooo:rsid="0209a658" officeooo:paragraph-rsid="0209a658" style:font-style-asian="normal" style:font-weight-asian="normal" style:font-style-complex="normal" style:font-weight-complex="normal"/>
    </style:style>
    <style:style style:name="P198" style:family="paragraph" style:parent-style-name="Standard" style:list-style-name="L12">
      <style:text-properties fo:color="#000000" style:font-name="Ubuntu" fo:font-style="normal" style:text-underline-style="none" fo:font-weight="normal" officeooo:rsid="0209a658" officeooo:paragraph-rsid="0209a658" style:font-style-asian="normal" style:font-weight-asian="normal" style:font-style-complex="normal" style:font-weight-complex="normal"/>
    </style:style>
    <style:style style:name="P199" style:family="paragraph" style:parent-style-name="Standard" style:list-style-name="L9">
      <style:text-properties fo:font-variant="normal" fo:text-transform="none" fo:color="#242729" style:font-name="Arial" fo:font-size="11.25pt" fo:letter-spacing="normal" fo:font-style="normal" style:text-underline-style="none" fo:font-weight="normal" officeooo:rsid="01c1f90e" officeooo:paragraph-rsid="01c73cc9" style:font-style-asian="normal" style:font-weight-asian="normal" style:font-style-complex="normal" style:font-weight-complex="normal"/>
    </style:style>
    <style:style style:name="P200" style:family="paragraph" style:parent-style-name="Text_20_body" style:list-style-name="L1">
      <style:text-properties style:font-name="Ubuntu" officeooo:rsid="0025c155" officeooo:paragraph-rsid="0025c155"/>
    </style:style>
    <style:style style:name="P201" style:family="paragraph" style:parent-style-name="Text_20_body" style:list-style-name="L1">
      <style:text-properties style:font-name="Ubuntu" officeooo:rsid="002815ff" officeooo:paragraph-rsid="00288cd0"/>
    </style:style>
    <style:style style:name="P202" style:family="paragraph" style:parent-style-name="Text_20_body" style:list-style-name="L1">
      <style:text-properties style:font-name="Ubuntu" officeooo:rsid="015d2e5b" officeooo:paragraph-rsid="015d3c79"/>
    </style:style>
    <style:style style:name="P203" style:family="paragraph" style:parent-style-name="Text_20_body" style:list-style-name="L7">
      <style:text-properties style:font-name="Ubuntu" fo:font-weight="bold" officeooo:rsid="009143c8" officeooo:paragraph-rsid="009143c8" style:font-weight-asian="bold" style:font-weight-complex="bold"/>
    </style:style>
    <style:style style:name="P204" style:family="paragraph" style:parent-style-name="Text_20_body" style:list-style-name="L14">
      <style:text-properties style:font-name="Ubuntu" fo:font-weight="bold" officeooo:rsid="003ff4fa" officeooo:paragraph-rsid="019bd673" style:font-weight-asian="bold" style:font-weight-complex="bold"/>
    </style:style>
    <style:style style:name="P205" style:family="paragraph" style:parent-style-name="Text_20_body" style:list-style-name="L15">
      <style:text-properties style:font-name="Ubuntu" fo:font-weight="bold" officeooo:rsid="00303f21" officeooo:paragraph-rsid="019bd673" style:font-weight-asian="bold" style:font-weight-complex="bold"/>
    </style:style>
    <style:style style:name="P206" style:family="paragraph" style:parent-style-name="Text_20_body" style:list-style-name="L1">
      <style:text-properties style:font-name="Ubuntu" officeooo:rsid="00b5a934" officeooo:paragraph-rsid="00b5a934"/>
    </style:style>
    <style:style style:name="P207" style:family="paragraph" style:parent-style-name="Text_20_body" style:list-style-name="L1">
      <style:text-properties style:font-name="Ubuntu" officeooo:rsid="00b5a934" officeooo:paragraph-rsid="015f1567"/>
    </style:style>
    <style:style style:name="P208" style:family="paragraph" style:parent-style-name="Text_20_body" style:list-style-name="L1">
      <style:text-properties style:font-name="Ubuntu" officeooo:rsid="00b5a934" officeooo:paragraph-rsid="015b4258"/>
    </style:style>
    <style:style style:name="P209" style:family="paragraph" style:parent-style-name="Text_20_body" style:list-style-name="L1">
      <style:text-properties style:font-name="Ubuntu" officeooo:rsid="00b5a934" officeooo:paragraph-rsid="015c7f15"/>
    </style:style>
    <style:style style:name="P210" style:family="paragraph" style:parent-style-name="Text_20_body" style:list-style-name="L1">
      <style:text-properties style:font-name="Ubuntu" officeooo:rsid="00b6883a" officeooo:paragraph-rsid="00b6883a"/>
    </style:style>
    <style:style style:name="P211" style:family="paragraph" style:parent-style-name="Text_20_body" style:list-style-name="L8">
      <style:text-properties style:font-name="Ubuntu" style:text-underline-style="none" fo:font-weight="bold" officeooo:rsid="00c233ba" officeooo:paragraph-rsid="00c6d09a" style:font-weight-asian="bold" style:font-weight-complex="bold"/>
    </style:style>
    <style:style style:name="P212" style:family="paragraph" style:parent-style-name="Text_20_body" style:list-style-name="L13">
      <style:text-properties style:font-name="Ubuntu" style:text-underline-style="none" fo:font-weight="bold" officeooo:rsid="00c233ba" officeooo:paragraph-rsid="015b4258" style:font-weight-asian="bold" style:font-weight-complex="bold"/>
    </style:style>
    <style:style style:name="P213" style:family="paragraph" style:parent-style-name="Text_20_body" style:list-style-name="L13">
      <style:text-properties style:font-name="Ubuntu" style:text-underline-style="none" fo:font-weight="bold" officeooo:rsid="01716007" officeooo:paragraph-rsid="01716007" style:font-weight-asian="bold" style:font-weight-complex="bold"/>
    </style:style>
    <style:style style:name="P214" style:family="paragraph" style:parent-style-name="Text_20_body" style:list-style-name="L8">
      <style:text-properties style:font-name="Ubuntu" style:text-underline-style="none" fo:font-weight="bold" officeooo:rsid="00f500e8" officeooo:paragraph-rsid="01a7c4c4" style:font-weight-asian="bold" style:font-weight-complex="bold"/>
    </style:style>
    <style:style style:name="P215" style:family="paragraph" style:parent-style-name="Text_20_body" style:list-style-name="L13">
      <style:text-properties style:font-name="Ubuntu" style:text-underline-style="none" fo:font-weight="bold" officeooo:rsid="016f8fd0" officeooo:paragraph-rsid="01dc543b" style:font-weight-asian="bold" style:font-weight-complex="bold"/>
    </style:style>
    <style:style style:name="P216" style:family="paragraph" style:parent-style-name="Text_20_body" style:list-style-name="L8">
      <style:text-properties style:font-name="Ubuntu" style:text-underline-style="none" fo:font-weight="normal" officeooo:rsid="00c233ba" officeooo:paragraph-rsid="00c6d09a" style:font-weight-asian="normal" style:font-weight-complex="normal"/>
    </style:style>
    <style:style style:name="P217" style:family="paragraph" style:parent-style-name="Text_20_body" style:list-style-name="L2">
      <style:text-properties fo:font-weight="bold" officeooo:rsid="01ed8f9e" officeooo:paragraph-rsid="01ed8f9e" style:font-weight-asian="bold" style:font-weight-complex="bold"/>
    </style:style>
    <style:style style:name="P218" style:family="paragraph" style:parent-style-name="Text_20_body" style:list-style-name="L3">
      <style:text-properties fo:font-weight="bold" officeooo:paragraph-rsid="003ff4fa" style:font-weight-asian="bold" style:font-weight-complex="bold"/>
    </style:style>
    <style:style style:name="P219" style:family="paragraph" style:parent-style-name="Text_20_body" style:list-style-name="L6">
      <style:text-properties fo:font-weight="bold" officeooo:paragraph-rsid="00857e79" style:font-weight-asian="bold" style:font-weight-complex="bold"/>
    </style:style>
    <style:style style:name="P220" style:family="paragraph" style:parent-style-name="Text_20_body" style:list-style-name="L4">
      <style:text-properties fo:font-weight="bold" officeooo:paragraph-rsid="019fbbe2" style:font-weight-asian="bold" style:font-weight-complex="bold"/>
    </style:style>
    <style:style style:name="P221" style:family="paragraph" style:parent-style-name="Text_20_body">
      <style:text-properties fo:color="#0066cc" style:font-name="Ubuntu" fo:font-style="normal" officeooo:rsid="003b6ae0" officeooo:paragraph-rsid="01ee4fa9" style:font-style-asian="normal" style:font-style-complex="normal"/>
    </style:style>
    <style:style style:name="P222" style:family="paragraph" style:parent-style-name="Text_20_body" style:list-style-name="L4">
      <style:text-properties officeooo:paragraph-rsid="019dd614"/>
    </style:style>
    <style:style style:name="P223" style:family="paragraph" style:parent-style-name="Text_20_body" style:list-style-name="L5">
      <style:text-properties officeooo:paragraph-rsid="005833ed"/>
    </style:style>
    <style:style style:name="P224" style:family="paragraph" style:parent-style-name="Text_20_body" style:list-style-name="L13">
      <style:text-properties fo:color="#000000" style:font-name="Ubuntu" style:text-underline-style="none" fo:font-weight="bold" officeooo:rsid="01770888" officeooo:paragraph-rsid="01e30001" style:font-weight-asian="bold" style:font-weight-complex="bold"/>
    </style:style>
    <style:style style:name="P225" style:family="paragraph" style:parent-style-name="Text_20_body">
      <style:text-properties fo:color="#000000" style:font-name="Ubuntu" style:text-underline-style="none" fo:font-weight="normal" officeooo:rsid="0209df21" officeooo:paragraph-rsid="0209df21" style:font-weight-asian="normal" style:font-weight-complex="normal"/>
    </style:style>
    <style:style style:name="P226" style:family="paragraph" style:parent-style-name="Text_20_body" style:list-style-name="L16">
      <style:text-properties fo:color="#ff6600" style:font-name="Ubuntu" fo:font-style="italic" officeooo:rsid="00529273" officeooo:paragraph-rsid="019fbbe2" style:font-style-asian="italic" style:font-style-complex="italic"/>
    </style:style>
    <style:style style:name="P227" style:family="paragraph" style:parent-style-name="Text_20_body" style:list-style-name="L16">
      <style:text-properties fo:color="#ff6600" style:font-name="Ubuntu" fo:font-style="italic" officeooo:rsid="00530406" officeooo:paragraph-rsid="019fbbe2" style:font-style-asian="italic" style:font-style-complex="italic"/>
    </style:style>
    <style:style style:name="P228" style:family="paragraph" style:parent-style-name="Text_20_body" style:list-style-name="L16">
      <style:text-properties fo:color="#ff6600" style:font-name="Ubuntu" fo:font-style="italic" officeooo:rsid="00550d1c" officeooo:paragraph-rsid="019fbbe2" style:font-style-asian="italic" style:font-style-complex="italic"/>
    </style:style>
    <style:style style:name="P229" style:family="paragraph" style:parent-style-name="Text_20_body" style:list-style-name="L17">
      <style:text-properties fo:color="#ff6600" style:font-name="Ubuntu" style:text-underline-style="none" fo:font-weight="bold" officeooo:rsid="00ad74de" officeooo:paragraph-rsid="01a66175" style:font-weight-asian="bold" style:font-weight-complex="bold"/>
    </style:style>
    <style:style style:name="P230" style:family="paragraph" style:parent-style-name="Text_20_body" style:list-style-name="L17">
      <style:text-properties fo:color="#ff6600" style:font-name="Ubuntu" style:text-underline-style="none" fo:font-weight="bold" officeooo:rsid="00aeecfe" officeooo:paragraph-rsid="01a66175" style:font-weight-asian="bold" style:font-weight-complex="bold"/>
    </style:style>
    <style:style style:name="P231" style:family="paragraph" style:parent-style-name="Text_20_body" style:list-style-name="">
      <style:paragraph-properties fo:break-before="page"/>
      <style:text-properties fo:font-variant="normal" fo:text-transform="none" fo:color="#ff6600" style:font-name="apple-system" fo:font-size="12pt" fo:letter-spacing="normal" fo:font-style="normal" fo:font-weight="normal" officeooo:rsid="013a8f45" officeooo:paragraph-rsid="019a0f94" style:font-style-asian="normal" style:font-weight-asian="normal" style:font-style-complex="normal" style:font-weight-complex="normal"/>
    </style:style>
    <style:style style:name="P232" style:family="paragraph" style:parent-style-name="Text_20_body">
      <style:paragraph-properties fo:break-before="page"/>
      <style:text-properties fo:color="#000000" style:font-name="Ubuntu" style:text-underline-style="none" fo:font-weight="bold" officeooo:rsid="02001d7e" officeooo:paragraph-rsid="02001d7e" style:font-weight-asian="bold" style:font-weight-complex="bold"/>
    </style:style>
    <style:style style:name="P233" style:family="paragraph" style:parent-style-name="Text_20_body" style:list-style-name="">
      <style:paragraph-properties fo:margin-left="0cm" fo:margin-right="0cm" fo:margin-top="0cm" fo:margin-bottom="0cm" style:contextual-spacing="false" fo:orphans="2" fo:widows="2" fo:text-indent="0cm" style:auto-text-indent="false"/>
      <style:text-properties officeooo:paragraph-rsid="019a0f94"/>
    </style:style>
    <style:style style:name="P234" style:family="paragraph" style:parent-style-name="Text_20_body" style:list-style-name="">
      <style:paragraph-properties fo:margin-left="0cm" fo:margin-right="0cm" fo:margin-top="0cm" fo:margin-bottom="0cm" style:contextual-spacing="false" fo:orphans="2" fo:widows="2" fo:text-indent="0cm" style:auto-text-indent="false"/>
      <style:text-properties fo:font-variant="normal" fo:text-transform="none" fo:color="#ff6600" style:font-name="apple-system" fo:font-size="12pt" fo:letter-spacing="normal" fo:font-style="normal" fo:font-weight="normal" officeooo:rsid="019a0f94" officeooo:paragraph-rsid="019a0f94"/>
    </style:style>
    <style:style style:name="P235" style:family="paragraph" style:parent-style-name="Text_20_body" style:list-style-name="">
      <style:paragraph-properties fo:margin-left="0cm" fo:margin-right="0cm" fo:margin-top="0cm" fo:margin-bottom="0cm" style:contextual-spacing="false" fo:orphans="2" fo:widows="2" fo:text-indent="0cm" style:auto-text-indent="false"/>
      <style:text-properties fo:font-variant="normal" fo:text-transform="none" fo:color="#ff6600" style:font-name="apple-system" fo:font-size="12pt" fo:letter-spacing="normal" fo:font-style="normal" style:text-underline-style="none" fo:font-weight="bold" officeooo:rsid="0198ecc3" officeooo:paragraph-rsid="019a0f94" style:font-style-asian="normal" style:font-weight-asian="bold" style:font-style-complex="normal" style:font-weight-complex="bold"/>
    </style:style>
    <style:style style:name="T1" style:family="text">
      <style:text-properties officeooo:rsid="00245e21"/>
    </style:style>
    <style:style style:name="T2" style:family="text">
      <style:text-properties officeooo:rsid="00285fbe"/>
    </style:style>
    <style:style style:name="T3" style:family="text">
      <style:text-properties fo:font-style="italic" style:font-style-asian="italic" style:font-style-complex="italic"/>
    </style:style>
    <style:style style:name="T4" style:family="text">
      <style:text-properties fo:font-style="italic" officeooo:rsid="002b03f8" style:font-style-asian="italic" style:font-style-complex="italic"/>
    </style:style>
    <style:style style:name="T5" style:family="text">
      <style:text-properties fo:font-style="italic" officeooo:rsid="00382d0b" style:font-style-asian="italic" style:font-style-complex="italic"/>
    </style:style>
    <style:style style:name="T6" style:family="text">
      <style:text-properties fo:font-style="italic" officeooo:rsid="00888519" style:font-style-asian="italic" style:font-style-complex="italic"/>
    </style:style>
    <style:style style:name="T7" style:family="text">
      <style:text-properties fo:font-style="italic" officeooo:rsid="00a8a4b4" style:font-style-asian="italic" style:font-style-complex="italic"/>
    </style:style>
    <style:style style:name="T8" style:family="text">
      <style:text-properties fo:font-style="italic" officeooo:rsid="0028c3e2" style:font-style-asian="italic" style:font-style-complex="italic"/>
    </style:style>
    <style:style style:name="T9" style:family="text">
      <style:text-properties fo:font-style="italic" officeooo:rsid="00e4b734" style:font-style-asian="italic" style:font-style-complex="italic"/>
    </style:style>
    <style:style style:name="T10" style:family="text">
      <style:text-properties fo:font-style="italic" officeooo:rsid="00e62116" style:font-style-asian="italic" style:font-style-complex="italic"/>
    </style:style>
    <style:style style:name="T11" style:family="text">
      <style:text-properties fo:font-style="italic" officeooo:rsid="00f15a2c" style:font-style-asian="italic" style:font-style-complex="italic"/>
    </style:style>
    <style:style style:name="T12" style:family="text">
      <style:text-properties fo:font-style="italic" officeooo:rsid="0103709b" style:font-style-asian="italic" style:font-style-complex="italic"/>
    </style:style>
    <style:style style:name="T13" style:family="text">
      <style:text-properties fo:font-style="italic" officeooo:rsid="011db0cc" style:font-style-asian="italic" style:font-style-complex="italic"/>
    </style:style>
    <style:style style:name="T14" style:family="text">
      <style:text-properties fo:font-style="italic" officeooo:rsid="013fa9d9" style:font-style-asian="italic" style:font-style-complex="italic"/>
    </style:style>
    <style:style style:name="T15" style:family="text">
      <style:text-properties fo:font-style="italic" officeooo:rsid="01427db9" style:font-style-asian="italic" style:font-style-complex="italic"/>
    </style:style>
    <style:style style:name="T16" style:family="text">
      <style:text-properties fo:font-style="italic" officeooo:rsid="01c73cc9" style:font-style-asian="italic" style:font-style-complex="italic"/>
    </style:style>
    <style:style style:name="T17" style:family="text">
      <style:text-properties fo:font-style="italic" officeooo:rsid="01d240b4" style:font-style-asian="italic" style:font-style-complex="italic"/>
    </style:style>
    <style:style style:name="T18" style:family="text">
      <style:text-properties fo:font-style="italic" officeooo:rsid="019dd614" style:font-style-asian="italic" style:font-style-complex="italic"/>
    </style:style>
    <style:style style:name="T19" style:family="text">
      <style:text-properties fo:font-style="italic" officeooo:rsid="01e100a0" style:font-style-asian="italic" style:font-style-complex="italic"/>
    </style:style>
    <style:style style:name="T20" style:family="text">
      <style:text-properties fo:font-style="italic" officeooo:rsid="0034929b" style:font-style-asian="italic" style:font-style-complex="italic"/>
    </style:style>
    <style:style style:name="T21" style:family="text">
      <style:text-properties fo:font-style="italic" officeooo:rsid="0036408c" style:font-style-asian="italic" style:font-style-complex="italic"/>
    </style:style>
    <style:style style:name="T22" style:family="text">
      <style:text-properties fo:font-style="italic" officeooo:rsid="00508539" style:font-style-asian="italic" style:font-style-complex="italic"/>
    </style:style>
    <style:style style:name="T23" style:family="text">
      <style:text-properties fo:font-style="italic" officeooo:rsid="0205dca4"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2aa6a6" style:font-style-asian="normal" style:font-style-complex="normal"/>
    </style:style>
    <style:style style:name="T26" style:family="text">
      <style:text-properties fo:font-style="normal" officeooo:rsid="00382d0b" style:font-style-asian="normal" style:font-style-complex="normal"/>
    </style:style>
    <style:style style:name="T27" style:family="text">
      <style:text-properties fo:font-style="normal" officeooo:rsid="007c5dec" style:font-style-asian="normal" style:font-style-complex="normal"/>
    </style:style>
    <style:style style:name="T28" style:family="text">
      <style:text-properties fo:font-style="normal" officeooo:rsid="00888519" style:font-style-asian="normal" style:font-style-complex="normal"/>
    </style:style>
    <style:style style:name="T29" style:family="text">
      <style:text-properties fo:font-style="normal" officeooo:rsid="008f0671" style:font-style-asian="normal" style:font-style-complex="normal"/>
    </style:style>
    <style:style style:name="T30" style:family="text">
      <style:text-properties fo:font-style="normal" officeooo:rsid="008fa845" style:font-style-asian="normal" style:font-style-complex="normal"/>
    </style:style>
    <style:style style:name="T31" style:family="text">
      <style:text-properties fo:font-style="normal" officeooo:rsid="00933196" style:font-style-asian="normal" style:font-style-complex="normal"/>
    </style:style>
    <style:style style:name="T32" style:family="text">
      <style:text-properties fo:font-style="normal" officeooo:rsid="009795a1" style:font-style-asian="normal" style:font-style-complex="normal"/>
    </style:style>
    <style:style style:name="T33" style:family="text">
      <style:text-properties fo:font-style="normal" officeooo:rsid="0098c074" style:font-style-asian="normal" style:font-style-complex="normal"/>
    </style:style>
    <style:style style:name="T34" style:family="text">
      <style:text-properties fo:font-style="normal" officeooo:rsid="009a0c3f" style:font-style-asian="normal" style:font-style-complex="normal"/>
    </style:style>
    <style:style style:name="T35" style:family="text">
      <style:text-properties fo:font-style="normal" officeooo:rsid="009ad65f" style:font-style-asian="normal" style:font-style-complex="normal"/>
    </style:style>
    <style:style style:name="T36" style:family="text">
      <style:text-properties fo:font-style="normal" officeooo:rsid="00a321c8" style:font-style-asian="normal" style:font-style-complex="normal"/>
    </style:style>
    <style:style style:name="T37" style:family="text">
      <style:text-properties fo:font-style="normal" officeooo:rsid="00a7664b" style:font-style-asian="normal" style:font-style-complex="normal"/>
    </style:style>
    <style:style style:name="T38" style:family="text">
      <style:text-properties fo:font-style="normal" officeooo:rsid="00a8a4b4" style:font-style-asian="normal" style:font-style-complex="normal"/>
    </style:style>
    <style:style style:name="T39" style:family="text">
      <style:text-properties fo:font-style="normal" officeooo:rsid="00ab2a23" style:font-style-asian="normal" style:font-style-complex="normal"/>
    </style:style>
    <style:style style:name="T40" style:family="text">
      <style:text-properties fo:font-style="normal" officeooo:rsid="00ac2554" style:font-style-asian="normal" style:font-style-complex="normal"/>
    </style:style>
    <style:style style:name="T41" style:family="text">
      <style:text-properties fo:font-style="normal" officeooo:rsid="00ad0deb" style:font-style-asian="normal" style:font-style-complex="normal"/>
    </style:style>
    <style:style style:name="T42" style:family="text">
      <style:text-properties fo:font-style="normal" officeooo:rsid="0028c3e2" style:font-style-asian="normal" style:font-style-complex="normal"/>
    </style:style>
    <style:style style:name="T43" style:family="text">
      <style:text-properties fo:font-style="normal" officeooo:rsid="005a5549" style:font-style-asian="normal" style:font-style-complex="normal"/>
    </style:style>
    <style:style style:name="T44" style:family="text">
      <style:text-properties fo:font-style="normal" officeooo:rsid="005c1192" style:font-style-asian="normal" style:font-style-complex="normal"/>
    </style:style>
    <style:style style:name="T45" style:family="text">
      <style:text-properties fo:font-style="normal" officeooo:rsid="00e4b734" style:font-style-asian="normal" style:font-style-complex="normal"/>
    </style:style>
    <style:style style:name="T46" style:family="text">
      <style:text-properties fo:font-style="normal" officeooo:rsid="00e62116" style:font-style-asian="normal" style:font-style-complex="normal"/>
    </style:style>
    <style:style style:name="T47" style:family="text">
      <style:text-properties fo:font-style="normal" officeooo:rsid="00e75536" style:font-style-asian="normal" style:font-style-complex="normal"/>
    </style:style>
    <style:style style:name="T48" style:family="text">
      <style:text-properties fo:font-style="normal" officeooo:rsid="00edcab6" style:font-style-asian="normal" style:font-style-complex="normal"/>
    </style:style>
    <style:style style:name="T49" style:family="text">
      <style:text-properties fo:font-style="normal" officeooo:rsid="00eeab5b" style:font-style-asian="normal" style:font-style-complex="normal"/>
    </style:style>
    <style:style style:name="T50" style:family="text">
      <style:text-properties fo:font-style="normal" officeooo:rsid="00eff3af" style:font-style-asian="normal" style:font-style-complex="normal"/>
    </style:style>
    <style:style style:name="T51" style:family="text">
      <style:text-properties fo:font-style="normal" officeooo:rsid="00f15a2c" style:font-style-asian="normal" style:font-style-complex="normal"/>
    </style:style>
    <style:style style:name="T52" style:family="text">
      <style:text-properties fo:font-style="normal" officeooo:rsid="00f71b02" style:font-style-asian="normal" style:font-style-complex="normal"/>
    </style:style>
    <style:style style:name="T53" style:family="text">
      <style:text-properties fo:font-style="normal" officeooo:rsid="00fd998c" style:font-style-asian="normal" style:font-style-complex="normal"/>
    </style:style>
    <style:style style:name="T54" style:family="text">
      <style:text-properties fo:font-style="normal" officeooo:rsid="0103709b" style:font-style-asian="normal" style:font-style-complex="normal"/>
    </style:style>
    <style:style style:name="T55" style:family="text">
      <style:text-properties fo:font-style="normal" officeooo:rsid="01067fd1" style:font-style-asian="normal" style:font-style-complex="normal"/>
    </style:style>
    <style:style style:name="T56" style:family="text">
      <style:text-properties fo:font-style="normal" officeooo:rsid="01082888" style:font-style-asian="normal" style:font-style-complex="normal"/>
    </style:style>
    <style:style style:name="T57" style:family="text">
      <style:text-properties fo:font-style="normal" officeooo:rsid="01091feb" style:font-style-asian="normal" style:font-style-complex="normal"/>
    </style:style>
    <style:style style:name="T58" style:family="text">
      <style:text-properties fo:font-style="normal" officeooo:rsid="010a76bd" style:font-style-asian="normal" style:font-style-complex="normal"/>
    </style:style>
    <style:style style:name="T59" style:family="text">
      <style:text-properties fo:font-style="normal" officeooo:rsid="010da859" style:font-style-asian="normal" style:font-style-complex="normal"/>
    </style:style>
    <style:style style:name="T60" style:family="text">
      <style:text-properties fo:font-style="normal" officeooo:rsid="01112333" style:font-style-asian="normal" style:font-style-complex="normal"/>
    </style:style>
    <style:style style:name="T61" style:family="text">
      <style:text-properties fo:font-style="normal" officeooo:rsid="01113ab1" style:font-style-asian="normal" style:font-style-complex="normal"/>
    </style:style>
    <style:style style:name="T62" style:family="text">
      <style:text-properties fo:font-style="normal" officeooo:rsid="011db0cc" style:font-style-asian="normal" style:font-style-complex="normal"/>
    </style:style>
    <style:style style:name="T63" style:family="text">
      <style:text-properties fo:font-style="normal" officeooo:rsid="011f9b8c" style:font-style-asian="normal" style:font-style-complex="normal"/>
    </style:style>
    <style:style style:name="T64" style:family="text">
      <style:text-properties fo:font-style="normal" officeooo:rsid="01271f18" style:font-style-asian="normal" style:font-style-complex="normal"/>
    </style:style>
    <style:style style:name="T65" style:family="text">
      <style:text-properties fo:font-style="normal" officeooo:rsid="01304c36" style:font-style-asian="normal" style:font-style-complex="normal"/>
    </style:style>
    <style:style style:name="T66" style:family="text">
      <style:text-properties fo:font-style="normal" officeooo:rsid="013fa9d9" style:font-style-asian="normal" style:font-style-complex="normal"/>
    </style:style>
    <style:style style:name="T67" style:family="text">
      <style:text-properties fo:font-style="normal" officeooo:rsid="0141a145" style:font-style-asian="normal" style:font-style-complex="normal"/>
    </style:style>
    <style:style style:name="T68" style:family="text">
      <style:text-properties fo:font-style="normal" officeooo:rsid="014958ea" style:font-style-asian="normal" style:font-style-complex="normal"/>
    </style:style>
    <style:style style:name="T69" style:family="text">
      <style:text-properties fo:font-style="normal" officeooo:rsid="0152d402" style:font-style-asian="normal" style:font-style-complex="normal"/>
    </style:style>
    <style:style style:name="T70" style:family="text">
      <style:text-properties fo:font-style="normal" officeooo:rsid="0153a463" style:font-style-asian="normal" style:font-style-complex="normal"/>
    </style:style>
    <style:style style:name="T71" style:family="text">
      <style:text-properties fo:font-style="normal" officeooo:rsid="0154b0aa" style:font-style-asian="normal" style:font-style-complex="normal"/>
    </style:style>
    <style:style style:name="T72" style:family="text">
      <style:text-properties fo:font-style="normal" officeooo:rsid="0155a929" style:font-style-asian="normal" style:font-style-complex="normal"/>
    </style:style>
    <style:style style:name="T73" style:family="text">
      <style:text-properties fo:font-style="normal" officeooo:rsid="00201aa7" style:font-style-asian="normal" style:font-style-complex="normal"/>
    </style:style>
    <style:style style:name="T74" style:family="text">
      <style:text-properties fo:font-style="normal" officeooo:rsid="01568b46" style:font-style-asian="normal" style:font-style-complex="normal"/>
    </style:style>
    <style:style style:name="T75" style:family="text">
      <style:text-properties fo:font-style="normal" officeooo:rsid="01576e20" style:font-style-asian="normal" style:font-style-complex="normal"/>
    </style:style>
    <style:style style:name="T76" style:family="text">
      <style:text-properties fo:font-style="normal" officeooo:rsid="00f500e8" style:font-style-asian="normal" style:font-style-complex="normal"/>
    </style:style>
    <style:style style:name="T77" style:family="text">
      <style:text-properties fo:font-style="normal" officeooo:rsid="017321fc" style:font-style-asian="normal" style:font-style-complex="normal"/>
    </style:style>
    <style:style style:name="T78" style:family="text">
      <style:text-properties fo:font-style="normal" officeooo:rsid="01682bba" style:font-style-asian="normal" style:font-style-complex="normal"/>
    </style:style>
    <style:style style:name="T79" style:family="text">
      <style:text-properties fo:font-style="normal" officeooo:rsid="01811674" style:font-style-asian="normal" style:font-style-complex="normal"/>
    </style:style>
    <style:style style:name="T80" style:family="text">
      <style:text-properties fo:font-style="normal" officeooo:rsid="0184db45" style:font-style-asian="normal" style:font-style-complex="normal"/>
    </style:style>
    <style:style style:name="T81" style:family="text">
      <style:text-properties fo:font-style="normal" officeooo:rsid="01879809" style:font-style-asian="normal" style:font-style-complex="normal"/>
    </style:style>
    <style:style style:name="T82" style:family="text">
      <style:text-properties fo:font-style="normal" officeooo:rsid="018a1e4b" style:font-style-asian="normal" style:font-style-complex="normal"/>
    </style:style>
    <style:style style:name="T83" style:family="text">
      <style:text-properties fo:font-style="normal" officeooo:rsid="018a3f90" style:font-style-asian="normal" style:font-style-complex="normal"/>
    </style:style>
    <style:style style:name="T84" style:family="text">
      <style:text-properties fo:font-style="normal" officeooo:rsid="018c5833" style:font-style-asian="normal" style:font-style-complex="normal"/>
    </style:style>
    <style:style style:name="T85" style:family="text">
      <style:text-properties fo:font-style="normal" officeooo:rsid="018fb6fb" style:font-style-asian="normal" style:font-style-complex="normal"/>
    </style:style>
    <style:style style:name="T86" style:family="text">
      <style:text-properties fo:font-style="normal" officeooo:rsid="0191c6f8" style:font-style-asian="normal" style:font-style-complex="normal"/>
    </style:style>
    <style:style style:name="T87" style:family="text">
      <style:text-properties fo:font-style="normal" officeooo:rsid="0193c27b" style:font-style-asian="normal" style:font-style-complex="normal"/>
    </style:style>
    <style:style style:name="T88" style:family="text">
      <style:text-properties fo:font-style="normal" officeooo:rsid="0194b971" style:font-style-asian="normal" style:font-style-complex="normal"/>
    </style:style>
    <style:style style:name="T89" style:family="text">
      <style:text-properties fo:font-style="normal" officeooo:rsid="0194ed9e" style:font-style-asian="normal" style:font-style-complex="normal"/>
    </style:style>
    <style:style style:name="T90" style:family="text">
      <style:text-properties fo:font-style="normal" officeooo:rsid="01957b2b" style:font-style-asian="normal" style:font-style-complex="normal"/>
    </style:style>
    <style:style style:name="T91" style:family="text">
      <style:text-properties fo:font-style="normal" officeooo:rsid="0196dc39" style:font-style-asian="normal" style:font-style-complex="normal"/>
    </style:style>
    <style:style style:name="T92" style:family="text">
      <style:text-properties fo:font-style="normal" officeooo:rsid="0198ecc3" style:font-style-asian="normal" style:font-style-complex="normal"/>
    </style:style>
    <style:style style:name="T93" style:family="text">
      <style:text-properties fo:font-style="normal" officeooo:rsid="01a9582f" style:font-style-asian="normal" style:font-style-complex="normal"/>
    </style:style>
    <style:style style:name="T94" style:family="text">
      <style:text-properties fo:font-style="normal" officeooo:rsid="01ac2775" style:font-style-asian="normal" style:font-style-complex="normal"/>
    </style:style>
    <style:style style:name="T95" style:family="text">
      <style:text-properties fo:font-style="normal" officeooo:rsid="01ad7387" style:font-style-asian="normal" style:font-style-complex="normal"/>
    </style:style>
    <style:style style:name="T96" style:family="text">
      <style:text-properties fo:font-style="normal" officeooo:rsid="01d240b4" style:font-style-asian="normal" style:font-style-complex="normal"/>
    </style:style>
    <style:style style:name="T97" style:family="text">
      <style:text-properties fo:font-style="normal" officeooo:rsid="01a21fde" style:font-style-asian="normal" style:font-style-complex="normal"/>
    </style:style>
    <style:style style:name="T98" style:family="text">
      <style:text-properties fo:font-style="normal" officeooo:rsid="01de4f31" style:font-style-asian="normal" style:font-style-complex="normal"/>
    </style:style>
    <style:style style:name="T99" style:family="text">
      <style:text-properties fo:font-style="normal" officeooo:rsid="019dd614" style:font-style-asian="normal" style:font-style-complex="normal"/>
    </style:style>
    <style:style style:name="T100" style:family="text">
      <style:text-properties fo:font-style="normal" officeooo:rsid="01e100a0" style:font-style-asian="normal" style:font-style-complex="normal"/>
    </style:style>
    <style:style style:name="T101" style:family="text">
      <style:text-properties fo:font-style="normal" officeooo:rsid="01e30001" style:font-style-asian="normal" style:font-style-complex="normal"/>
    </style:style>
    <style:style style:name="T102" style:family="text">
      <style:text-properties fo:font-style="normal" officeooo:rsid="01e91f8d" style:font-style-asian="normal" style:font-style-complex="normal"/>
    </style:style>
    <style:style style:name="T103" style:family="text">
      <style:text-properties fo:font-style="normal" officeooo:rsid="00351088" style:font-style-asian="normal" style:font-style-complex="normal"/>
    </style:style>
    <style:style style:name="T104" style:family="text">
      <style:text-properties fo:font-style="normal" officeooo:rsid="00383af9" style:font-style-asian="normal" style:font-style-complex="normal"/>
    </style:style>
    <style:style style:name="T105" style:family="text">
      <style:text-properties fo:font-style="normal" officeooo:rsid="00318bae" style:font-style-asian="normal" style:font-style-complex="normal"/>
    </style:style>
    <style:style style:name="T106" style:family="text">
      <style:text-properties fo:font-style="normal" officeooo:rsid="0034929b" style:font-style-asian="normal" style:font-style-complex="normal"/>
    </style:style>
    <style:style style:name="T107" style:family="text">
      <style:text-properties fo:font-style="normal" officeooo:rsid="01ed8f9e" style:font-style-asian="normal" style:font-style-complex="normal"/>
    </style:style>
    <style:style style:name="T108" style:family="text">
      <style:text-properties fo:font-style="normal" officeooo:rsid="0046cdb8" style:font-style-asian="normal" style:font-style-complex="normal"/>
    </style:style>
    <style:style style:name="T109" style:family="text">
      <style:text-properties fo:font-style="normal" officeooo:rsid="008a02aa" style:font-style-asian="normal" style:font-style-complex="normal"/>
    </style:style>
    <style:style style:name="T110" style:family="text">
      <style:text-properties fo:font-style="normal" officeooo:rsid="004ea825" style:font-style-asian="normal" style:font-style-complex="normal"/>
    </style:style>
    <style:style style:name="T111" style:family="text">
      <style:text-properties fo:font-style="normal" officeooo:rsid="00508539" style:font-style-asian="normal" style:font-style-complex="normal"/>
    </style:style>
    <style:style style:name="T112" style:family="text">
      <style:text-properties officeooo:rsid="0031dd75"/>
    </style:style>
    <style:style style:name="T113" style:family="text">
      <style:text-properties officeooo:rsid="0033b2f8"/>
    </style:style>
    <style:style style:name="T114" style:family="text">
      <style:text-properties officeooo:rsid="00356d9f"/>
    </style:style>
    <style:style style:name="T115" style:family="text">
      <style:text-properties style:font-name="Ubuntu"/>
    </style:style>
    <style:style style:name="T116" style:family="text">
      <style:text-properties style:font-name="Ubuntu" officeooo:rsid="003ff4fa"/>
    </style:style>
    <style:style style:name="T117" style:family="text">
      <style:text-properties style:font-name="Ubuntu" officeooo:rsid="0028c3e2"/>
    </style:style>
    <style:style style:name="T118" style:family="text">
      <style:text-properties style:font-name="Ubuntu" fo:font-style="italic" officeooo:rsid="0028c3e2" style:font-style-asian="italic" style:font-style-complex="italic"/>
    </style:style>
    <style:style style:name="T119" style:family="text">
      <style:text-properties style:font-name="Ubuntu" fo:font-style="italic" officeooo:rsid="00382d0b" style:font-style-asian="italic" style:font-style-complex="italic"/>
    </style:style>
    <style:style style:name="T120" style:family="text">
      <style:text-properties style:font-name="Ubuntu" fo:font-style="italic" officeooo:rsid="002b03f8" style:font-style-asian="italic" style:font-style-complex="italic"/>
    </style:style>
    <style:style style:name="T121" style:family="text">
      <style:text-properties style:font-name="Ubuntu" fo:font-style="italic" officeooo:rsid="004e3ca2" style:font-style-asian="italic" style:font-style-complex="italic"/>
    </style:style>
    <style:style style:name="T122" style:family="text">
      <style:text-properties style:font-name="Ubuntu" fo:font-style="italic" officeooo:rsid="0062d9e0" style:font-style-asian="italic" style:font-style-complex="italic"/>
    </style:style>
    <style:style style:name="T123" style:family="text">
      <style:text-properties style:font-name="Ubuntu" fo:font-style="italic" officeooo:rsid="007f0a49" style:font-style-asian="italic" style:font-style-complex="italic"/>
    </style:style>
    <style:style style:name="T124" style:family="text">
      <style:text-properties style:font-name="Ubuntu" fo:font-style="italic" fo:font-weight="bold" officeooo:rsid="019dd614" style:font-style-asian="italic" style:font-weight-asian="bold" style:font-style-complex="italic" style:font-weight-complex="bold"/>
    </style:style>
    <style:style style:name="T125" style:family="text">
      <style:text-properties style:font-name="Ubuntu" fo:font-style="italic" fo:font-weight="bold" officeooo:rsid="01e100a0" style:font-style-asian="italic" style:font-weight-asian="bold" style:font-style-complex="italic" style:font-weight-complex="bold"/>
    </style:style>
    <style:style style:name="T126" style:family="text">
      <style:text-properties style:font-name="Ubuntu" fo:font-style="normal" officeooo:rsid="0028c3e2" style:font-style-asian="normal" style:font-style-complex="normal"/>
    </style:style>
    <style:style style:name="T127" style:family="text">
      <style:text-properties style:font-name="Ubuntu" fo:font-style="normal" officeooo:rsid="00382d0b" style:font-style-asian="normal" style:font-style-complex="normal"/>
    </style:style>
    <style:style style:name="T128" style:family="text">
      <style:text-properties style:font-name="Ubuntu" fo:font-style="normal" officeooo:rsid="002aa6a6" style:font-style-asian="normal" style:font-style-complex="normal"/>
    </style:style>
    <style:style style:name="T129" style:family="text">
      <style:text-properties style:font-name="Ubuntu" fo:font-style="normal" officeooo:rsid="005a5549" style:font-style-asian="normal" style:font-style-complex="normal"/>
    </style:style>
    <style:style style:name="T130" style:family="text">
      <style:text-properties style:font-name="Ubuntu" fo:font-style="normal" officeooo:rsid="005c1192" style:font-style-asian="normal" style:font-style-complex="normal"/>
    </style:style>
    <style:style style:name="T131" style:family="text">
      <style:text-properties style:font-name="Ubuntu" fo:font-style="normal" officeooo:rsid="004e3ca2" style:font-style-asian="normal" style:font-style-complex="normal"/>
    </style:style>
    <style:style style:name="T132" style:family="text">
      <style:text-properties style:font-name="Ubuntu" fo:font-style="normal" officeooo:rsid="005eb33a" style:font-style-asian="normal" style:font-style-complex="normal"/>
    </style:style>
    <style:style style:name="T133" style:family="text">
      <style:text-properties style:font-name="Ubuntu" fo:font-style="normal" officeooo:rsid="0062d9e0" style:font-style-asian="normal" style:font-style-complex="normal"/>
    </style:style>
    <style:style style:name="T134" style:family="text">
      <style:text-properties style:font-name="Ubuntu" fo:font-style="normal" officeooo:rsid="007f0a49" style:font-style-asian="normal" style:font-style-complex="normal"/>
    </style:style>
    <style:style style:name="T135" style:family="text">
      <style:text-properties style:font-name="Ubuntu" fo:font-style="normal" fo:font-weight="bold" officeooo:rsid="019dd614" style:font-style-asian="normal" style:font-weight-asian="bold" style:font-style-complex="normal" style:font-weight-complex="bold"/>
    </style:style>
    <style:style style:name="T136" style:family="text">
      <style:text-properties style:font-name="Ubuntu" fo:font-style="normal" fo:font-weight="bold" officeooo:rsid="019de632" style:font-style-asian="normal" style:font-weight-asian="bold" style:font-style-complex="normal" style:font-weight-complex="bold"/>
    </style:style>
    <style:style style:name="T137" style:family="text">
      <style:text-properties style:font-name="Ubuntu" fo:font-style="normal" fo:font-weight="bold" officeooo:rsid="01a21fde" style:font-style-asian="normal" style:font-weight-asian="bold" style:font-style-complex="normal" style:font-weight-complex="bold"/>
    </style:style>
    <style:style style:name="T138" style:family="text">
      <style:text-properties style:font-name="Ubuntu" fo:font-style="normal" fo:font-weight="bold" officeooo:rsid="01de4f31" style:font-style-asian="normal" style:font-weight-asian="bold" style:font-style-complex="normal" style:font-weight-complex="bold"/>
    </style:style>
    <style:style style:name="T139" style:family="text">
      <style:text-properties style:font-name="Ubuntu" fo:font-style="normal" fo:font-weight="bold" officeooo:rsid="01e100a0" style:font-style-asian="normal" style:font-weight-asian="bold" style:font-style-complex="normal" style:font-weight-complex="bold"/>
    </style:style>
    <style:style style:name="T140" style:family="text">
      <style:text-properties style:font-name="Ubuntu" officeooo:rsid="00479fc6"/>
    </style:style>
    <style:style style:name="T141" style:family="text">
      <style:text-properties style:font-name="Ubuntu" officeooo:rsid="004a1f9c"/>
    </style:style>
    <style:style style:name="T142" style:family="text">
      <style:text-properties style:font-name="Ubuntu" officeooo:rsid="003df418"/>
    </style:style>
    <style:style style:name="T143" style:family="text">
      <style:text-properties style:font-name="Ubuntu" officeooo:rsid="00857e79"/>
    </style:style>
    <style:style style:name="T144" style:family="text">
      <style:text-properties style:font-name="Ubuntu" officeooo:rsid="0085e32e"/>
    </style:style>
    <style:style style:name="T145" style:family="text">
      <style:text-properties style:font-name="Ubuntu" officeooo:rsid="00b9e255"/>
    </style:style>
    <style:style style:name="T146" style:family="text">
      <style:text-properties style:font-name="Ubuntu" officeooo:rsid="01a19853"/>
    </style:style>
    <style:style style:name="T147" style:family="text">
      <style:text-properties style:font-name="Ubuntu" officeooo:rsid="01a821e8"/>
    </style:style>
    <style:style style:name="T148" style:family="text">
      <style:text-properties fo:color="#ff6600" fo:font-style="italic" fo:font-weight="bold" officeooo:rsid="0137788f" style:font-style-asian="italic" style:font-weight-asian="bold" style:font-style-complex="italic" style:font-weight-complex="bold"/>
    </style:style>
    <style:style style:name="T149" style:family="text">
      <style:text-properties fo:color="#ff6600" fo:font-style="italic" fo:font-weight="bold" officeooo:rsid="0149b163" style:font-style-asian="italic" style:font-weight-asian="bold" style:font-style-complex="italic" style:font-weight-complex="bold"/>
    </style:style>
    <style:style style:name="T150" style:family="text">
      <style:text-properties fo:color="#ff6600" fo:font-style="italic" fo:font-weight="bold" officeooo:rsid="01c98156" style:font-style-asian="italic" style:font-weight-asian="bold" style:font-style-complex="italic" style:font-weight-complex="bold"/>
    </style:style>
    <style:style style:name="T151" style:family="text">
      <style:text-properties fo:color="#ff6600" fo:font-style="italic" fo:font-weight="bold" officeooo:rsid="01f8a0d9" style:font-style-asian="italic" style:font-weight-asian="bold" style:font-style-complex="italic" style:font-weight-complex="bold"/>
    </style:style>
    <style:style style:name="T152" style:family="text">
      <style:text-properties fo:color="#ff6600" fo:font-style="italic" fo:font-weight="bold" officeooo:rsid="01fd45ea" style:font-style-asian="italic" style:font-weight-asian="bold" style:font-style-complex="italic" style:font-weight-complex="bold"/>
    </style:style>
    <style:style style:name="T153" style:family="text">
      <style:text-properties fo:color="#ff6600" officeooo:rsid="01c73cc9"/>
    </style:style>
    <style:style style:name="T154" style:family="text">
      <style:text-properties fo:color="#0084d1"/>
    </style:style>
    <style:style style:name="T155" style:family="text">
      <style:text-properties officeooo:rsid="00608d37"/>
    </style:style>
    <style:style style:name="T156" style:family="text">
      <style:text-properties officeooo:rsid="0060ec55"/>
    </style:style>
    <style:style style:name="T157" style:family="text">
      <style:text-properties fo:font-variant="normal" fo:text-transform="none" fo:color="#ff6600" style:font-name="apple-system" fo:font-size="12pt" fo:letter-spacing="normal" fo:font-style="normal" fo:font-weight="normal"/>
    </style:style>
    <style:style style:name="T158" style:family="text">
      <style:text-properties fo:font-variant="normal" fo:text-transform="none" fo:color="#ff6600" style:font-name="SFMono-Regular" fo:font-size="9.75pt" fo:letter-spacing="normal" fo:font-style="normal" fo:font-weight="normal"/>
    </style:style>
    <style:style style:name="T159" style:family="text">
      <style:text-properties fo:font-variant="normal" fo:text-transform="none" fo:color="#000000" fo:font-size="12pt" fo:font-style="normal" style:font-size-asian="12pt" style:font-size-complex="12pt"/>
    </style:style>
    <style:style style:name="T160" style:family="text">
      <style:text-properties fo:font-variant="normal" fo:text-transform="none" fo:color="#000000" fo:font-size="12pt" fo:font-style="normal" officeooo:rsid="0130951b" style:font-size-asian="12pt" style:font-size-complex="12pt"/>
    </style:style>
    <style:style style:name="T161" style:family="text">
      <style:text-properties fo:font-variant="normal" fo:text-transform="none" fo:color="#000000" fo:font-size="12pt" fo:font-style="normal" officeooo:rsid="0130951b" style:font-size-asian="12pt" style:font-style-asian="normal" style:font-size-complex="12pt" style:font-style-complex="normal"/>
    </style:style>
    <style:style style:name="T162" style:family="text">
      <style:text-properties fo:font-variant="normal" fo:text-transform="none" fo:color="#000000" fo:font-size="12pt" fo:font-style="normal" officeooo:rsid="016b55fd" style:font-size-asian="12pt" style:font-style-asian="normal" style:font-size-complex="12pt" style:font-style-complex="normal"/>
    </style:style>
    <style:style style:name="T163" style:family="text">
      <style:text-properties style:text-underline-style="none" officeooo:rsid="0130951b" style:font-weight-asian="normal" style:font-weight-complex="normal"/>
    </style:style>
    <style:style style:name="T164" style:family="text">
      <style:text-properties officeooo:rsid="00840b06"/>
    </style:style>
    <style:style style:name="T165" style:family="text">
      <style:text-properties officeooo:rsid="008b8aa3"/>
    </style:style>
    <style:style style:name="T166" style:family="text">
      <style:text-properties fo:color="#0066cc" fo:font-style="normal" style:font-style-asian="normal" style:font-style-complex="normal"/>
    </style:style>
    <style:style style:name="T167" style:family="text">
      <style:text-properties fo:color="#0066cc" officeooo:rsid="007e96ea"/>
    </style:style>
    <style:style style:name="T168" style:family="text">
      <style:text-properties fo:color="#000000" style:font-name="Ubuntu" fo:font-style="normal" fo:font-weight="bold" officeooo:rsid="01a2ab7e" style:font-style-asian="normal" style:font-weight-asian="bold" style:font-style-complex="normal" style:font-weight-complex="bold"/>
    </style:style>
    <style:style style:name="T169" style:family="text">
      <style:text-properties fo:color="#000000" style:font-name="Ubuntu" fo:font-style="normal" fo:font-weight="bold" officeooo:rsid="005833ed" style:font-style-asian="normal" style:font-weight-asian="bold" style:font-style-complex="normal" style:font-weight-complex="bold"/>
    </style:style>
    <style:style style:name="T170" style:family="text">
      <style:text-properties fo:color="#000000" style:font-name="Ubuntu" fo:font-style="normal" fo:font-weight="bold" officeooo:rsid="00596bf1" style:font-style-asian="normal" style:font-weight-asian="bold" style:font-style-complex="normal" style:font-weight-complex="bold"/>
    </style:style>
    <style:style style:name="T171" style:family="text">
      <style:text-properties fo:color="#000000" style:text-underline-style="none" officeooo:rsid="0130951b" style:font-weight-asian="normal" style:font-weight-complex="normal"/>
    </style:style>
    <style:style style:name="T172" style:family="text">
      <style:text-properties officeooo:rsid="00b3947d"/>
    </style:style>
    <style:style style:name="T173" style:family="text">
      <style:text-properties officeooo:rsid="00b7fd58"/>
    </style:style>
    <style:style style:name="T174" style:family="text">
      <style:text-properties officeooo:rsid="00be9e39"/>
    </style:style>
    <style:style style:name="T175" style:family="text">
      <style:text-properties officeooo:rsid="00bfe232"/>
    </style:style>
    <style:style style:name="T176" style:family="text">
      <style:text-properties officeooo:rsid="00c8bd34"/>
    </style:style>
    <style:style style:name="T177" style:family="text">
      <style:text-properties officeooo:rsid="00c90829"/>
    </style:style>
    <style:style style:name="T178" style:family="text">
      <style:text-properties officeooo:rsid="00cc8b48"/>
    </style:style>
    <style:style style:name="T179" style:family="text">
      <style:text-properties officeooo:rsid="00ce886f"/>
    </style:style>
    <style:style style:name="T180" style:family="text">
      <style:text-properties officeooo:rsid="00d28b2f"/>
    </style:style>
    <style:style style:name="T181" style:family="text">
      <style:text-properties officeooo:rsid="00d358ba"/>
    </style:style>
    <style:style style:name="T182" style:family="text">
      <style:text-properties officeooo:rsid="00d5a49c"/>
    </style:style>
    <style:style style:name="T183" style:family="text">
      <style:text-properties officeooo:rsid="00d8aa84"/>
    </style:style>
    <style:style style:name="T184" style:family="text">
      <style:text-properties officeooo:rsid="00da3cab"/>
    </style:style>
    <style:style style:name="T185" style:family="text">
      <style:text-properties officeooo:rsid="00dab6d8"/>
    </style:style>
    <style:style style:name="T186" style:family="text">
      <style:text-properties officeooo:rsid="00e4b734"/>
    </style:style>
    <style:style style:name="T187" style:family="text">
      <style:text-properties officeooo:rsid="00ffc220"/>
    </style:style>
    <style:style style:name="T188" style:family="text">
      <style:text-properties officeooo:rsid="0129db77"/>
    </style:style>
    <style:style style:name="T189" style:family="text">
      <style:text-properties officeooo:rsid="0135485b"/>
    </style:style>
    <style:style style:name="T190" style:family="text">
      <style:text-properties officeooo:rsid="0141a145"/>
    </style:style>
    <style:style style:name="T191" style:family="text">
      <style:text-properties officeooo:rsid="01427db9"/>
    </style:style>
    <style:style style:name="T192" style:family="text">
      <style:text-properties officeooo:rsid="015b4258"/>
    </style:style>
    <style:style style:name="T193" style:family="text">
      <style:text-properties officeooo:rsid="015c7f15"/>
    </style:style>
    <style:style style:name="T194" style:family="text">
      <style:text-properties officeooo:rsid="015d3c79"/>
    </style:style>
    <style:style style:name="T195" style:family="text">
      <style:text-properties officeooo:rsid="016432f4"/>
    </style:style>
    <style:style style:name="T196" style:family="text">
      <style:text-properties officeooo:rsid="01666124"/>
    </style:style>
    <style:style style:name="T197" style:family="text">
      <style:text-properties officeooo:rsid="01682bba"/>
    </style:style>
    <style:style style:name="T198" style:family="text">
      <style:text-properties officeooo:rsid="016c8a89"/>
    </style:style>
    <style:style style:name="T199" style:family="text">
      <style:text-properties style:font-name="SFMono-Regular" fo:font-size="9.75pt" fo:font-style="normal" fo:font-weight="normal"/>
    </style:style>
    <style:style style:name="T200" style:family="text">
      <style:text-properties officeooo:rsid="01aa66c0"/>
    </style:style>
    <style:style style:name="T201" style:family="text">
      <style:text-properties officeooo:rsid="01ad67e9"/>
    </style:style>
    <style:style style:name="T202" style:family="text">
      <style:text-properties officeooo:rsid="01ad7387"/>
    </style:style>
    <style:style style:name="T203" style:family="text">
      <style:text-properties officeooo:rsid="01af1520"/>
    </style:style>
    <style:style style:name="T204" style:family="text">
      <style:text-properties officeooo:rsid="01b7b034"/>
    </style:style>
    <style:style style:name="T205" style:family="text">
      <style:text-properties officeooo:rsid="01ba2b53"/>
    </style:style>
    <style:style style:name="T206" style:family="text">
      <style:text-properties officeooo:rsid="01bdd4b7"/>
    </style:style>
    <style:style style:name="T207" style:family="text">
      <style:text-properties officeooo:rsid="01bf30f7"/>
    </style:style>
    <style:style style:name="T208" style:family="text">
      <style:text-properties officeooo:rsid="01c50771"/>
    </style:style>
    <style:style style:name="T209" style:family="text">
      <style:text-properties officeooo:rsid="01c73cc9"/>
    </style:style>
    <style:style style:name="T210" style:family="text">
      <style:text-properties officeooo:rsid="01d240b4"/>
    </style:style>
    <style:style style:name="T211" style:family="text">
      <style:text-properties officeooo:rsid="01d6506a"/>
    </style:style>
    <style:style style:name="T212" style:family="text">
      <style:text-properties officeooo:rsid="01dbd88b"/>
    </style:style>
    <style:style style:name="T213" style:family="text">
      <style:text-properties officeooo:rsid="01dde31e"/>
    </style:style>
    <style:style style:name="T214" style:family="text">
      <style:text-properties officeooo:rsid="0036408c"/>
    </style:style>
    <style:style style:name="T215" style:family="text">
      <style:text-properties officeooo:rsid="01f3ead7"/>
    </style:style>
    <style:style style:name="T216" style:family="text">
      <style:text-properties officeooo:rsid="01f583a0"/>
    </style:style>
    <style:style style:name="T217" style:family="text">
      <style:text-properties officeooo:rsid="01fadd0f"/>
    </style:style>
    <style:style style:name="T218" style:family="text">
      <style:text-properties officeooo:rsid="02035b5f"/>
    </style:style>
    <style:style style:name="T219" style:family="text">
      <style:text-properties officeooo:rsid="0205dca4"/>
    </style:style>
    <style:style style:name="T220" style:family="text">
      <style:text-properties officeooo:rsid="0209a6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1">Implementación</text:p>
      <text:p text:style-name="P101">En las secciones siguientes se mencionarán los aspectos más relevantes de la implementación.</text:p>
      <text:h text:style-name="P182" text:outline-level="2">1. Implementación del primer incremento</text:h>
      <text:p text:style-name="P74">El primer incremento fue la primera toma de contacto con la tecnología utilizada tras la formación.</text:p>
      <text:p text:style-name="P75">Los requisitos implementados en el primer incremento <text:span text:style-name="T1">son los asociados a la parte del cuestionario de emparejamiento:</text:span></text:p>
      <text:list xml:id="list6740417740535628050" text:style-name="L1">
        <text:list-item>
          <text:p text:style-name="P200">RF-005 : Emparejamiento </text:p>
        </text:list-item>
        <text:list-item>
          <text:p text:style-name="P201">RF-<text:span text:style-name="T2">006: Filtrado de los resultados en base a distintos criterios</text:span></text:p>
        </text:list-item>
        <text:list-item>
          <text:p text:style-name="P202">RNF-002: <text:span text:style-name="T194">Tiempo de respuesta de asignaci ́on</text:span></text:p>
        </text:list-item>
      </text:list>
      <text:p text:style-name="P155"><text:span text:style-name="T142">Las tareas </text:span><text:span text:style-name="T145">más trascendentales </text:span><text:span text:style-name="T142">realizadas en este incremento son las descritas a continuación:</text:span></text:p>
      <text:list xml:id="list8508356674422478434" text:style-name="L2">
        <text:list-item>
          <text:p text:style-name="P217"><text:span text:style-name="T142">C</text:span><text:span text:style-name="T115">onfiguración Angular</text:span></text:p>
        </text:list-item>
      </text:list>
      <text:p text:style-name="P84">Todos los archivos Angular utilizados deben importarse en la<text:span text:style-name="T3"> root view</text:span><text:span text:style-name="T24"> </text:span><text:span text:style-name="T103">(</text:span><text:span text:style-name="T104">app/views/</text:span><text:span text:style-name="T103">index.html en </text:span><text:span text:style-name="T107">el</text:span><text:span text:style-name="T103"> proyecto)</text:span><text:span text:style-name="T24">: </text:span><text:span text:style-name="T105">Librerías JavaScript, app.js, route.js, </text:span><text:span text:style-name="T20">controllers</text:span><text:span text:style-name="T106"> y </text:span><text:span text:style-name="T20">factories.</text:span></text:p>
      <text:p text:style-name="P107">Para indicar a la aplicación que se trata de una aplicación Angular se debe especificar en la etiqueta &lt;html&gt; de la <text:span text:style-name="T3">root </text:span><text:span text:style-name="T21">view</text:span><text:span text:style-name="T214"> (app/views/</text:span>index.html<text:span text:style-name="T214">) de la siguiente forma:</text:span></text:p>
      <text:p text:style-name="P221">&lt;html ng-app="Emozio"&gt; &lt;/html&gt;</text:p>
      <text:p text:style-name="P103">Se define el módulo principal de la aplicación en el archivo app/assets/javascript/app.js:</text:p>
      <text:p text:style-name="P142">angular.module('Emozio', ['ngRoute', 'ngResource']);</text:p>
      <text:p text:style-name="P104">Entre corchetes se encuentran las dependencias que tiene nuestro módulo Emozio:</text:p>
      <text:p text:style-name="P105">ngRoute: <text:span text:style-name="T216">Permite a la aplicación convertirse en una SPA, permitiendo la navegación ente distintas páginas sin necesidad de recargar. </text:span><text:span text:style-name="T151">W3 angular-routing</text:span></text:p>
      <text:p text:style-name="P108">ngResource: <text:span text:style-name="T217">Permite crear objetos para interactuar con los datos RESTful del lado servidor. El objeto devuelto tiene métodos de acción que proporcionan comportamiento sin necesidad de interactuar con el servicio $http a bajo nivel. Las acciones por defecto son:</text:span></text:p>
      <text:p text:style-name="P147">{ 'get': <text:s text:c="3"/>{method:'GET'}, </text:p>
      <text:p text:style-name="P147"><text:s text:c="2"/>'save': <text:s text:c="2"/>{method:'POST'}, </text:p>
      <text:p text:style-name="P147"><text:soft-page-break/><text:s text:c="2"/>'query': <text:s/>{method:'GET', isArray:true}, </text:p>
      <text:p text:style-name="P147"><text:s text:c="2"/>'remove': {method:'DELETE'}, </text:p>
      <text:p text:style-name="P147"><text:s text:c="2"/>'delete': {method:'DELETE'} };</text:p>
      <text:p text:style-name="P111">Llamar a estos métodos invoca a $http con el método http especificado, destino y parámetros. <text:span text:style-name="T152">ng-resource</text:span></text:p>
      <text:p text:style-name="P109">Para indicar al $routeProvider dónde mostrar las <text:span text:style-name="T3">templates</text:span> se utiliza la siguiente directiva: <text:span text:style-name="T167">&lt;div ui-view&gt;&lt;/div&gt;</text:span></text:p>
      <text:list xml:id="list1279923689118138423" text:style-name="L3">
        <text:list-item>
          <text:p text:style-name="P218"><text:span text:style-name="T146">Implementación de</text:span><text:span text:style-name="T117"> las </text:span><text:span text:style-name="T118">templates</text:span><text:span text:style-name="T126"> </text:span><text:span text:style-name="T127">y </text:span><text:span text:style-name="T119">controllers </text:span><text:span text:style-name="T128">de los requisitos</text:span><text:span text:style-name="T120">. </text:span><text:span text:style-name="T129">Éstos se encuentran dentro del directorio app/asse</text:span><text:span text:style-name="T130">ts.</text:span></text:p>
        </text:list-item>
      </text:list>
      <table:table table:name="Table1" table:style-name="Table1">
        <table:table-column table:style-name="Table1.A"/>
        <table:table-column table:style-name="Table1.B"/>
        <table:table-row>
          <table:table-cell table:style-name="Table1.A1" office:value-type="string">
            <text:p text:style-name="P156">Template</text:p>
          </table:table-cell>
          <table:table-cell table:style-name="Table1.B1" office:value-type="string">
            <text:p text:style-name="P156">Controller</text:p>
          </table:table-cell>
        </table:table-row>
        <table:table-row>
          <table:table-cell table:style-name="Table1.A2" office:value-type="string">
            <text:p text:style-name="P160"><text:span text:style-name="T112">p</text:span>acientes/cuestionarioPacientes.html</text:p>
          </table:table-cell>
          <table:table-cell table:style-name="Table1.B2" office:value-type="string">
            <text:p text:style-name="P159">pacientes/cuestionarioController.js</text:p>
          </table:table-cell>
        </table:table-row>
        <table:table-row>
          <table:table-cell table:style-name="Table1.A2" office:value-type="string">
            <text:p text:style-name="P164"><text:span text:style-name="T114">p</text:span>acientes/pacientesResultados.html</text:p>
          </table:table-cell>
          <table:table-cell table:style-name="Table1.B2" office:value-type="string">
            <text:p text:style-name="P162"><text:span text:style-name="T113">p</text:span>acientes/perfilController.js</text:p>
          </table:table-cell>
        </table:table-row>
      </table:table>
      <text:p text:style-name="P78"/>
      <text:list xml:id="list5544431743025831778" text:style-name="L4">
        <text:list-item>
          <text:p text:style-name="P222"><text:span text:style-name="T137">Creación </text:span><text:span text:style-name="T138">de</text:span><text:span text:style-name="T135"> las </text:span><text:span text:style-name="T124">factories, </text:span><text:span text:style-name="T125">routes </text:span><text:span text:style-name="T139">y </text:span><text:span text:style-name="T125">modelos</text:span><text:span text:style-name="T139"> de</text:span><text:span text:style-name="T135">: </text:span><text:span text:style-name="T136">Paciente, Psicologo y Patologia.</text:span></text:p>
        </text:list-item>
      </text:list>
      <text:list xml:id="list5095218839638083200" text:style-name="L5">
        <text:list-item>
          <text:p text:style-name="P223"><text:span text:style-name="T168">Configuración de</text:span><text:span text:style-name="T169"> la conexión con la BBDD </text:span><text:span text:style-name="T170">en un archivo aparte: server/config/dbConnection.js</text:span></text:p>
        </text:list-item>
      </text:list>
      <text:p text:style-name="P114"><text:tab/><text:span text:style-name="T154">var MONGO_URL = 'mongodb://localhost:27017/emozio';</text:span></text:p>
      <text:p text:style-name="P131">Se define la URL <text:span text:style-name="T155">de la base de datos a la que se conecta la app.</text:span></text:p>
      <text:p text:style-name="P131"/>
      <text:p text:style-name="P123"><text:tab/>var options = {</text:p>
      <text:p text:style-name="P123"><text:tab/><text:tab/>useMongoClient: true,</text:p>
      <text:p text:style-name="P123"><text:tab/><text:tab/>autoIndex: false, // No crear index</text:p>
      <text:p text:style-name="P123"><text:tab/><text:tab/>reconnectTries: Number.MAX_VALUE, // Nunca para de reintentar conectarse</text:p>
      <text:p text:style-name="P123"><text:tab/><text:tab/>reconnectInterval: 500, // Reconexion cada 500ms</text:p>
      <text:p text:style-name="P123"><text:tab/><text:tab/>poolSize: 10, // Mantener una conexion de 10 sockets</text:p>
      <text:p text:style-name="P123"><text:tab/><text:tab/>// Si no se conecta, devuelve un error inmediatamente antes de tratar de reconectarse</text:p>
      <text:p text:style-name="P123"><text:tab/><text:tab/>bufferMaxEntries: 0</text:p>
      <text:p text:style-name="P123"><text:tab/>};</text:p>
      <text:p text:style-name="P132">Se <text:span text:style-name="T156">establecen las opciones de conexión.</text:span></text:p>
      <text:p text:style-name="P124"/>
      <text:p text:style-name="P123"><text:soft-page-break/><text:tab/>mongoose.Promise = global.Promise;</text:p>
      <text:p text:style-name="P137"><text:span text:style-name="T132">Se </text:span><text:span text:style-name="T133">declara que las </text:span><text:span text:style-name="T122">promise</text:span><text:span text:style-name="T133"> que va a utilizar Mongoose son las globales proporcionadas por Bluebird. </text:span><text:span text:style-name="T134">En la base de datos utilizamos las </text:span><text:span text:style-name="T123">promise</text:span><text:span text:style-name="T134"> definidas e implementadas en la librería Bluebird.</text:span></text:p>
      <text:p text:style-name="P123"/>
      <text:p text:style-name="P123"><text:tab/>mongoose.connect(MONGO_URL, options, function(err, res) {</text:p>
      <text:p text:style-name="P123"><text:tab/><text:tab/>if(err) {</text:p>
      <text:p text:style-name="P123"><text:tab/><text:tab/><text:tab/>console.log('ERROR: Reconectando a la BBDD. ' + err);</text:p>
      <text:p text:style-name="P123"><text:tab/><text:tab/>}else{</text:p>
      <text:p text:style-name="P123"><text:tab/><text:tab/><text:tab/>console.log("Conectado a la BBDD");</text:p>
      <text:p text:style-name="P123"><text:tab/><text:tab/>}</text:p>
      <text:p text:style-name="P123"><text:tab/>});</text:p>
      <text:p text:style-name="P134">Función de conexión de Mongoose a la base de datos con las opciones especificadas.</text:p>
      <text:p text:style-name="P133"/>
      <text:p text:style-name="P123"><text:tab/>var db = mongoose.connection;</text:p>
      <text:p text:style-name="P123"><text:tab/>/* Si sucede un error, mostrarlo */</text:p>
      <text:p text:style-name="P123"><text:tab/>db.on('error', console.error.bind(console, 'Error de conexion:'));</text:p>
      <text:p text:style-name="P123"><text:tab/>db.once('open', function() {</text:p>
      <text:p text:style-name="P123"><text:tab/><text:tab/>console.log("Con exito");</text:p>
      <text:p text:style-name="P123"><text:tab/>});</text:p>
      <text:p text:style-name="P85">Se abren las conexiones a la base d<text:span text:style-name="T164">e</text:span> datos.</text:p>
      <text:p text:style-name="P85"/>
      <text:list xml:id="list671588316957655284" text:style-name="L6">
        <text:list-item>
          <text:p text:style-name="P219"><text:span text:style-name="T147">Configuración</text:span><text:span text:style-name="T143"> ExpressJS </text:span><text:span text:style-name="T144">en server/expressConfig.js</text:span></text:p>
        </text:list-item>
      </text:list>
      <text:p text:style-name="P138"><text:tab/>app.use("/", express.static("app/"));</text:p>
      <text:p text:style-name="P136"><text:span text:style-name="T108">Con express.static se especifican los directorios donde se encuentran los archivos que Express va a leer. </text:span><text:span text:style-name="T24">Facilita el acceso a </text:span><text:span text:style-name="T28">los </text:span><text:span text:style-name="T6">assets </text:span><text:span text:style-name="T28">(bienes) de </text:span><text:span text:style-name="T24">la carpeta app des</text:span><text:span text:style-name="T28">d</text:span><text:span text:style-name="T24">e el servidor. </text:span><text:span text:style-name="T109">Lo que nos permite tener la parte cliente separada del servidor. </text:span></text:p>
      <text:p text:style-name="P138"/>
      <text:p text:style-name="P138"><text:tab/><text:span text:style-name="T165">a</text:span>pp.set('views', __dirname + '/../app/views');</text:p>
      <text:p text:style-name="P86">Define que las <text:span text:style-name="T3">routes</text:span><text:span text:style-name="T24"> a las </text:span><text:span text:style-name="T3">templates</text:span><text:span text:style-name="T24"> se rendericen con el </text:span><text:span text:style-name="T3">render method</text:span><text:span text:style-name="T24"> dentro del directorio views.</text:span></text:p>
      <text:p text:style-name="P87"><text:soft-page-break/></text:p>
      <text:p text:style-name="P141"><text:tab/>app.use(bodyParser.urlencoded({ extended: true }));</text:p>
      <text:p text:style-name="P88"><text:span text:style-name="T24">Especifica que los datos recogidos de un formulario se pasen a través del método </text:span><text:span text:style-name="T3">post.</text:span></text:p>
      <text:p text:style-name="P102"/>
      <text:p text:style-name="P88"><text:span text:style-name="T24"><text:tab/></text:span><text:span text:style-name="T166">app.use(bodyParser.json());</text:span></text:p>
      <text:p text:style-name="P89"><text:span text:style-name="T24">Mediante el paquete Body-parser, </text:span><text:span text:style-name="T29">podemos tratar los objetos en formato JSON sin necesidad de manipularlos, </text:span><text:span text:style-name="T30">o cambiar su tipo.</text:span></text:p>
      <text:p text:style-name="P113"/>
      <text:list xml:id="list3739157621190661050" text:style-name="L7">
        <text:list-item>
          <text:p text:style-name="P203"><text:span text:style-name="T93">Especificación d</text:span><text:span text:style-name="T24">el arranque del servidor </text:span><text:span text:style-name="T39">y </text:span><text:span text:style-name="T32">s</text:span><text:span text:style-name="T31">e establece cuál es la vista </text:span><text:span text:style-name="T36">raíz </text:span><text:span text:style-name="T33">en el archivo </text:span><text:span text:style-name="T34">routes.js. </text:span><text:span text:style-name="T40">También, se vinculan todos los archivos que va utilizar el servidor: </text:span><text:span text:style-name="T41">Archivos de configuración, de conexiones al modelo...</text:span></text:p>
        </text:list-item>
      </text:list>
      <text:p text:style-name="P143"><text:tab/>var app = express();</text:p>
      <text:p text:style-name="P90"><text:span text:style-name="T31">S</text:span><text:span text:style-name="T24">e inicializa e</text:span><text:span text:style-name="T35">l servidor express.</text:span></text:p>
      <text:p text:style-name="P91"/>
      <text:p text:style-name="P144"><text:tab/>app.get('/', function(req, res){</text:p>
      <text:p text:style-name="P144"><text:tab/><text:tab/>res.sendfile('index.html', {root: app.settings.views});</text:p>
      <text:p text:style-name="P144"><text:tab/>});</text:p>
      <text:p text:style-name="P92">Express establece cuál va a ser la <text:span text:style-name="T3">view</text:span><text:span text:style-name="T24"> </text:span><text:span text:style-name="T37">raíz </text:span><text:span text:style-name="T38">(</text:span><text:span text:style-name="T7">root</text:span><text:span text:style-name="T38">) </text:span><text:span text:style-name="T24">enviada tras el inicio del servidor.</text:span></text:p>
      <text:p text:style-name="P99"><text:span text:style-name="T215">Además, s</text:span>e importan los archivos de <text:span text:style-name="T3">server/routes</text:span><text:span text:style-name="T24"> </text:span><text:span text:style-name="T110">que sirven como </text:span><text:span text:style-name="T22">endpoint </text:span><text:span text:style-name="T111">(</text:span><text:span text:style-name="T110">punto medio</text:span><text:span text:style-name="T111">)</text:span><text:span text:style-name="T110"> entre la parte cliente y servidor, </text:span><text:span text:style-name="T111">de esta forma durante la implementación, logramos mantener la parte del </text:span><text:span text:style-name="T22">frontend</text:span><text:span text:style-name="T111"> independiente del </text:span><text:span text:style-name="T22">backend</text:span><text:span text:style-name="T111"> haciéndola funcional.</text:span></text:p>
      <text:h text:style-name="P183" text:outline-level="2">2. Implementación del segundo incremento</text:h>
      <text:p text:style-name="P76">Los requisitos implementados en el <text:span text:style-name="T172">segundo</text:span> incremento <text:span text:style-name="T1">son los asociados a la parte de la gestión de usuarios:</text:span></text:p>
      <text:list xml:id="list231404461374219" text:continue-list="list6740417740535628050" text:style-name="L1">
        <text:list-item>
          <text:p text:style-name="P206">RF-001: Acceso usuarios</text:p>
        </text:list-item>
        <text:list-item>
          <text:p text:style-name="P206">RF-002: Registro</text:p>
        </text:list-item>
        <text:list-item>
          <text:p text:style-name="P206">RF-003: Baja</text:p>
        </text:list-item>
        <text:list-item>
          <text:p text:style-name="P210">RF-004: Modificaci<text:span text:style-name="T173">ó</text:span>n de los datos</text:p>
        </text:list-item>
        <text:list-item>
          <text:p text:style-name="P207">R<text:span text:style-name="T194">N</text:span>F-00<text:span text:style-name="T194">1</text:span>: <text:span text:style-name="T194">Encriptado de datos</text:span></text:p>
        </text:list-item>
      </text:list>
      <text:p text:style-name="P97">Las tareas más trascendentales realizadas en este incremento son las descritas a continuación:</text:p>
      <text:list xml:id="list4615893910268144378" text:style-name="L8">
        <text:list-item>
          <text:p text:style-name="P211"><text:span text:style-name="T200">Implementación de las </text:span><text:span text:style-name="T8">templates</text:span><text:span text:style-name="T42"> </text:span><text:span text:style-name="T26">y </text:span><text:span text:style-name="T5">controllers </text:span><text:span text:style-name="T25">de los requisitos</text:span><text:span text:style-name="T4">. </text:span><text:span text:style-name="T43">Éstos se encuentran dentro del directorio app/asse</text:span><text:span text:style-name="T44">ts.</text:span></text:p>
        </text:list-item>
      </text:list>
      <table:table table:name="Table2" table:style-name="Table2">
        <table:table-column table:style-name="Table2.A"/>
        <table:table-column table:style-name="Table2.B"/>
        <table:table-row>
          <table:table-cell table:style-name="Table2.A1" office:value-type="string">
            <text:p text:style-name="P157">Template</text:p>
          </table:table-cell>
          <table:table-cell table:style-name="Table2.B1" office:value-type="string">
            <text:p text:style-name="P157">Controller</text:p>
          </table:table-cell>
        </table:table-row>
        <table:table-row>
          <table:table-cell table:style-name="Table2.A2" office:value-type="string">
            <text:p text:style-name="P166">inicio.html</text:p>
          </table:table-cell>
          <table:table-cell table:style-name="Table2.B2" office:value-type="string">
            <text:p text:style-name="P161"><text:span text:style-name="T112">p</text:span>acientes/<text:span text:style-name="T176">pacientesAccesoController</text:span>.<text:span text:style-name="T177">js</text:span></text:p>
          </table:table-cell>
        </table:table-row>
        <table:table-row>
          <table:table-cell table:style-name="Table2.A2" office:value-type="string">
            <text:p text:style-name="P165"><text:span text:style-name="T114">p</text:span>acientes/<text:span text:style-name="T179">registroPacientes</text:span>.html</text:p>
          </table:table-cell>
          <table:table-cell table:style-name="Table2.B2" office:value-type="string">
            <text:p text:style-name="P163"><text:span text:style-name="T113">p</text:span>acientes/<text:span text:style-name="T178">pacientesRegistroController.js</text:span></text:p>
          </table:table-cell>
        </table:table-row>
        <table:table-row>
          <table:table-cell table:style-name="Table2.A2" office:value-type="string">
            <text:p text:style-name="P168"><text:span text:style-name="T180">p</text:span>acientes/<text:span text:style-name="T181">pacientesModificar.html</text:span></text:p>
          </table:table-cell>
          <table:table-cell table:style-name="Table2.B2" office:value-type="string">
            <text:p text:style-name="P167">pacientes/pacientesModificarController.js</text:p>
          </table:table-cell>
        </table:table-row>
        <table:table-row>
          <table:table-cell table:style-name="Table2.A2" office:value-type="string">
            <text:p text:style-name="P170">psicologos/psicologosModificar.html</text:p>
          </table:table-cell>
          <table:table-cell table:style-name="Table2.B2" office:value-type="string">
            <text:p text:style-name="P169">psicologos/<text:span text:style-name="T182">psicologosModificarController.js</text:span></text:p>
          </table:table-cell>
        </table:table-row>
        <table:table-row>
          <table:table-cell table:style-name="Table2.A2" office:value-type="string">
            <text:p text:style-name="P171"><text:span text:style-name="T183">p</text:span>sicologos/registroPsicologo.html</text:p>
          </table:table-cell>
          <table:table-cell table:style-name="Table2.B2" office:value-type="string">
            <text:p text:style-name="P172"><text:span text:style-name="T184">p</text:span>sicologos/<text:span text:style-name="T185">psicologosRegistroController.js</text:span></text:p>
          </table:table-cell>
        </table:table-row>
      </table:table>
      <text:list xml:id="list231403142070881" text:continue-numbering="true" text:style-name="L8">
        <text:list-header>
          <text:p text:style-name="P216"/>
        </text:list-header>
        <text:list-item>
          <text:p text:style-name="P188"><text:span text:style-name="T44">G</text:span><text:span text:style-name="T24">estión de sesiones de usuario con PassportJS y Express-session. </text:span></text:p>
          <text:list>
            <text:list-item>
              <text:p text:style-name="P191">La configuración de PassportJS se realizó en el directorio server/config/passport.js</text:p>
            </text:list-item>
          </text:list>
        </text:list-item>
      </text:list>
      <text:p text:style-name="P2"/>
      <text:p text:style-name="P19">SESIONES</text:p>
      <text:p text:style-name="P40">Las credenciales utilizadas para autenticar a un usuario sólo son transmitidas durante <text:span text:style-name="T186">la petición de acceso (</text:span><text:span text:style-name="T9">login request</text:span><text:span text:style-name="T45">). </text:span><text:span text:style-name="T46">Si la autenticación se realiza con éxito, la sesión será establecida y mantenida vía una </text:span><text:span text:style-name="T10">cookie</text:span><text:span text:style-name="T46"> </text:span><text:span text:style-name="T47">en el</text:span><text:span text:style-name="T46"> navegador de</text:span><text:span text:style-name="T47">l</text:span><text:span text:style-name="T46"> usuario.</text:span></text:p>
      <text:p text:style-name="P41"><text:span text:style-name="T46">C</text:span><text:span text:style-name="T24">ualquier petición posterior no contendrá las credenciales, únicamente la </text:span><text:span text:style-name="T3">cookie</text:span><text:span text:style-name="T24"> que identifica la sesión. </text:span></text:p>
      <text:p text:style-name="P42"><text:span text:style-name="T24">Para poder gestionar las sesiones de acceso (</text:span><text:span text:style-name="T3">login sessions</text:span><text:span text:style-name="T24">), Passport </text:span><text:span text:style-name="T3">serialize</text:span><text:span text:style-name="T24"> y </text:span><text:span text:style-name="T3">deserialize</text:span><text:span text:style-name="T24"> instancias de usuario.</text:span></text:p>
      <text:p text:style-name="P2"/>
      <text:p text:style-name="P22">passport.serializeUser(function(usuarios, done){</text:p>
      <text:p text:style-name="P22"><text:tab/>done(null, usuarios._id);</text:p>
      <text:p text:style-name="P22">})</text:p>
      <text:p text:style-name="P43"><text:span text:style-name="T46">S</text:span><text:span text:style-name="T24">ólo el ID de usuario es “</text:span><text:span text:style-name="T48">creado” en la sesión, </text:span><text:span text:style-name="T49">manteniendo mínima la cantidad de datos guardados. </text:span><text:span text:style-name="T50">Cuando las siguientes peticiones sean recibidas, </text:span><text:span text:style-name="T51">este ID será el utilizado para encontrar al usuario, el cual fue guardado en </text:span><text:span text:style-name="T11">req.user.</text:span></text:p>
      <text:p text:style-name="P22"><text:soft-page-break/></text:p>
      <text:p text:style-name="P22">passport.deserializeUser(function(id, done){</text:p>
      <text:p text:style-name="P22"><text:tab/>Paciente.findById(id, function(error, usuario){</text:p>
      <text:p text:style-name="P22"><text:tab/><text:tab/>if(usuario!=null){</text:p>
      <text:p text:style-name="P22"><text:tab/><text:tab/><text:tab/>done(null, usuario);</text:p>
      <text:p text:style-name="P22"><text:tab/><text:tab/>} else {</text:p>
      <text:p text:style-name="P22"><text:tab/><text:tab/><text:tab/>Psicologo.findById(id, function(error, usuario){</text:p>
      <text:p text:style-name="P22"><text:tab/><text:tab/><text:tab/><text:tab/>done(null, usuario);</text:p>
      <text:p text:style-name="P22"><text:tab/><text:tab/><text:tab/>});</text:p>
      <text:p text:style-name="P22"><text:tab/><text:tab/>}</text:p>
      <text:p text:style-name="P22"><text:tab/>});</text:p>
      <text:p text:style-name="P22">})</text:p>
      <text:p text:style-name="P51">deserializeUser()<text:span text:style-name="T24"> es invocado en cada petición por </text:span>passport.session<text:span text:style-name="T24">. Permite cargar información adicional a la información de usuario en cada petición; este objeto está asociado a la petición como </text:span>req.user<text:span text:style-name="T24"> haciéndolo accesible en </text:span><text:span text:style-name="T52">la gestión</text:span><text:span text:style-name="T24"> de peticiones.</text:span></text:p>
      <text:p text:style-name="P22"/>
      <text:p text:style-name="P22">passport.use(new LocalStrategy( <text:s text:c="3"/></text:p>
      <text:p text:style-name="P22"><text:tab/>{</text:p>
      <text:p text:style-name="P22"><text:tab/><text:tab/>usernameField: 'email',</text:p>
      <text:p text:style-name="P22"><text:tab/><text:tab/>passwordField: 'password'</text:p>
      <text:p text:style-name="P22"><text:tab/>},</text:p>
      <text:p text:style-name="P22"><text:tab/>function (username, password, done) { <text:s text:c="2"/></text:p>
      <text:p text:style-name="P22"><text:tab/><text:tab/>Paciente.findOne({email: username}, function(error, paciente){</text:p>
      <text:p text:style-name="P22"><text:tab/><text:tab/><text:tab/>if(!paciente){</text:p>
      <text:p text:style-name="P22"><text:tab/><text:tab/><text:tab/><text:tab/>// <text:s text:c="15"/>return done(null, false, {message: 'Este email: '+email+'no esta registrado'});</text:p>
      <text:p text:style-name="P22"><text:tab/><text:tab/><text:tab/><text:tab/>Psicologo.findOne({email: username}, function(error, psicologo){</text:p>
      <text:p text:style-name="P22"><text:tab/><text:tab/><text:tab/><text:tab/><text:tab/>if(!psicologo) {</text:p>
      <text:p text:style-name="P22"><text:tab/><text:tab/><text:tab/><text:tab/><text:tab/><text:tab/>return done(null, false, {message: 'Este email: '+username+'no esta registrado'});</text:p>
      <text:p text:style-name="P22"><text:tab/><text:tab/><text:tab/><text:tab/><text:tab/>} else {</text:p>
      <text:p text:style-name="P22"><text:tab/><text:tab/><text:tab/><text:tab/><text:tab/><text:tab/>psicologo.compararPassword(password, function(error, sonIguales){</text:p>
      <text:p text:style-name="P22"><text:tab/><text:tab/><text:tab/><text:tab/><text:tab/><text:tab/><text:tab/>if(sonIguales){</text:p>
      <text:p text:style-name="P22"><text:tab/><text:tab/><text:tab/><text:tab/><text:tab/><text:tab/><text:tab/><text:tab/>return done(null, psicologo);</text:p>
      <text:p text:style-name="P22"><text:tab/><text:tab/><text:tab/><text:tab/><text:tab/><text:tab/><text:tab/>} else {</text:p>
      <text:p text:style-name="P22"><text:tab/><text:tab/><text:tab/><text:tab/><text:tab/><text:tab/><text:tab/><text:tab/>return done(null, false, {message: 'La contraseña no es valida'});</text:p>
      <text:p text:style-name="P22"><text:tab/><text:tab/><text:tab/><text:tab/><text:tab/><text:tab/><text:tab/>}</text:p>
      <text:p text:style-name="P22"><text:tab/><text:tab/><text:tab/><text:tab/><text:tab/><text:tab/>});</text:p>
      <text:p text:style-name="P22"><text:tab/><text:tab/><text:tab/><text:tab/><text:tab/>}</text:p>
      <text:p text:style-name="P22"><text:tab/><text:tab/><text:tab/><text:tab/>});</text:p>
      <text:p text:style-name="P22"><text:tab/><text:tab/><text:tab/>} else {</text:p>
      <text:p text:style-name="P22"><text:tab/><text:tab/><text:tab/><text:tab/>paciente.compararPassword(password, function(error, sonIguales){</text:p>
      <text:p text:style-name="P22"><text:tab/><text:tab/><text:tab/><text:tab/><text:tab/>if(sonIguales){</text:p>
      <text:p text:style-name="P22"><text:tab/><text:tab/><text:tab/><text:tab/><text:tab/><text:tab/>return done(null, paciente);</text:p>
      <text:p text:style-name="P22"><text:tab/><text:tab/><text:tab/><text:tab/><text:tab/>} else {</text:p>
      <text:p text:style-name="P22"><text:tab/><text:tab/><text:tab/><text:tab/><text:tab/><text:tab/>return done(null, false, {message: 'La contraseña <text:soft-page-break/>no es valida'});</text:p>
      <text:p text:style-name="P22"><text:tab/><text:tab/><text:tab/><text:tab/><text:tab/>}</text:p>
      <text:p text:style-name="P22"><text:tab/><text:tab/><text:tab/><text:tab/>});</text:p>
      <text:p text:style-name="P22"><text:tab/><text:tab/><text:tab/>}</text:p>
      <text:p text:style-name="P22"><text:tab/><text:tab/>});</text:p>
      <text:p text:style-name="P22"><text:tab/>}</text:p>
      <text:p text:style-name="P22">));</text:p>
      <text:p text:style-name="P22"/>
      <text:p text:style-name="P44">Para poder utilizar la autenticación por <text:span text:style-name="T3">username</text:span><text:span text:style-name="T24"> <text:s/>y </text:span><text:span text:style-name="T3">password</text:span><text:span text:style-name="T24">, </text:span><text:span text:style-name="T53">Passport utiliza el mecanismo proporcionado por su módilo passport-local. </text:span></text:p>
      <text:p text:style-name="P44"><text:span text:style-name="T53">- </text:span><text:span text:style-name="T12">UsernameField </text:span><text:span text:style-name="T54">y </text:span><text:span text:style-name="T12">PassworfField</text:span><text:span text:style-name="T54"> son los obtenidos del cuerpo de la petición (</text:span><text:span text:style-name="T12">req.body</text:span><text:span text:style-name="T54">) recibida cuando un usuario quiere acceder.</text:span></text:p>
      <text:p text:style-name="P44"><text:span text:style-name="T54">- </text:span><text:span text:style-name="T57">S</text:span><text:span text:style-name="T55">e busca al paciente que posea esos datos; </text:span><text:span text:style-name="T56">y se pueden dar dos casos:</text:span></text:p>
      <text:p text:style-name="P45"><text:span text:style-name="T24">a. </text:span><text:span text:style-name="T57">Si no existe, se busca al psicól</text:span><text:span text:style-name="T58">ogo que posea esos datos:</text:span></text:p>
      <text:p text:style-name="P52">a.1. Si no existe: El usuario no está registrado.</text:p>
      <text:p text:style-name="P47"><text:span text:style-name="T24">a.2. Si existe: Se comprueba que la contraseña sea la misma </text:span><text:span text:style-name="T59">a la introducida. </text:span><text:span text:style-name="T60">Si son iguales, el acceso es correcto. Si no, </text:span><text:span text:style-name="T61">la contraseña no es válida.</text:span></text:p>
      <text:p text:style-name="P46"><text:span text:style-name="T54">b. </text:span><text:span text:style-name="T59">Si existe: Se comprueba que la contraseña sea la misma a la introducida. </text:span><text:span text:style-name="T60">Si son iguales, el acceso es correcto. Si no, </text:span><text:span text:style-name="T61">la contraseña no es válida.</text:span></text:p>
      <text:p text:style-name="P22"/>
      <text:p text:style-name="P22">exports.estaAutenticado = function (req, res, next){</text:p>
      <text:p text:style-name="P22"><text:tab/>if(req.isAuthenticated()){</text:p>
      <text:p text:style-name="P22"><text:tab/><text:tab/>return next();</text:p>
      <text:p text:style-name="P22"><text:tab/>}</text:p>
      <text:p text:style-name="P22"><text:tab/>req.session.error = 'Please sign in!';</text:p>
      <text:p text:style-name="P22"><text:tab/>res.redirect('/');</text:p>
      <text:p text:style-name="P22">}</text:p>
      <text:p text:style-name="P3">Función que comprueba si el usuario que está realizando una petición, está autenticado.</text:p>
      <text:p text:style-name="P3"/>
      <text:p text:style-name="P5">En la route de Pacientes del directorio server/routes/paciente.js:</text:p>
      <text:p text:style-name="P5"/>
      <text:p text:style-name="P23">app.route('/pacientes/acceso')</text:p>
      <text:p text:style-name="P23"><text:tab/><text:tab/>.post(function(req, res, next){</text:p>
      <text:p text:style-name="P23"><text:tab/><text:tab/>setTimeout(function(){</text:p>
      <text:p text:style-name="P23"><text:tab/><text:tab/><text:tab/>passport.authenticate('local', function(error, paciente, info){</text:p>
      <text:p text:style-name="P23"><text:tab/><text:tab/><text:tab/><text:tab/>if(error){</text:p>
      <text:p text:style-name="P23"><text:tab/><text:tab/><text:tab/><text:tab/><text:tab/>return next(error);</text:p>
      <text:p text:style-name="P23"><text:tab/><text:tab/><text:tab/><text:tab/>}</text:p>
      <text:p text:style-name="P23"><text:tab/><text:tab/><text:tab/><text:tab/>if(!paciente) {</text:p>
      <text:p text:style-name="P23"><text:tab/><text:tab/><text:tab/><text:tab/><text:tab/>return null;</text:p>
      <text:p text:style-name="P23"><text:tab/><text:tab/><text:tab/><text:tab/>}else{</text:p>
      <text:p text:style-name="P23"><text:tab/><text:tab/><text:tab/><text:tab/><text:tab/>req.login(paciente, {}, function(err) {</text:p>
      <text:p text:style-name="P23"><text:tab/><text:tab/><text:tab/><text:tab/><text:tab/><text:tab/>if (err) { </text:p>
      <text:p text:style-name="P23"><text:tab/><text:tab/><text:tab/><text:tab/><text:tab/><text:tab/><text:tab/>return null;</text:p>
      <text:p text:style-name="P23"><text:tab/><text:tab/><text:tab/><text:tab/><text:tab/><text:tab/>};</text:p>
      <text:p text:style-name="P23"><text:tab/><text:tab/><text:tab/><text:tab/><text:tab/><text:tab/>return res.json(paciente);</text:p>
      <text:p text:style-name="P23"><text:tab/><text:tab/><text:tab/><text:tab/><text:tab/>});</text:p>
      <text:p text:style-name="P23"><text:tab/><text:tab/><text:tab/><text:tab/>}</text:p>
      <text:p text:style-name="P23"><text:tab/><text:tab/><text:tab/>})(req, res, next); //Funcion que devuelve passport y que debe ser invocada de esta forma</text:p>
      <text:p text:style-name="P23"><text:soft-page-break/><text:tab/><text:tab/>}, 50);</text:p>
      <text:p text:style-name="P23"><text:tab/>});</text:p>
      <text:p text:style-name="P3"/>
      <text:p text:style-name="P4">El formulario de acceso es enviado por el servidor a través del método POST. Utilizando <text:span text:style-name="T3">authenticate()</text:span><text:span text:style-name="T24"> es como gestionamos la petición de acceso: </text:span><text:span text:style-name="T62">En el caso de que el paciente exista, hacemos el </text:span><text:span text:style-name="T13">login.</text:span></text:p>
      <text:p text:style-name="P3"/>
      <text:list xml:id="list231403639780732" text:continue-numbering="true" text:style-name="L8">
        <text:list-item>
          <text:list>
            <text:list-item>
              <text:p text:style-name="P189"><text:span text:style-name="T24">La configuración de Express-session se realizó en el directorio server/config/</text:span><text:span text:style-name="T63">session</text:span><text:span text:style-name="T24">.js</text:span></text:p>
            </text:list-item>
          </text:list>
        </text:list-item>
      </text:list>
      <text:p text:style-name="P20"/>
      <text:p text:style-name="P32"><text:tab/>app.use(session({</text:p>
      <text:p text:style-name="P32"><text:tab/><text:tab/>/* <text:span text:style-name="T201">Se utiliza para firmar el ID de sesión de la cookie</text:span>*/</text:p>
      <text:p text:style-name="P32"><text:tab/><text:tab/>secret: 'ESTO ES SECRETO',</text:p>
      <text:p text:style-name="P32"><text:tab/><text:tab/>/* Por cada llamada realizada al servidor, la sesion se guardara en la BBDD */</text:p>
      <text:p text:style-name="P32"><text:tab/><text:tab/>resave: true,</text:p>
      <text:p text:style-name="P32"><text:tab/><text:tab/>/* Cuando se realiza la llamada por primera vez, guarda un objeto vacio con informacion de esa session */</text:p>
      <text:p text:style-name="P32"><text:tab/><text:tab/>saveUninitialized: true,</text:p>
      <text:p text:style-name="P32"><text:tab/><text:tab/>store: new MongoStore({</text:p>
      <text:p text:style-name="P32"><text:tab/><text:tab/><text:tab/>url: MONGO_URL,</text:p>
      <text:p text:style-name="P32"><text:tab/><text:tab/><text:tab/>/* Si sucede un error, trata de volver a conectarse */</text:p>
      <text:p text:style-name="P32"><text:tab/><text:tab/><text:tab/>autoReconnect: true</text:p>
      <text:p text:style-name="P32"><text:tab/><text:tab/>})</text:p>
      <text:p text:style-name="P32"><text:tab/>}));</text:p>
      <text:p text:style-name="P48">Se establecen las opciones de la sesión que será utilizada en la aplicación. Cada sesión es guardada en la base de datos a modo de registro, aunque por el momento no es un funcionamiento relevante para nuestra aplicación.</text:p>
      <text:p text:style-name="P24"/>
      <text:p text:style-name="P32"><text:tab/>app.use(passport.initialize());</text:p>
      <text:p text:style-name="P49">Se inicializa PassportJS.</text:p>
      <text:p text:style-name="P24"/>
      <text:p text:style-name="P32"><text:tab/>app.use(passport.session());</text:p>
      <text:p text:style-name="P6">Se determina que passport utilice las sesiones.</text:p>
      <text:p text:style-name="P1"/>
      <text:list xml:id="list231403360762443" text:continue-numbering="true" text:style-name="L8">
        <text:list-item>
          <text:p text:style-name="P192"><text:span text:style-name="T94">Encriptación </text:span><text:span text:style-name="T95">b</text:span><text:span text:style-name="T64">c</text:span><text:span text:style-name="T24">rypt </text:span><text:span text:style-name="T94">de las contraseñas</text:span></text:p>
        </text:list-item>
      </text:list>
      <text:p text:style-name="P53">E<text:span text:style-name="T188">n la aplicación, e</text:span>l paquete <text:span text:style-name="T202">bc</text:span>rypt es utilizado para encriptar las contraseñas de usuario.</text:p>
      <text:p text:style-name="P53"/>
      <text:p text:style-name="P54">Uno de los casos donde es necesario utilizar bcrypt es cuando <text:span text:style-name="T203">es necesaria la comparación de contraseñas en el inicio de sesión. Se hace por medio de la siguiente función:</text:span></text:p>
      <text:p text:style-name="P54"/>
      <text:p text:style-name="P30"><text:tab/>/* Comprobar una contraseña con su hash */ </text:p>
      <text:p text:style-name="P30"><text:tab/>bcrypt.compare(password, this.password, function(error, sonIguales){ </text:p>
      <text:p text:style-name="P30"><text:tab/><text:tab/>if(error){ </text:p>
      <text:p text:style-name="P30"><text:tab/><text:tab/><text:tab/>return cb(error); </text:p>
      <text:p text:style-name="P30"><text:tab/><text:tab/>} </text:p>
      <text:p text:style-name="P30"><text:tab/><text:tab/>cb(null, sonIguales); </text:p>
      <text:p text:style-name="P30"><text:tab/>}) </text:p>
      <text:p text:style-name="P55"/>
      <text:p text:style-name="P55"><text:soft-page-break/>Compara la contraseña con la que está tratando de acceder el usuario después de cifrarla con <text:span text:style-name="T206">el hash</text:span> que existe actualmente en la base de datos. <text:span text:style-name="T207">El hash que se encuentra en la base de datos tiene almacenados el coste, la sal y la contraseña, por lo que bcrypt sabe cómo cifrar la nueva contraseña introducida.</text:span></text:p>
      <text:p text:style-name="P56"/>
      <text:p text:style-name="P58">Un ejemplo práctico:</text:p>
      <text:p text:style-name="P59">El hash introducido en la base de datos podría ser el siguiente:</text:p>
      <text:p text:style-name="P73">$2a$10$vI8aWBnW3fID.ZQ4/zo1G.q1lRps.9cGLcZEiGDMVr5yUP1KUOYTa</text:p>
      <text:p text:style-name="P60">Este hash contiene <text:span text:style-name="T208">tres cadenas concatenadas con el símbolo “$”:</text:span></text:p>
      <text:list xml:id="list2504309755546045061" text:style-name="L9">
        <text:list-item>
          <text:p text:style-name="P193">2a identifica la versión del algoritmo bcrypt utilizado</text:p>
        </text:list-item>
        <text:list-item>
          <text:p text:style-name="P194">10 es el factor de coste: Se han utilizado 2¹⁰ <text:span text:style-name="T209">iteraciones de la función de derivación de la </text:span><text:span text:style-name="T16">key.</text:span></text:p>
        </text:list-item>
        <text:list-item>
          <text:p text:style-name="P199">vI8aWBnW3fID.ZQ4/zo1G.q1lRps.9cGLcZEiGDMVr5yUP1KUOYTa <text:span text:style-name="T209">son la sal y la contraseña cifrados, concatenados y codificados en Base64. Los 22 primeros caracteres codificados en un valor para la sal de 16-byte. El resto de caracteres son la contraseña cifrada que va a ser comparada durante la autenticación.</text:span><text:span text:style-name="T153"> </text:span><text:span text:style-name="T150">BCRYPT EXAMPLE</text:span></text:p>
        </text:list-item>
      </text:list>
      <text:p text:style-name="P56"/>
      <text:p text:style-name="P56">Otro de los casos donde es necesario utilizar bcrypt es al dar de alta a un usuario.</text:p>
      <text:p text:style-name="P39"/>
      <text:p text:style-name="P177"><text:tab/>bcrypt.genSalt(10, function(error, salt){</text:p>
      <text:p text:style-name="P177"><text:tab/><text:tab/>if(error) {</text:p>
      <text:p text:style-name="P177"><text:tab/><text:tab/><text:tab/>console.log("Error en la sal");</text:p>
      <text:p text:style-name="P178"><text:tab/><text:tab/>}</text:p>
      <text:p text:style-name="P178"><text:tab/><text:tab/>bcrypt.hash(paciente.password, salt, null, function(error, hash){</text:p>
      <text:p text:style-name="P178"><text:tab/><text:tab/><text:tab/>if(error) {</text:p>
      <text:p text:style-name="P178"><text:tab/><text:tab/><text:tab/>console.log("Error en el hash");</text:p>
      <text:p text:style-name="P178"><text:tab/><text:tab/><text:tab/>} </text:p>
      <text:p text:style-name="P178"><text:tab/><text:tab/>});</text:p>
      <text:p text:style-name="P178"><text:tab/>});</text:p>
      <text:p text:style-name="P55"/>
      <text:p text:style-name="P57">Primero se genera la sal <text:span text:style-name="T205">con un factor de coste 10</text:span>, y después, se crea el hash con la contraseña que ha introducido el paciente y <text:span text:style-name="T204">la sal. Este hash será almacenado en la base de datos.</text:span></text:p>
      <text:p text:style-name="P21"/>
      <text:list xml:id="list231403380607236" text:continue-list="list231403360762443" text:style-name="L8">
        <text:list-item>
          <text:p text:style-name="P190"><text:span text:style-name="T161"><text:s/>Google Maps JavaScript API </text:span><text:span text:style-name="T162">para el autocompletado de la localización en los formularios de registro y modificación.</text:span></text:p>
        </text:list-item>
      </text:list>
      <text:p text:style-name="P18"><text:span text:style-name="T163">Para autocompletar las localizaciones introducidas por el usuario tanto en el formulario de registro como en el de modificación, se ha utilizado la</text:span><text:span text:style-name="T171"> </text:span><text:span text:style-name="T159">Autocompletado para direcciones y términos búsqueda </text:span><text:span text:style-name="T160">de Google Maps JavaScript API. </text:span></text:p>
      <text:p text:style-name="P8"/>
      <text:p text:style-name="P10">Por ejemplo, en el formulario de registro de usuarios <text:span text:style-name="T191">de la </text:span><text:span text:style-name="T15">template </text:span><text:span text:style-name="T67">pacientes/registroPacientes.html</text:span>, fue incorporado al código HTML de la siguiente forma:</text:p>
      <text:p text:style-name="P9"/>
      <text:p text:style-name="P25"><text:tab/>&lt;div class="field" id="locationField"&gt;</text:p>
      <text:p text:style-name="P25"><text:tab/><text:tab/>&lt;div class="ui left icon input"&gt;</text:p>
      <text:p text:style-name="P25"><text:tab/><text:tab/><text:tab/>&lt;i class="marker icon"&gt;&lt;/i&gt;</text:p>
      <text:p text:style-name="P25"><text:tab/><text:tab/><text:tab/>&lt;input id="autocomplete" name="localizacion" placeholder="Localización" ng-focus="geolocate()" type="text" required&gt;</text:p>
      <text:p text:style-name="P25"><text:tab/><text:tab/>&lt;/div&gt;</text:p>
      <text:p text:style-name="P25"><text:soft-page-break/><text:tab/>&lt;/div&gt;</text:p>
      <text:p text:style-name="P7"/>
      <text:p text:style-name="P11">Donde ng-focus <text:span text:style-name="T148">ng-focus</text:span> es una directiva que indica que cuando el input esté señalado, se ejecute la función geolocate().</text:p>
      <text:p text:style-name="P7"/>
      <text:p text:style-name="P12">La función geolocate <text:span text:style-name="T190">se encuentra en pacientes/pacientesRegistroController.js y</text:span> viene definida por Google de la siguiente forma:</text:p>
      <text:p text:style-name="P26"><text:tab/>$scope.geolocate = function() {</text:p>
      <text:p text:style-name="P26"><text:tab/><text:tab/>if (navigator.geolocation) {</text:p>
      <text:p text:style-name="P26"><text:tab/><text:tab/><text:tab/>navigator.geolocation.getCurrentPosition(function(position) {</text:p>
      <text:p text:style-name="P26"><text:tab/><text:tab/><text:tab/><text:tab/>var geolocation = {</text:p>
      <text:p text:style-name="P26"><text:tab/><text:tab/><text:tab/><text:tab/><text:tab/>lat: position.coords.latitude,</text:p>
      <text:p text:style-name="P26"><text:tab/><text:tab/><text:tab/><text:tab/><text:tab/>lng: position.coords.longitude</text:p>
      <text:p text:style-name="P26"><text:tab/><text:tab/><text:tab/><text:tab/>};</text:p>
      <text:p text:style-name="P27"><text:tab/><text:tab/><text:tab/>});</text:p>
      <text:p text:style-name="P27"><text:tab/><text:tab/>}</text:p>
      <text:p text:style-name="P27"><text:tab/>}</text:p>
      <text:p text:style-name="P13"><text:span text:style-name="T24">Esta función, simplemente toma la ubicación donde se sitúa el usuario en ese momento. </text:span><text:span text:style-name="T66">$scope se utiliza para pasar la función del </text:span><text:span text:style-name="T14">controller</text:span><text:span text:style-name="T66"> a la </text:span><text:span text:style-name="T14">template</text:span><text:span text:style-name="T66">.</text:span></text:p>
      <text:p text:style-name="P13"/>
      <text:p text:style-name="P14">Por otra parte, la página se encuentra contenida bajo la siguiente etiqueta:</text:p>
      <text:p text:style-name="P28"><text:tab/>&lt;div class='container' ng-init="initAutocomplete()"&gt;...&lt;/div&gt;</text:p>
      <text:p text:style-name="P15">La directiva ng-init <text:span text:style-name="T148">ng-</text:span><text:span text:style-name="T149">init</text:span><text:span text:style-name="T189"> evalúa initAutocomplete() al inicializar la aplicación.</text:span></text:p>
      <text:p text:style-name="P15"/>
      <text:p text:style-name="P16">La función initAutocomplete se encuentra en el <text:span text:style-name="T3">controller</text:span><text:span text:style-name="T24">.</text:span></text:p>
      <text:p text:style-name="P33"><text:tab/>$scope.initAutocomplete = function() {</text:p>
      <text:p text:style-name="P33"><text:tab/><text:tab/>autocomplete = new google.maps.places.Autocomplete(</text:p>
      <text:p text:style-name="P33"><text:tab/><text:tab/><text:tab/>(document.getElementById('autocomplete')),</text:p>
      <text:p text:style-name="P33"><text:tab/><text:tab/><text:tab/>{ types: ['(cities)'], /* Se buscaran ciudades */</text:p>
      <text:p text:style-name="P33"><text:tab/><text:tab/><text:tab/> componentRestrictions: {country: "es"}}); /* Restringidas dentro de España */</text:p>
      <text:p text:style-name="P29"/>
      <text:p text:style-name="P33"><text:tab/><text:tab/>/* Cuando el usuario selecciona una opcion del desplegable, se ejecuta la funcion indicada */</text:p>
      <text:p text:style-name="P33"><text:tab/><text:tab/>autocomplete.addListener('place_changed', fillInAddress);</text:p>
      <text:p text:style-name="P29"/>
      <text:p text:style-name="P33"><text:tab/><text:tab/>/* Funcion que recupera el lugar escogido en el autocompletado */</text:p>
      <text:p text:style-name="P33"><text:tab/><text:tab/>function fillInAddress() {</text:p>
      <text:p text:style-name="P33"><text:tab/><text:tab/><text:tab/>/* Toma los detalles del lugar del objeto de autocompletado */</text:p>
      <text:p text:style-name="P33"><text:tab/><text:tab/><text:tab/>place = autocomplete.getPlace();</text:p>
      <text:p text:style-name="P33"><text:tab/><text:tab/>}</text:p>
      <text:p text:style-name="P33"><text:tab/>}</text:p>
      <text:p text:style-name="P50"><text:span text:style-name="T24">google.maps.places.Autocomplete </text:span><text:span text:style-name="T69">crea un objeto tomando como argumentos el input donde </text:span><text:span text:style-name="T70">se quiere autocompletar y una serie de opciones. </text:span><text:span text:style-name="T71">Para la aplicación, se han </text:span><text:span text:style-name="T72">han definido las opciones a</text:span><text:span text:style-name="T71"> ciudades españolas.</text:span></text:p>
      <text:p text:style-name="P72"/>
      <text:list xml:id="list231403966729865" text:continue-numbering="true" text:style-name="L8">
        <text:list-item>
          <text:p text:style-name="P195">Nodemailer.js</text:p>
        </text:list-item>
      </text:list>
      <text:p text:style-name="P17">Cuando un psicólogo cubre el formulario de registro, sus datos son mandados al correo electrónico de Emozio para poder valorarlos antes de formar parte de nuestra base de datos. Para enviar los e-mails se ha utilizado Nodemailer. Algunas particularidades son <text:soft-page-break/>descritas a continuación.</text:p>
      <text:p text:style-name="P17"/>
      <text:p text:style-name="P31"><text:tab/>var transporter = nodemailer.createTransport({ </text:p>
      <text:p text:style-name="P31"><text:tab/><text:tab/>service: 'gmail', </text:p>
      <text:p text:style-name="P31"><text:tab/><text:tab/>auth: { </text:p>
      <text:p text:style-name="P31"><text:tab/><text:tab/><text:tab/>user: 'emozio.info@gmail.com', </text:p>
      <text:p text:style-name="P31"><text:tab/><text:tab/><text:tab/>pass: '*******************' </text:p>
      <text:p text:style-name="P31"><text:tab/><text:tab/>} </text:p>
      <text:p text:style-name="P31"><text:tab/>});</text:p>
      <text:p text:style-name="P31"/>
      <text:p text:style-name="P61">Se crea un objeto transporter utilizado en el trasporte por defecto SMTP. <text:span text:style-name="T210">SMTP es el transporte utilizado en Nodemailer para el envío de mensajes, pero también, es el protocolo utilizado por diferentes </text:span><text:span text:style-name="T17">host</text:span><text:span text:style-name="T96"> de </text:span><text:span text:style-name="T17">email.</text:span></text:p>
      <text:p text:style-name="P62"/>
      <text:p text:style-name="P34"><text:tab/>var mailOptions = { </text:p>
      <text:p text:style-name="P34"><text:tab/><text:tab/>from: 'emozio.info@gmail.com', </text:p>
      <text:p text:style-name="P34"><text:tab/><text:tab/>to: 'emozio.info@gmail.com', </text:p>
      <text:p text:style-name="P34"><text:tab/><text:tab/>subject: 'Emozio Web - Nuevo psicólogo', </text:p>
      <text:p text:style-name="P34"><text:tab/><text:tab/>generateTextFromHTML: true,</text:p>
      <text:p text:style-name="P35"><text:tab/><text:tab/>html: /*Aquí iría el código HTML */</text:p>
      <text:p text:style-name="P35"><text:tab/><text:span text:style-name="T211">};</text:span></text:p>
      <text:p text:style-name="P63"/>
      <text:p text:style-name="P64">Se especifican las opciones de<text:span text:style-name="T3"> email </text:span>que se quieren enviar.</text:p>
      <text:p text:style-name="P64"/>
      <text:p text:style-name="P36"><text:tab/><text:span text:style-name="T212">transporter.sendMail(mailOptions, (error, info) =&gt; { </text:span></text:p>
      <text:p text:style-name="P37"><text:tab/><text:tab/>if (error) { </text:p>
      <text:p text:style-name="P37"><text:tab/><text:tab/><text:tab/>return console.log(error); </text:p>
      <text:p text:style-name="P37"><text:tab/><text:tab/>} </text:p>
      <text:p text:style-name="P37"><text:tab/><text:tab/>console.log('Message sent: %s', info.messageId); </text:p>
      <text:p text:style-name="P37"><text:tab/>});</text:p>
      <text:p text:style-name="P65"/>
      <text:p text:style-name="P66">Se envía el <text:span text:style-name="T3">email</text:span> con la función <text:span text:style-name="T3">sendMail</text:span> a través del <text:span text:style-name="T3">transporter</text:span>. </text:p>
      <text:p text:style-name="P66"/>
      <text:list xml:id="list5021487294023504544" text:style-name="L10">
        <text:list-item>
          <text:p text:style-name="P196">Validación de formularios con SemanticUI</text:p>
        </text:list-item>
      </text:list>
      <text:p text:style-name="P67">Para la validación de formularios se utilizó SemanticUI que funciona de la siguiente forma:</text:p>
      <text:p text:style-name="P68"><text:span text:style-name="T219">En la </text:span><text:span text:style-name="T23">template</text:span>, se han de tener todos los campos de formulario corréctamente nombrados y añadir un identificador a la etiqueta <text:span text:style-name="T218">&lt;form&gt;.</text:span></text:p>
      <text:p text:style-name="P69">En el <text:span text:style-name="T3">controller</text:span>, existe un objeto especial al que se le pueden pasar la lista de elementos del formulario a validar, las reglas que ha de cumplir cada campo <text:span text:style-name="T220">y los mensajes de error en cada caso.</text:span></text:p>
      <text:p text:style-name="P70">En el código de la aplicación, un ejemplo podría ser:</text:p>
      <text:p text:style-name="P70"/>
      <text:p text:style-name="P38"><text:tab/>$('#access_form').form({ </text:p>
      <text:p text:style-name="P38"><text:tab/><text:tab/>on : 'blur', /* Cada elemento se evalua por separado */ </text:p>
      <text:p text:style-name="P38"><text:tab/><text:tab/>inline: 'false', /* Los mensajes de validacion no se disponen en linea */ </text:p>
      <text:p text:style-name="P38"><text:tab/><text:tab/>/* Campos a validar: Identificador y reglas a evaluar */ </text:p>
      <text:p text:style-name="P38"><text:tab/><text:tab/>fields : { </text:p>
      <text:p text:style-name="P38"><text:tab/><text:tab/><text:tab/>email : { </text:p>
      <text:p text:style-name="P38"><text:tab/><text:tab/><text:tab/><text:tab/>identifier : 'email', </text:p>
      <text:p text:style-name="P38"><text:soft-page-break/><text:tab/><text:tab/><text:tab/><text:tab/>rules : [ </text:p>
      <text:p text:style-name="P38"><text:tab/><text:tab/><text:tab/><text:tab/><text:tab/>{ </text:p>
      <text:p text:style-name="P38"><text:tab/><text:tab/><text:tab/><text:tab/><text:tab/><text:tab/>type : 'empty', </text:p>
      <text:p text:style-name="P38"><text:tab/><text:tab/><text:tab/><text:tab/><text:tab/><text:tab/>prompt : 'Por favor, introduzca un e-mail.' </text:p>
      <text:p text:style-name="P38"><text:tab/><text:tab/><text:tab/><text:tab/><text:tab/>}, </text:p>
      <text:p text:style-name="P38"><text:tab/><text:tab/><text:tab/><text:tab/><text:tab/>{ </text:p>
      <text:p text:style-name="P38"><text:tab/><text:tab/><text:tab/><text:tab/><text:tab/><text:tab/>type: 'email', </text:p>
      <text:p text:style-name="P38"><text:tab/><text:tab/><text:tab/><text:tab/><text:tab/><text:tab/>prompt: 'El formato del e-mail es incorrecto.' </text:p>
      <text:p text:style-name="P38"><text:tab/><text:tab/><text:tab/><text:tab/><text:tab/>}, </text:p>
      <text:p text:style-name="P38"><text:tab/><text:tab/><text:tab/><text:tab/><text:tab/>{ </text:p>
      <text:p text:style-name="P38"><text:tab/><text:tab/><text:tab/><text:tab/><text:tab/><text:tab/>type: 'maxLength[50]', </text:p>
      <text:p text:style-name="P38"><text:tab/><text:tab/><text:tab/><text:tab/><text:tab/><text:tab/>prompt: 'Demasiados carácteres.' </text:p>
      <text:p text:style-name="P38"><text:tab/><text:tab/><text:tab/><text:tab/><text:tab/>} </text:p>
      <text:p text:style-name="P38"><text:tab/><text:tab/><text:tab/><text:tab/>] </text:p>
      <text:p text:style-name="P38"><text:tab/><text:tab/><text:tab/>}, <text:s text:c="5"/></text:p>
      <text:p text:style-name="P38"><text:tab/><text:tab/><text:tab/>password: { </text:p>
      <text:p text:style-name="P38"><text:tab/><text:tab/><text:tab/><text:tab/>identifier: 'password', </text:p>
      <text:p text:style-name="P38"><text:tab/><text:tab/><text:tab/><text:tab/>rules: [ </text:p>
      <text:p text:style-name="P38"><text:tab/><text:tab/><text:tab/><text:tab/><text:tab/>{ </text:p>
      <text:p text:style-name="P38"><text:tab/><text:tab/><text:tab/><text:tab/><text:tab/><text:tab/>type: 'empty', </text:p>
      <text:p text:style-name="P38"><text:tab/><text:tab/><text:tab/><text:tab/><text:tab/><text:tab/>prompt: 'Por favor, introduzca una contraseña.' </text:p>
      <text:p text:style-name="P38"><text:tab/><text:tab/><text:tab/><text:tab/><text:tab/>}, </text:p>
      <text:p text:style-name="P38"><text:tab/><text:tab/><text:tab/><text:tab/><text:tab/>{ </text:p>
      <text:p text:style-name="P38"><text:tab/><text:tab/><text:tab/><text:tab/><text:tab/><text:tab/>type: 'maxLength[50]', </text:p>
      <text:p text:style-name="P38"><text:tab/><text:tab/><text:tab/><text:tab/><text:tab/><text:tab/>prompt: 'Demasiados carácteres.' </text:p>
      <text:p text:style-name="P38"><text:tab/><text:tab/><text:tab/><text:tab/><text:tab/>} </text:p>
      <text:p text:style-name="P38"><text:tab/><text:tab/><text:tab/><text:tab/>] </text:p>
      <text:p text:style-name="P38"><text:tab/><text:tab/><text:tab/>} </text:p>
      <text:p text:style-name="P38"><text:tab/><text:tab/>} </text:p>
      <text:p text:style-name="P38"><text:tab/>}); </text:p>
      <text:p text:style-name="P38"/>
      <text:p text:style-name="P71"/>
      <text:p text:style-name="P71">Los campos a validar en el formulario de acceso a la plataforma son email y password. Para email, las reglas de validación son:</text:p>
      <text:list xml:id="list5429527207031285885" text:style-name="L11">
        <text:list-item>
          <text:p text:style-name="P197">El campo no debe estar vacío.</text:p>
        </text:list-item>
        <text:list-item>
          <text:p text:style-name="P197">El formato debe ser de tipo email.</text:p>
        </text:list-item>
        <text:list-item>
          <text:p text:style-name="P197">La logitud máxima de carácteres permitidos es 50.</text:p>
        </text:list-item>
      </text:list>
      <text:p text:style-name="P71">Para password, las reglas de validación son:</text:p>
      <text:list xml:id="list5629464936343493813" text:style-name="L12">
        <text:list-item>
          <text:p text:style-name="P198">El campo no debe estar vacío.</text:p>
        </text:list-item>
        <text:list-item>
          <text:p text:style-name="P198">La logitud máxima de carácteres permitidos es 50.</text:p>
        </text:list-item>
      </text:list>
      <text:h text:style-name="P184" text:outline-level="2"><text:span text:style-name="T75">3</text:span><text:span text:style-name="T73">. Implementación del </text:span><text:span text:style-name="T74">tercer</text:span><text:span text:style-name="T73"> incremento</text:span></text:h>
      <text:p text:style-name="P77">Los requisitos implementados en el <text:span text:style-name="T172">segundo</text:span> incremento <text:span text:style-name="T1">son los asociados a la parte de la comunicación:</text:span></text:p>
      <text:list xml:id="list231404404581683" text:continue-list="list231404461374219" text:style-name="L1">
        <text:list-item>
          <text:p text:style-name="P208">RF-00<text:span text:style-name="T192">7</text:span>: <text:span text:style-name="T192">Contacto del paciente con el psicólogo</text:span></text:p>
        </text:list-item>
        <text:list-item>
          <text:p text:style-name="P209">RF-00<text:span text:style-name="T193">8</text:span>: <text:span text:style-name="T193">Valoración del psicólogo por parte del paciente</text:span></text:p>
        </text:list-item>
      </text:list>
      <text:p text:style-name="P100">Además, aunque en primera instancia no estuviese contemplado, surgió la idea de gestionar la comunicación como un sistema de citas. Por ello, se incorporó a posteriori un calendario mensual donde el psicólogo pudiese ver las citas que tiene agendadas <text:span text:style-name="T198">con una vista por</text:span> mes, <text:span text:style-name="T198">por</text:span> semana y <text:span text:style-name="T198">por</text:span> día.</text:p>
      <text:p text:style-name="P98">Las tareas más trascendentales realizadas en este incremento son las descritas a continuación:</text:p>
      <text:list xml:id="list8538100558309975894" text:style-name="L13">
        <text:list-item>
          <text:p text:style-name="P212"><text:span text:style-name="T213">Implementación de las </text:span><text:span text:style-name="T8">templates</text:span><text:span text:style-name="T42"> </text:span><text:span text:style-name="T26">y </text:span><text:span text:style-name="T5">controllers </text:span><text:span text:style-name="T25">de los requisitos</text:span><text:span text:style-name="T4">. </text:span><text:span text:style-name="T43">Éstos se encuentran dentro del directorio app/asse</text:span><text:span text:style-name="T44">ts.</text:span></text:p>
        </text:list-item>
      </text:list>
      <table:table table:name="Table3" table:style-name="Table3">
        <table:table-column table:style-name="Table3.A"/>
        <table:table-column table:style-name="Table3.B"/>
        <table:table-row>
          <table:table-cell table:style-name="Table3.A1" office:value-type="string">
            <text:p text:style-name="P158">Template</text:p>
          </table:table-cell>
          <table:table-cell table:style-name="Table3.B1" office:value-type="string">
            <text:p text:style-name="P158">Controller</text:p>
          </table:table-cell>
        </table:table-row>
        <table:table-row>
          <table:table-cell table:style-name="Table3.A2" office:value-type="string">
            <text:p text:style-name="P173">pacientes/pacientesMail.<text:span text:style-name="T196">html</text:span></text:p>
          </table:table-cell>
          <table:table-cell table:style-name="Table3.B2" office:value-type="string">
            <text:p text:style-name="P173">pacientes/pacientesMailController.js</text:p>
          </table:table-cell>
        </table:table-row>
        <table:table-row>
          <table:table-cell table:style-name="Table3.A2" office:value-type="string">
            <text:p text:style-name="P174"><text:span text:style-name="T195">p</text:span>sicologos/psicologosMail.<text:span text:style-name="T196">html</text:span></text:p>
          </table:table-cell>
          <table:table-cell table:style-name="Table3.B2" office:value-type="string">
            <text:p text:style-name="P174"><text:span text:style-name="T195">p</text:span>sicologos/psicologosMailController.js</text:p>
          </table:table-cell>
        </table:table-row>
        <table:table-row>
          <table:table-cell table:style-name="Table3.A2" office:value-type="string">
            <text:p text:style-name="P175">psicologos/psicologoCalendario.html</text:p>
          </table:table-cell>
          <table:table-cell table:style-name="Table3.B2" office:value-type="string">
            <text:p text:style-name="P176">psicologos/<text:span text:style-name="T197">psicologosCalendarioController.js</text:span></text:p>
          </table:table-cell>
        </table:table-row>
      </table:table>
      <text:p text:style-name="P93"/>
      <text:list xml:id="list231402764084193" text:continue-numbering="true" text:style-name="L13">
        <text:list-item>
          <text:p text:style-name="P224"><text:span text:style-name="T97">Creación </text:span><text:span text:style-name="T98">de</text:span><text:span text:style-name="T99"> la </text:span><text:span text:style-name="T18">factories, </text:span><text:span text:style-name="T19">routes </text:span><text:span text:style-name="T100">y </text:span><text:span text:style-name="T19">modelos</text:span><text:span text:style-name="T100"> de</text:span><text:span text:style-name="T99"> </text:span><text:span text:style-name="T101">Mensaje.</text:span></text:p>
        </text:list-item>
      </text:list>
      <text:p text:style-name="P140"/>
      <text:list xml:id="list231404205358125" text:continue-numbering="true" text:style-name="L13">
        <text:list-item>
          <text:p text:style-name="P213"><text:span text:style-name="T44">V</text:span><text:span text:style-name="T24">isualización de las citas agendadas por medio de FullCalendar</text:span></text:p>
        </text:list-item>
      </text:list>
      <text:p text:style-name="P94"><text:span text:style-name="T24">En la </text:span><text:span text:style-name="T3">template</text:span><text:span text:style-name="T24"> psicologoCalendario.html, el calendario es dispuesto de la siguiente forma:</text:span></text:p>
      <text:p text:style-name="P145">&lt;div id="calendar" ui-calendar ng-model="eventSources"&gt;&lt;/div&gt;</text:p>
      <text:p text:style-name="P95"/>
      <text:p text:style-name="P96"><text:span text:style-name="T24">Este elemento es gestionado </text:span><text:span text:style-name="T79">por</text:span><text:span text:style-name="T24"> el </text:span><text:span text:style-name="T78">psicologosCalendarioController.js.</text:span></text:p>
      <text:p text:style-name="P139"><text:span text:style-name="T81">(3)</text:span><text:span text:style-name="T24"><text:tab/><text:tab/>$('#calendar').fullCalendar({</text:span></text:p>
      <text:p text:style-name="P139"><text:span text:style-name="T83">(4)</text:span><text:span text:style-name="T24"><text:tab/><text:tab/><text:tab/>header: { /* Opciones de la barra de herramientas */</text:span></text:p>
      <text:p text:style-name="P146"><text:tab/><text:tab/><text:tab/><text:tab/>left: 'prev,next today', /* A la izquierda: Anterior, siguiente y hoy */</text:p>
      <text:p text:style-name="P146"><text:tab/><text:tab/><text:tab/><text:tab/>center: 'title', /* En el centro: Nombre del mes */</text:p>
      <text:p text:style-name="P146"><text:tab/><text:tab/><text:tab/><text:tab/>right: 'month,basicWeek,basicDay' /* A la derecha: Mes, <text:soft-page-break/>semana y dia */</text:p>
      <text:p text:style-name="P146"><text:tab/><text:tab/><text:tab/>},</text:p>
      <text:p text:style-name="P139"><text:span text:style-name="T84">(5)</text:span><text:span text:style-name="T24"><text:tab/><text:tab/><text:tab/>buttonText : { /* Nombre que aparece en las opciones de la barra de herramientas */</text:span></text:p>
      <text:p text:style-name="P146"><text:tab/><text:tab/><text:tab/><text:tab/>today: <text:s text:c="3"/>'hoy',</text:p>
      <text:p text:style-name="P146"><text:tab/><text:tab/><text:tab/><text:tab/>month: <text:s text:c="3"/>'mes',</text:p>
      <text:p text:style-name="P146"><text:tab/><text:tab/><text:tab/><text:tab/>week: <text:s text:c="4"/>'semana',</text:p>
      <text:p text:style-name="P146"><text:tab/><text:tab/><text:tab/><text:tab/>day: <text:s text:c="5"/>'día',</text:p>
      <text:p text:style-name="P146"><text:tab/><text:tab/><text:tab/><text:tab/>prev:<text:tab/> <text:s/>'&lt;',</text:p>
      <text:p text:style-name="P146"><text:tab/><text:tab/><text:tab/><text:tab/>next:<text:tab/> <text:s/>'&gt;'</text:p>
      <text:p text:style-name="P146"><text:tab/><text:tab/><text:tab/>},</text:p>
      <text:p text:style-name="P139"><text:span text:style-name="T86">(6)</text:span><text:span text:style-name="T24"><text:tab/><text:tab/><text:tab/>firstDay : 1, /* Empieza el lunes */</text:span></text:p>
      <text:p text:style-name="P139"><text:span text:style-name="T87">(7)</text:span><text:span text:style-name="T24"><text:tab/><text:tab/><text:tab/>dayNames : ['Domingo', 'Lunes', 'Martes', 'Miércoles', 'Jueves', 'Viernes', 'Sábado'], /* Nombres de los dias */</text:span></text:p>
      <text:p text:style-name="P139"><text:span text:style-name="T88">(8)</text:span><text:span text:style-name="T24"><text:tab/><text:tab/><text:tab/>dayNamesShort : ['Dom.', 'Lun.', 'Mart.', 'Miérc.', 'Juev.', 'Vier.', 'Sáb.'], /* Nombres abreviados de los dias */</text:span></text:p>
      <text:p text:style-name="P139"><text:span text:style-name="T88">(9)</text:span><text:span text:style-name="T24"><text:tab/><text:tab/><text:tab/>monthNames: ['Enero','Febrero','Marzo','Abril','Mayo','Junio','Julio','Agosto','Septiembre','Octubre','Noviembre','Diciembre'], /* Nombres de los meses */</text:span></text:p>
      <text:p text:style-name="P139"><text:span text:style-name="T88">(10)</text:span><text:span text:style-name="T24"><text:tab/><text:tab/><text:tab/>monthNamesShort: ['Ene','Feb','Mar','Abr','May','Jun','Jul','Ago','Sep','Oct','Nov','Dic'], /* Nombres abreviados de los meses */</text:span></text:p>
      <text:p text:style-name="P146"><text:tab/><text:tab/><text:tab/>navLinks: true, /* Permite navegar entre las distintas vistas: Mes, semana y dia */</text:p>
      <text:p text:style-name="P146"><text:tab/><text:tab/><text:tab/>editable: true, /* Los eventos pueden ser modificados */</text:p>
      <text:p text:style-name="P146"><text:tab/><text:tab/><text:tab/>eventLimit: true, /* Numero de eventos mostrados en un dia limitado */</text:p>
      <text:p text:style-name="P146"><text:tab/><text:tab/><text:tab/>theme: true, /* Activa el tema */</text:p>
      <text:p text:style-name="P146"><text:tab/><text:tab/><text:tab/>themeSystem:'bootstrap3', /* Establece el tipo de tema */</text:p>
      <text:p text:style-name="P146"><text:tab/><text:tab/><text:tab/>eventColor: '#ffffff', /* Establece el color del fondo de los eventos */</text:p>
      <text:p text:style-name="P146"><text:tab/><text:tab/><text:tab/>eventTextColor: '#008080', /* Establece el color del texto de los eventos */</text:p>
      <text:p text:style-name="P139"><text:span text:style-name="T91">(11)</text:span><text:span text:style-name="T24"><text:tab/><text:tab/><text:tab/>eventClick: function (calEvent) { … },</text:span></text:p>
      <text:p text:style-name="P139"><text:soft-page-break/></text:p>
      <text:p text:style-name="P146"><text:tab/><text:tab/><text:tab/>height: 600 /* Establece la altura del calendario */</text:p>
      <text:p text:style-name="P146"><text:tab/><text:tab/>});</text:p>
      <text:p text:style-name="P146"/>
      <text:p text:style-name="P116">Para meter los eventos en el calendario se utiliza la función fullcalendar con el argumento 'renderEvent'..</text:p>
      <text:p text:style-name="P146"><text:tab/>$('#calendar').fullCalendar('renderEvent', cita, true);</text:p>
      <text:p text:style-name="P121"/>
      <text:p text:style-name="P117"><text:span text:style-name="T80">(</text:span><text:span text:style-name="T24">3) </text:span><text:span text:style-name="T82">Se inicializa el calendario.</text:span></text:p>
      <text:p text:style-name="P118"><text:span text:style-name="T82">(</text:span><text:span text:style-name="T24">4) Opciones mostradas en los botones del calendario.</text:span></text:p>
      <text:p text:style-name="P119"><text:span text:style-name="T24">(5) Traducción de los mensajes de los botones </text:span><text:span text:style-name="T85">(</text:span><text:span text:style-name="T24">que traen por defecto</text:span><text:span text:style-name="T85">)</text:span><text:span text:style-name="T24"> al castellano.</text:span></text:p>
      <text:p text:style-name="P115">(6) Indica el día donde comienza la semana.</text:p>
      <text:p text:style-name="P120"><text:span text:style-name="T24">(7, </text:span><text:span text:style-name="T89">8, 9, 10) </text:span><text:span text:style-name="T90">Traducción de los días, abreviaturas de los días, meses y abreviaturas de los meses al castellano.</text:span></text:p>
      <text:p text:style-name="P122"><text:span text:style-name="T90">(</text:span><text:span text:style-name="T24">11) </text:span><text:span text:style-name="T92">Función que se ejecuta cuando se hace click en un evento </text:span><text:span text:style-name="T102">y lo muestra.</text:span></text:p>
      <text:p text:style-name="P232"><text:span text:style-name="T102">C</text:span><text:span text:style-name="T24">ALLBACK HELL</text:span></text:p>
      <text:p text:style-name="P225"><text:span text:style-name="T24"/></text:p>
      <text:h text:style-name="P231" text:outline-level="2">How does this works with AngularJS? Well, lets consider the following snippet:</text:h>
      <text:h text:style-name="P185" text:outline-level="2">function MainCtrl($scope, $resource) {</text:h>
      <text:h text:style-name="P186" text:outline-level="2"><text:s text:c="2"/><text:span text:style-name="T199">var User = $resource('/users/:id'),</text:span></text:h>
      <text:h text:style-name="P186" text:outline-level="2"><text:s text:c="2"/><text:span text:style-name="T199">$scope.user = User.get({ id: 42 });</text:span></text:h>
      <text:h text:style-name="P187" text:outline-level="2">}</text:h>
      <text:h text:style-name="P185" text:outline-level="2">&lt;span ng-bind="user.name"&gt;&lt;/span&gt;</text:h>
      <text:h text:style-name="P233" text:outline-level="2"><text:span text:style-name="T157">Initially when the snippet above executes, the property </text:span><text:span text:style-name="Source_20_Text"><text:span text:style-name="T158">user</text:span></text:span><text:span text:style-name="T157"> of the </text:span><text:span text:style-name="Source_20_Text"><text:span text:style-name="T158">$scope</text:span></text:span><text:span text:style-name="T157"> object will be with value an empty object (</text:span><text:span text:style-name="Source_20_Text"><text:span text:style-name="T158">{}</text:span></text:span><text:span text:style-name="T157">), which means that </text:span><text:span text:style-name="Source_20_Text"><text:span text:style-name="T158">user.name</text:span></text:span><text:span text:style-name="T157"> will be undefined and nothing will be rendered. Internally AngularJS will keep reference to this empty object. Once the server returns response for the get request, AngularJS will populate the object with the data, received from the server. During the next </text:span><text:span text:style-name="Source_20_Text"><text:span text:style-name="T158">$digest</text:span></text:span><text:span text:style-name="T157"> loop AngularJS will detect change in </text:span><text:span text:style-name="Source_20_Text"><text:span text:style-name="T158">$scope.user</text:span></text:span><text:span text:style-name="T157">, which will lead to update of the view.</text:span></text:h>
      <text:h text:style-name="P234" text:outline-level="2">Libro perdiz</text:h>
      <text:h text:style-name="P235" text:outline-level="2">PROBLEMÁTICA QUE ME SURGIÓ</text:h>
      <text:p text:style-name="P180">Fuentes</text:p>
      <text:p text:style-name="P79"><text:a xlink:type="simple" xlink:href="http://www.passportjs.org/docs/"><text:span text:style-name="T27">http://www.passportjs.org/docs/</text:span></text:a><text:span text:style-name="T27"> </text:span></text:p>
      <text:p text:style-name="P80"><text:a xlink:type="simple" xlink:href="https://developers.google.com/maps/documentation/javascript/places-autocomplete?hl=es-419"><text:span text:style-name="T27">https://developers.google.com/maps/documentation/javascript/places-autocomplete?hl=es-419</text:span></text:a><text:span text:style-name="T27"> </text:span><text:span text:style-name="T65">(Google Maps API Autocomplete)</text:span></text:p>
      <text:p text:style-name="P81"><text:a xlink:type="simple" xlink:href="https://www.w3schools.com/angular/ng_ng-focus.asp"><text:span text:style-name="T27">https://www.w3schools.com/angular/ng_ng-focus.asp</text:span></text:a><text:span text:style-name="T27"> </text:span><text:span text:style-name="T24">(ng-focus)</text:span></text:p>
      <text:p text:style-name="P82"><text:a xlink:type="simple" xlink:href="https://www.w3schools.com/angular/ng_ng-init.asp"><text:span text:style-name="T24">https://www.w3schools.com/angular/ng_ng-init.asp</text:span></text:a><text:span text:style-name="T24"> </text:span><text:span text:style-name="T68">(ng-init)</text:span></text:p>
      <text:p text:style-name="P83"><text:a xlink:type="simple" xlink:href="https://fullcalendar.io/"><text:span text:style-name="T68">https://fullcalendar.io/</text:span></text:a><text:span text:style-name="T68"> </text:span><text:span text:style-name="T77">(Fullcalendar)</text:span></text:p>
      <text:p text:style-name="P106"><text:a xlink:type="simple" xlink:href="https://github.com/codahale/bcrypt-ruby">https://github.com/codahale/bcrypt-ruby</text:a></text:p>
      <text:p text:style-name="P110"><text:a xlink:type="simple" xlink:href="https://www.w3schools.com/angular/angular_routing.asp">https://www.w3schools.com/angular/angular_routing.asp</text:a> </text:p>
      <text:p text:style-name="P112"><text:a xlink:type="simple" xlink:href="https://docs.angularjs.org/api/ngResource/service/$resource">https://docs.angularjs.org/api/ngResource/service/$resource</text:a></text:p>
      <text:p text:style-name="P112"/>
      <text:p text:style-name="P179">INCREMENTO 1</text:p>
      <text:list xml:id="list8039203097275854999" text:style-name="L14">
        <text:list-item>
          <text:p text:style-name="P204">Se instalaron los primeros paquetes necesarios a través del terminal.</text:p>
        </text:list-item>
      </text:list>
      <text:p text:style-name="P125">npm update</text:p>
      <text:p text:style-name="P126">npm install</text:p>
      <text:p text:style-name="P127">npm install angular –save</text:p>
      <text:p text:style-name="P130"><text:span text:style-name="T116">npm </text:span><text:span text:style-name="T140">install express –save</text:span></text:p>
      <text:p text:style-name="P128"><text:span text:style-name="T140">n</text:span><text:span text:style-name="T115">pm install angular-ui-router</text:span></text:p>
      <text:p text:style-name="P129"><text:span text:style-name="T115">npm install body-parser --sa</text:span><text:span text:style-name="T141">ve</text:span></text:p>
      <text:list xml:id="list5609667702243564044" text:style-name="L15">
        <text:list-item>
          <text:p text:style-name="P205">Se configuró la aplicación.</text:p>
        </text:list-item>
      </text:list>
      <text:list xml:id="list231403520885287" text:continue-list="list5544431743025831778" text:style-name="L4">
        <text:list-item>
          <text:p text:style-name="P220"><text:span text:style-name="T131"><text:s/>asocian las </text:span><text:span text:style-name="T121">templates</text:span><text:span text:style-name="T131"> y </text:span><text:span text:style-name="T121">controllers</text:span><text:span text:style-name="T131"> mediante el $routeProvider.</text:span></text:p>
        </text:list-item>
      </text:list>
      <text:list xml:id="list750823375115034957" text:style-name="L16">
        <text:list-item>
          <text:p text:style-name="P226">Factories</text:p>
        </text:list-item>
      </text:list>
      <text:p text:style-name="P152">Se crean las factories <text:span text:style-name="T174">Paciente, Psicologo y Patología.</text:span></text:p>
      <text:list xml:id="list231403698861926" text:continue-numbering="true" text:style-name="L16">
        <text:list-item>
          <text:p text:style-name="P227">API REST</text:p>
        </text:list-item>
        <text:list-item>
          <text:p text:style-name="P228">MongoDB</text:p>
        </text:list-item>
      </text:list>
      <text:p text:style-name="P153">Instalación del gestor de base de datos RoboMongo. <text:span text:style-name="T175">Implementación de los archivos BSON que representan el modelo de datos.</text:span></text:p>
      <text:list xml:id="list8747110477567519978" text:style-name="L17">
        <text:list-item>
          <text:p text:style-name="P229">Modelo</text:p>
        </text:list-item>
        <text:list-item>
          <text:p text:style-name="P230">Routes API REST</text:p>
        </text:list-item>
      </text:list>
      <text:p text:style-name="P154"/>
      <text:p text:style-name="P135">INCREMENTO 2</text:p>
      <text:list xml:id="list231404282710233" text:continue-list="list231403966729865" text:style-name="L8">
        <text:list-item>
          <text:p text:style-name="P214"><text:span text:style-name="T44">I</text:span><text:span text:style-name="T24">nstalación de los paquetes necesarios en la implementación de este incremento.</text:span></text:p>
        </text:list-item>
      </text:list>
      <text:p text:style-name="P148"><text:span text:style-name="T187">n</text:span>pm-install passport</text:p>
      <text:p text:style-name="P149">npm install passport-local</text:p>
      <text:p text:style-name="P149"/>
      <text:p text:style-name="P151">INCREMENTO 3</text:p>
      <text:list xml:id="list231404404031546" text:continue-list="list231404205358125" text:style-name="L13">
        <text:list-item>
          <text:p text:style-name="P215">Instalación de los <text:span text:style-name="T76">paquetes necesarios en la implementación de este incremento.</text:span></text:p>
        </text:list-item>
      </text:list>
      <text:p text:style-name="P150">npm install fullcalend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Neue', Helvetica, sans-serif"/>
    <style:font-face style:name="Menlo" svg:font-family="Menlo, 'Courier New'"/>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14:56:18.542108912</meta:creation-date>
    <meta:generator>LibreOffice/4.2.8.2$Linux_X86_64 LibreOffice_project/420m0$Build-2</meta:generator>
    <dc:date>2018-01-28T23:14:02.321681371</dc:date>
    <meta:editing-duration>PT6H38M58S</meta:editing-duration>
    <meta:editing-cycles>501</meta:editing-cycles>
    <meta:document-statistic meta:table-count="3" meta:image-count="0" meta:object-count="0" meta:page-count="19" meta:paragraph-count="457" meta:word-count="3257" meta:character-count="23985" meta:non-whitespace-character-count="20384"/>
  </office:meta>
</office:document-meta>
</file>